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paragraph-rsid="0076002b"/>
    </style:style>
    <style:style style:name="P42" style:family="paragraph" style:parent-style-name="Text_20_body">
      <style:text-properties officeooo:rsid="0078d708" officeooo:paragraph-rsid="0078d708"/>
    </style:style>
    <style:style style:name="P43" style:family="paragraph" style:parent-style-name="Text_20_body">
      <style:text-properties officeooo:rsid="0078d708" officeooo:paragraph-rsid="0082236c"/>
    </style:style>
    <style:style style:name="P44" style:family="paragraph" style:parent-style-name="Text_20_body">
      <style:paragraph-properties fo:margin-left="1.251cm" fo:margin-right="0cm" fo:text-indent="0cm" style:auto-text-indent="false"/>
      <style:text-properties officeooo:rsid="0078d708" officeooo:paragraph-rsid="0082236c"/>
    </style:style>
    <style:style style:name="P45" style:family="paragraph" style:parent-style-name="Text_20_body">
      <style:text-properties officeooo:rsid="0078d708" officeooo:paragraph-rsid="0090ade7"/>
    </style:style>
    <style:style style:name="P46" style:family="paragraph" style:parent-style-name="Text_20_body">
      <style:text-properties officeooo:rsid="0078d708" officeooo:paragraph-rsid="0086d25a"/>
    </style:style>
    <style:style style:name="P47" style:family="paragraph" style:parent-style-name="Text_20_body">
      <style:paragraph-properties fo:margin-left="1.251cm" fo:margin-right="0cm" fo:text-indent="0cm" style:auto-text-indent="false"/>
      <style:text-properties officeooo:rsid="0078d708" officeooo:paragraph-rsid="0093d63b"/>
    </style:style>
    <style:style style:name="P48" style:family="paragraph" style:parent-style-name="Text_20_body">
      <style:paragraph-properties fo:margin-left="1.251cm" fo:margin-right="0cm" fo:text-indent="0cm" style:auto-text-indent="false"/>
      <style:text-properties officeooo:rsid="0078d708" officeooo:paragraph-rsid="00920234"/>
    </style:style>
    <style:style style:name="P49" style:family="paragraph" style:parent-style-name="Text_20_body">
      <style:paragraph-properties fo:margin-left="1.251cm" fo:margin-right="0cm" fo:text-indent="0cm" style:auto-text-indent="false"/>
      <style:text-properties officeooo:rsid="0078d708" officeooo:paragraph-rsid="009547ee"/>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e61ac5" officeooo:paragraph-rsid="00e61ac5"/>
    </style:style>
    <style:style style:name="P55" style:family="paragraph" style:parent-style-name="Text_20_body">
      <style:text-properties officeooo:paragraph-rsid="00e70782"/>
    </style:style>
    <style:style style:name="P56" style:family="paragraph" style:parent-style-name="Text_20_body">
      <style:text-properties officeooo:rsid="00edbbd3" officeooo:paragraph-rsid="00edbbd3"/>
    </style:style>
    <style:style style:name="P57" style:family="paragraph" style:parent-style-name="Text_20_body">
      <style:paragraph-properties fo:margin-left="0cm" fo:margin-right="0cm" fo:text-indent="0cm" style:auto-text-indent="false"/>
      <style:text-properties officeooo:rsid="00edbbd3" officeooo:paragraph-rsid="0120cd74"/>
    </style:style>
    <style:style style:name="P58" style:family="paragraph" style:parent-style-name="Text_20_body">
      <style:text-properties officeooo:paragraph-rsid="00f8d17e"/>
    </style:style>
    <style:style style:name="P59" style:family="paragraph" style:parent-style-name="Text_20_body">
      <style:text-properties officeooo:rsid="000d8a44" officeooo:paragraph-rsid="000d8a44"/>
    </style:style>
    <style:style style:name="P60" style:family="paragraph" style:parent-style-name="Text_20_body">
      <style:text-properties officeooo:paragraph-rsid="0101a1be"/>
    </style:style>
    <style:style style:name="P61" style:family="paragraph" style:parent-style-name="Text_20_body">
      <style:text-properties officeooo:paragraph-rsid="0101a90c"/>
    </style:style>
    <style:style style:name="P62" style:family="paragraph" style:parent-style-name="Text_20_body">
      <style:text-properties officeooo:paragraph-rsid="0103a50f"/>
    </style:style>
    <style:style style:name="P63" style:family="paragraph" style:parent-style-name="Text_20_body">
      <style:text-properties officeooo:paragraph-rsid="0108d6ad"/>
    </style:style>
    <style:style style:name="P64" style:family="paragraph" style:parent-style-name="Text_20_body">
      <style:text-properties officeooo:paragraph-rsid="0109704c"/>
    </style:style>
    <style:style style:name="P65" style:family="paragraph" style:parent-style-name="Text_20_body">
      <style:text-properties officeooo:rsid="0116e95e" officeooo:paragraph-rsid="0116e95e"/>
    </style:style>
    <style:style style:name="P66" style:family="paragraph" style:parent-style-name="Text_20_body">
      <style:text-properties officeooo:rsid="00ef0ee6" officeooo:paragraph-rsid="00ef0ee6"/>
    </style:style>
    <style:style style:name="P67" style:family="paragraph" style:parent-style-name="Text_20_body">
      <style:text-properties officeooo:paragraph-rsid="0070f970"/>
    </style:style>
    <style:style style:name="P68" style:family="paragraph" style:parent-style-name="Text_20_body">
      <style:text-properties officeooo:rsid="013a3ef7" officeooo:paragraph-rsid="016a862b"/>
    </style:style>
    <style:style style:name="P69" style:family="paragraph" style:parent-style-name="Text_20_body">
      <style:text-properties officeooo:rsid="013a3ef7" officeooo:paragraph-rsid="017303d7"/>
    </style:style>
    <style:style style:name="P70" style:family="paragraph" style:parent-style-name="Text_20_body">
      <style:text-properties officeooo:rsid="013a3ef7" officeooo:paragraph-rsid="022f173d"/>
    </style:style>
    <style:style style:name="P71" style:family="paragraph" style:parent-style-name="Text_20_body">
      <style:text-properties officeooo:rsid="01648977" officeooo:paragraph-rsid="01648977"/>
    </style:style>
    <style:style style:name="P72" style:family="paragraph" style:parent-style-name="Text_20_body">
      <style:text-properties officeooo:rsid="01648977" officeooo:paragraph-rsid="02855696"/>
    </style:style>
    <style:style style:name="P73" style:family="paragraph" style:parent-style-name="Text_20_body">
      <style:text-properties officeooo:paragraph-rsid="00180934"/>
    </style:style>
    <style:style style:name="P74" style:family="paragraph" style:parent-style-name="Text_20_body">
      <style:text-properties officeooo:rsid="003f3010" officeooo:paragraph-rsid="0201690d"/>
    </style:style>
    <style:style style:name="P75" style:family="paragraph" style:parent-style-name="Text_20_body">
      <style:text-properties officeooo:rsid="003f3010" officeooo:paragraph-rsid="026266ef"/>
    </style:style>
    <style:style style:name="P76" style:family="paragraph" style:parent-style-name="Text_20_body">
      <style:text-properties officeooo:paragraph-rsid="019a7ad5"/>
    </style:style>
    <style:style style:name="P77" style:family="paragraph" style:parent-style-name="Text_20_body">
      <style:text-properties officeooo:rsid="00dbf747" officeooo:paragraph-rsid="00dbf747"/>
    </style:style>
    <style:style style:name="P78" style:family="paragraph" style:parent-style-name="Text_20_body">
      <style:text-properties officeooo:rsid="01a9c0b7" officeooo:paragraph-rsid="01a9c0b7"/>
    </style:style>
    <style:style style:name="P79" style:family="paragraph" style:parent-style-name="Text_20_body">
      <style:text-properties officeooo:rsid="01aa6ab6" officeooo:paragraph-rsid="01aa6ab6"/>
    </style:style>
    <style:style style:name="P80" style:family="paragraph" style:parent-style-name="Text_20_body">
      <style:text-properties officeooo:rsid="012ee0ee" officeooo:paragraph-rsid="019a7ad5"/>
    </style:style>
    <style:style style:name="P81" style:family="paragraph" style:parent-style-name="Text_20_body">
      <style:text-properties officeooo:rsid="01c496c8" officeooo:paragraph-rsid="01c8e054"/>
    </style:style>
    <style:style style:name="P82" style:family="paragraph" style:parent-style-name="Text_20_body">
      <style:text-properties officeooo:rsid="01bed333" officeooo:paragraph-rsid="01bed333"/>
    </style:style>
    <style:style style:name="P83" style:family="paragraph" style:parent-style-name="Text_20_body">
      <style:text-properties officeooo:rsid="00410571" officeooo:paragraph-rsid="01e6430e"/>
    </style:style>
    <style:style style:name="P84" style:family="paragraph" style:parent-style-name="Text_20_body">
      <style:text-properties officeooo:rsid="010f9d67" officeooo:paragraph-rsid="010f9d67"/>
    </style:style>
    <style:style style:name="P85" style:family="paragraph" style:parent-style-name="Text_20_body">
      <style:text-properties officeooo:rsid="01ed7f0f" officeooo:paragraph-rsid="01ed7f0f"/>
    </style:style>
    <style:style style:name="P86" style:family="paragraph" style:parent-style-name="Text_20_body">
      <style:text-properties officeooo:rsid="01eee129" officeooo:paragraph-rsid="01eee129"/>
    </style:style>
    <style:style style:name="P87" style:family="paragraph" style:parent-style-name="Text_20_body">
      <style:text-properties officeooo:rsid="00dbdca3" officeooo:paragraph-rsid="00dbdca3"/>
    </style:style>
    <style:style style:name="P88" style:family="paragraph" style:parent-style-name="Text_20_body">
      <style:text-properties officeooo:rsid="01f9c766" officeooo:paragraph-rsid="01f9c766"/>
    </style:style>
    <style:style style:name="P89" style:family="paragraph" style:parent-style-name="Text_20_body">
      <style:text-properties officeooo:paragraph-rsid="01fa04af"/>
    </style:style>
    <style:style style:name="P90" style:family="paragraph" style:parent-style-name="Text_20_body">
      <style:text-properties officeooo:paragraph-rsid="0227c90f"/>
    </style:style>
    <style:style style:name="P91" style:family="paragraph" style:parent-style-name="Text_20_body">
      <style:text-properties officeooo:paragraph-rsid="0228c3e5"/>
    </style:style>
    <style:style style:name="P92" style:family="paragraph" style:parent-style-name="Text_20_body">
      <style:text-properties officeooo:paragraph-rsid="022a35c8"/>
    </style:style>
    <style:style style:name="P93" style:family="paragraph" style:parent-style-name="Text_20_body">
      <style:text-properties officeooo:rsid="0168e701" officeooo:paragraph-rsid="0168e701"/>
    </style:style>
    <style:style style:name="P94" style:family="paragraph" style:parent-style-name="Text_20_body">
      <style:text-properties officeooo:paragraph-rsid="022e60bc"/>
    </style:style>
    <style:style style:name="P95" style:family="paragraph" style:parent-style-name="Text_20_body">
      <style:text-properties officeooo:paragraph-rsid="022e2479"/>
    </style:style>
    <style:style style:name="P96" style:family="paragraph" style:parent-style-name="Text_20_body">
      <style:text-properties officeooo:rsid="023aa082" officeooo:paragraph-rsid="027b73ad"/>
    </style:style>
    <style:style style:name="P97" style:family="paragraph" style:parent-style-name="Text_20_body">
      <style:paragraph-properties fo:margin-left="0cm" fo:margin-right="0cm" fo:text-indent="0cm" style:auto-text-indent="false"/>
      <style:text-properties officeooo:rsid="007a2e4c" officeooo:paragraph-rsid="007a2e4c"/>
    </style:style>
    <style:style style:name="P98" style:family="paragraph" style:parent-style-name="Text_20_body">
      <style:paragraph-properties fo:margin-left="0cm" fo:margin-right="0cm" fo:text-indent="0cm" style:auto-text-indent="false"/>
      <style:text-properties officeooo:rsid="007be835" officeooo:paragraph-rsid="007be835"/>
    </style:style>
    <style:style style:name="P99" style:family="paragraph" style:parent-style-name="Text_20_body">
      <style:paragraph-properties fo:margin-left="1.251cm" fo:margin-right="0cm" fo:text-indent="0cm" style:auto-text-indent="false"/>
      <style:text-properties officeooo:rsid="007be835" officeooo:paragraph-rsid="007be835"/>
    </style:style>
    <style:style style:name="P100" style:family="paragraph" style:parent-style-name="Text_20_body">
      <style:paragraph-properties fo:margin-left="0cm" fo:margin-right="0cm" fo:text-indent="0cm" style:auto-text-indent="false"/>
      <style:text-properties officeooo:rsid="007bf1ca" officeooo:paragraph-rsid="007bf1ca"/>
    </style:style>
    <style:style style:name="P101" style:family="paragraph" style:parent-style-name="Text_20_body">
      <style:paragraph-properties fo:margin-left="0cm" fo:margin-right="0cm" fo:text-indent="0cm" style:auto-text-indent="false"/>
      <style:text-properties officeooo:rsid="007bf1ca" officeooo:paragraph-rsid="00840f45"/>
    </style:style>
    <style:style style:name="P102" style:family="paragraph" style:parent-style-name="Text_20_body">
      <style:paragraph-properties fo:margin-left="0cm" fo:margin-right="0cm" fo:text-indent="0cm" style:auto-text-indent="false"/>
      <style:text-properties officeooo:rsid="007bf1ca" officeooo:paragraph-rsid="0095d3c8"/>
    </style:style>
    <style:style style:name="P103" style:family="paragraph" style:parent-style-name="Text_20_body">
      <style:paragraph-properties fo:margin-left="0cm" fo:margin-right="0cm" fo:text-indent="0cm" style:auto-text-indent="false"/>
      <style:text-properties officeooo:paragraph-rsid="0079f929"/>
    </style:style>
    <style:style style:name="P104"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7"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1" style:family="paragraph" style:parent-style-name="Text_20_body">
      <style:text-properties fo:font-weight="bold" officeooo:paragraph-rsid="025eee09"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0920234"/>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0cm" fo:margin-right="0cm" fo:text-indent="0cm" style:auto-text-indent="false"/>
      <style:text-properties officeooo:paragraph-rsid="0193aed2"/>
    </style:style>
    <style:style style:name="P118" style:family="paragraph" style:parent-style-name="Text_20_body">
      <style:paragraph-properties fo:margin-left="0cm" fo:margin-right="0cm" fo:text-indent="0cm" style:auto-text-indent="false"/>
      <style:text-properties officeooo:rsid="0086d25a" officeooo:paragraph-rsid="0086d25a"/>
    </style:style>
    <style:style style:name="P119" style:family="paragraph" style:parent-style-name="Text_20_body">
      <style:paragraph-properties fo:margin-left="1.251cm" fo:margin-right="0cm" fo:text-indent="0cm" style:auto-text-indent="false"/>
      <style:text-properties officeooo:rsid="009d010b" officeooo:paragraph-rsid="009d010b"/>
    </style:style>
    <style:style style:name="P120" style:family="paragraph" style:parent-style-name="Text_20_body">
      <style:paragraph-properties fo:margin-left="1.27cm" fo:margin-right="0cm" fo:text-indent="0cm" style:auto-text-indent="false"/>
      <style:text-properties officeooo:rsid="0075bd6b" officeooo:paragraph-rsid="0132524d"/>
    </style:style>
    <style:style style:name="P121" style:family="paragraph" style:parent-style-name="Text_20_body">
      <style:paragraph-properties fo:margin-left="1.27cm" fo:margin-right="0cm" fo:text-indent="0cm" style:auto-text-indent="false"/>
      <style:text-properties officeooo:rsid="0075bd6b" officeooo:paragraph-rsid="0134155d"/>
    </style:style>
    <style:style style:name="P122" style:family="paragraph" style:parent-style-name="Text_20_body">
      <style:paragraph-properties fo:margin-left="1.27cm" fo:margin-right="0cm" fo:text-indent="0cm" style:auto-text-indent="false"/>
      <style:text-properties officeooo:rsid="0075bd6b" officeooo:paragraph-rsid="01532c50"/>
    </style:style>
    <style:style style:name="P123" style:family="paragraph" style:parent-style-name="Text_20_body">
      <style:text-properties officeooo:rsid="0075bd6b" officeooo:paragraph-rsid="028e3f3a"/>
    </style:style>
    <style:style style:name="P124" style:family="paragraph" style:parent-style-name="Text_20_body">
      <style:paragraph-properties fo:margin-left="1.27cm" fo:margin-right="0cm" fo:text-indent="0cm" style:auto-text-indent="false"/>
      <style:text-properties officeooo:paragraph-rsid="01532c50"/>
    </style:style>
    <style:style style:name="P125" style:family="paragraph" style:parent-style-name="Text_20_body">
      <style:text-properties officeooo:rsid="0244182b" officeooo:paragraph-rsid="0244182b"/>
    </style:style>
    <style:style style:name="P126" style:family="paragraph" style:parent-style-name="Text_20_body">
      <style:text-properties officeooo:paragraph-rsid="0244182b"/>
    </style:style>
    <style:style style:name="P127" style:family="paragraph" style:parent-style-name="Text_20_body">
      <style:text-properties officeooo:paragraph-rsid="025c79a4"/>
    </style:style>
    <style:style style:name="P128" style:family="paragraph" style:parent-style-name="Text_20_body">
      <style:text-properties officeooo:paragraph-rsid="025eee09"/>
    </style:style>
    <style:style style:name="P129" style:family="paragraph" style:parent-style-name="Text_20_body">
      <style:text-properties officeooo:rsid="025eee09" officeooo:paragraph-rsid="025eee09"/>
    </style:style>
    <style:style style:name="P130" style:family="paragraph" style:parent-style-name="Text_20_body">
      <style:text-properties officeooo:rsid="02646f23" officeooo:paragraph-rsid="02646f23"/>
    </style:style>
    <style:style style:name="P131" style:family="paragraph" style:parent-style-name="Text_20_body">
      <style:text-properties officeooo:paragraph-rsid="0265cab4"/>
    </style:style>
    <style:style style:name="P132" style:family="paragraph" style:parent-style-name="Text_20_body">
      <style:text-properties officeooo:rsid="0265cab4" officeooo:paragraph-rsid="0265cab4"/>
    </style:style>
    <style:style style:name="P133" style:family="paragraph" style:parent-style-name="Text_20_body">
      <style:text-properties officeooo:rsid="026266ef" officeooo:paragraph-rsid="026266ef"/>
    </style:style>
    <style:style style:name="P134" style:family="paragraph" style:parent-style-name="Text_20_body">
      <style:text-properties officeooo:rsid="02708dc7" officeooo:paragraph-rsid="02708dc7"/>
    </style:style>
    <style:style style:name="P135" style:family="paragraph" style:parent-style-name="Text_20_body">
      <style:text-properties officeooo:paragraph-rsid="027b73ad"/>
    </style:style>
    <style:style style:name="P136" style:family="paragraph" style:parent-style-name="Text_20_body">
      <style:text-properties officeooo:paragraph-rsid="027e85b2"/>
    </style:style>
    <style:style style:name="P137" style:family="paragraph" style:parent-style-name="Text_20_body">
      <style:text-properties officeooo:rsid="02855696" officeooo:paragraph-rsid="02855696"/>
    </style:style>
    <style:style style:name="P138" style:family="paragraph" style:parent-style-name="Text_20_body">
      <style:text-properties officeooo:paragraph-rsid="01a992ae"/>
    </style:style>
    <style:style style:name="P139" style:family="paragraph" style:parent-style-name="Text_20_body">
      <style:text-properties officeooo:rsid="02792a8d" officeooo:paragraph-rsid="02792a8d"/>
    </style:style>
    <style:style style:name="P140" style:family="paragraph" style:parent-style-name="Text_20_body">
      <style:text-properties officeooo:rsid="02792a8d" officeooo:paragraph-rsid="028218ac"/>
    </style:style>
    <style:style style:name="P141" style:family="paragraph" style:parent-style-name="Text_20_body">
      <style:text-properties officeooo:rsid="028218ac" officeooo:paragraph-rsid="028218ac"/>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paragraph-rsid="02b54d65"/>
    </style:style>
    <style:style style:name="P158" style:family="paragraph" style:parent-style-name="Text_20_body">
      <style:text-properties officeooo:rsid="00fad217" officeooo:paragraph-rsid="00fad217"/>
    </style:style>
    <style:style style:name="P159" style:family="paragraph" style:parent-style-name="Text_20_body">
      <style:text-properties officeooo:rsid="02d577f9" officeooo:paragraph-rsid="02d577f9"/>
    </style:style>
    <style:style style:name="P160" style:family="paragraph" style:parent-style-name="Text_20_body">
      <style:text-properties officeooo:rsid="02da08b9" officeooo:paragraph-rsid="02da08b9"/>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Text_20_body">
      <style:text-properties officeooo:rsid="02de020f" officeooo:paragraph-rsid="02de020f"/>
    </style:style>
    <style:style style:name="P165" style:family="paragraph" style:parent-style-name="Text_20_body">
      <style:text-properties officeooo:paragraph-rsid="02de020f"/>
    </style:style>
    <style:style style:name="P166" style:family="paragraph" style:parent-style-name="Text_20_body">
      <style:text-properties officeooo:rsid="02e24a64" officeooo:paragraph-rsid="02e24a64"/>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Heading_20_1">
      <style:text-properties officeooo:rsid="00f8d17e" officeooo:paragraph-rsid="00f8d17e"/>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officeooo:rsid="00ef7bec" officeooo:paragraph-rsid="00ef7bec"/>
    </style:style>
    <style:style style:name="P173" style:family="paragraph" style:parent-style-name="Heading_20_1" style:list-style-name="">
      <style:text-properties officeooo:rsid="02876942" officeooo:paragraph-rsid="02876942"/>
    </style:style>
    <style:style style:name="P174" style:family="paragraph" style:parent-style-name="Heading_20_1">
      <style:paragraph-properties fo:break-before="page"/>
      <style:text-properties officeooo:rsid="02876942" officeooo:paragraph-rsid="02876942"/>
    </style:style>
    <style:style style:name="P17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7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77" style:family="paragraph" style:parent-style-name="Heading_20_2">
      <style:text-properties officeooo:rsid="0244182b" officeooo:paragraph-rsid="0244182b"/>
    </style:style>
    <style:style style:name="P178" style:family="paragraph" style:parent-style-name="Heading_20_2">
      <style:text-properties officeooo:paragraph-rsid="022e60bc"/>
    </style:style>
    <style:style style:name="P179" style:family="paragraph" style:parent-style-name="Heading_20_2">
      <style:text-properties officeooo:paragraph-rsid="0055a941"/>
    </style:style>
    <style:style style:name="P180" style:family="paragraph" style:parent-style-name="Heading_20_2">
      <style:text-properties officeooo:paragraph-rsid="00597809"/>
    </style:style>
    <style:style style:name="P181" style:family="paragraph" style:parent-style-name="Heading_20_2">
      <style:text-properties officeooo:paragraph-rsid="006609e8"/>
    </style:style>
    <style:style style:name="P18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8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84" style:family="paragraph" style:parent-style-name="Heading_20_2">
      <style:text-properties officeooo:paragraph-rsid="00666dcd"/>
    </style:style>
    <style:style style:name="P185" style:family="paragraph" style:parent-style-name="Heading_20_2">
      <style:text-properties officeooo:rsid="01648977" officeooo:paragraph-rsid="01648977"/>
    </style:style>
    <style:style style:name="P186" style:family="paragraph" style:parent-style-name="Heading_20_2">
      <style:text-properties fo:font-weight="bold" officeooo:paragraph-rsid="027e85b2" style:font-weight-asian="bold" style:font-weight-complex="bold"/>
    </style:style>
    <style:style style:name="P187" style:family="paragraph" style:parent-style-name="Heading_20_2">
      <style:text-properties officeooo:rsid="02855696" officeooo:paragraph-rsid="02855696"/>
    </style:style>
    <style:style style:name="P188" style:family="paragraph" style:parent-style-name="Heading_20_2">
      <style:text-properties officeooo:rsid="022d38d3" officeooo:paragraph-rsid="022d38d3"/>
    </style:style>
    <style:style style:name="P189" style:family="paragraph" style:parent-style-name="Heading_20_2">
      <style:text-properties officeooo:rsid="02876942" officeooo:paragraph-rsid="02876942"/>
    </style:style>
    <style:style style:name="P190" style:family="paragraph" style:parent-style-name="Heading_20_2">
      <style:text-properties officeooo:rsid="029bd8fc" officeooo:paragraph-rsid="029bd8fc"/>
    </style:style>
    <style:style style:name="P191" style:family="paragraph" style:parent-style-name="Heading_20_3">
      <style:text-properties officeooo:rsid="01a2babb" officeooo:paragraph-rsid="01a2babb"/>
    </style:style>
    <style:style style:name="P192" style:family="paragraph" style:parent-style-name="Heading_20_3">
      <style:text-properties officeooo:paragraph-rsid="01a2babb"/>
    </style:style>
    <style:style style:name="P193" style:family="paragraph" style:parent-style-name="Heading_20_3">
      <style:text-properties officeooo:paragraph-rsid="01a47bc7"/>
    </style:style>
    <style:style style:name="P194" style:family="paragraph" style:parent-style-name="Heading_20_3">
      <style:text-properties officeooo:rsid="02af18a2" officeooo:paragraph-rsid="02af18a2"/>
    </style:style>
    <style:style style:name="P195" style:family="paragraph" style:parent-style-name="Heading_20_3">
      <style:text-properties officeooo:paragraph-rsid="01a070c1"/>
    </style:style>
    <style:style style:name="P196" style:family="paragraph" style:parent-style-name="Heading_20_3">
      <style:text-properties officeooo:rsid="000edffa" officeooo:paragraph-rsid="01a070c1"/>
    </style:style>
    <style:style style:name="P197" style:family="paragraph" style:parent-style-name="Heading_20_3">
      <style:text-properties style:font-weight-asian="normal" style:font-weight-complex="normal"/>
    </style:style>
    <style:style style:name="P198" style:family="paragraph" style:parent-style-name="Heading_20_3">
      <style:text-properties officeooo:paragraph-rsid="027b73ad"/>
    </style:style>
    <style:style style:name="P199" style:family="paragraph" style:parent-style-name="Heading_20_3">
      <style:text-properties officeooo:rsid="01a831ed" officeooo:paragraph-rsid="01a831ed"/>
    </style:style>
    <style:style style:name="P200" style:family="paragraph" style:parent-style-name="Heading_20_3">
      <style:text-properties officeooo:paragraph-rsid="0193fddf"/>
    </style:style>
    <style:style style:name="P201" style:family="paragraph" style:parent-style-name="Heading_20_3">
      <style:text-properties officeooo:paragraph-rsid="0194803b"/>
    </style:style>
    <style:style style:name="P202" style:family="paragraph" style:parent-style-name="Heading_20_3">
      <style:text-properties officeooo:paragraph-rsid="019a8453"/>
    </style:style>
    <style:style style:name="P203" style:family="paragraph" style:parent-style-name="Text_20_body" style:list-style-name="L1"/>
    <style:style style:name="P204" style:family="paragraph" style:parent-style-name="Text_20_body" style:list-style-name="L1">
      <style:text-properties officeooo:paragraph-rsid="0244182b"/>
    </style:style>
    <style:style style:name="P205" style:family="paragraph" style:parent-style-name="Text_20_body" style:list-style-name="L1">
      <style:text-properties officeooo:paragraph-rsid="024b22e4"/>
    </style:style>
    <style:style style:name="P206" style:family="paragraph" style:parent-style-name="Text_20_body" style:list-style-name="L1">
      <style:text-properties officeooo:paragraph-rsid="02469373"/>
    </style:style>
    <style:style style:name="P207" style:family="paragraph" style:parent-style-name="Text_20_body" style:list-style-name="L1">
      <style:text-properties officeooo:paragraph-rsid="00310941"/>
    </style:style>
    <style:style style:name="P208" style:family="paragraph" style:parent-style-name="Text_20_body" style:list-style-name="L1">
      <style:text-properties officeooo:paragraph-rsid="0055a941"/>
    </style:style>
    <style:style style:name="P209" style:family="paragraph" style:parent-style-name="Text_20_body" style:list-style-name="L1">
      <style:text-properties officeooo:rsid="024af1c3" officeooo:paragraph-rsid="0252bcf8"/>
    </style:style>
    <style:style style:name="P210" style:family="paragraph" style:parent-style-name="Text_20_body" style:list-style-name="L1">
      <style:text-properties officeooo:rsid="024af1c3" officeooo:paragraph-rsid="024af1c3"/>
    </style:style>
    <style:style style:name="P211" style:family="paragraph" style:parent-style-name="Text_20_body" style:list-style-name="L1">
      <style:text-properties fo:font-weight="bold" officeooo:rsid="024af1c3" officeooo:paragraph-rsid="0252bcf8" style:font-weight-asian="bold" style:font-weight-complex="bold"/>
    </style:style>
    <style:style style:name="P212" style:family="paragraph" style:parent-style-name="Text_20_body" style:list-style-name="L1">
      <style:text-properties fo:font-weight="bold" officeooo:rsid="024af1c3" officeooo:paragraph-rsid="024af1c3" style:font-weight-asian="bold" style:font-weight-complex="bold"/>
    </style:style>
    <style:style style:name="P213" style:family="paragraph" style:parent-style-name="Text_20_body" style:list-style-name="L9">
      <style:text-properties fo:font-weight="bold" style:font-weight-asian="bold" style:font-weight-complex="bold"/>
    </style:style>
    <style:style style:name="P214" style:family="paragraph" style:parent-style-name="Text_20_body" style:list-style-name="L1">
      <style:text-properties fo:font-weight="bold" officeooo:rsid="02469373" officeooo:paragraph-rsid="02469373" style:font-weight-asian="bold" style:font-weight-complex="bold"/>
    </style:style>
    <style:style style:name="P215" style:family="paragraph" style:parent-style-name="Text_20_body" style:list-style-name="L12">
      <style:text-properties fo:font-weight="bold" officeooo:paragraph-rsid="000f43cd" style:font-weight-asian="bold" style:font-weight-complex="bold"/>
    </style:style>
    <style:style style:name="P216" style:family="paragraph" style:parent-style-name="Text_20_body" style:list-style-name="L23">
      <style:text-properties fo:font-weight="bold" officeooo:rsid="02708dc7" officeooo:paragraph-rsid="02708dc7" style:font-weight-asian="bold" style:font-weight-complex="bold"/>
    </style:style>
    <style:style style:name="P217" style:family="paragraph" style:parent-style-name="Text_20_body" style:list-style-name="L26">
      <style:text-properties fo:font-weight="bold" style:font-weight-asian="bold" style:font-weight-complex="bold"/>
    </style:style>
    <style:style style:name="P218" style:family="paragraph" style:parent-style-name="Text_20_body" style:list-style-name="L28">
      <style:text-properties fo:font-weight="bold" style:font-weight-asian="bold" style:font-weight-complex="bold"/>
    </style:style>
    <style:style style:name="P219" style:family="paragraph" style:parent-style-name="Text_20_body" style:list-style-name="L1">
      <style:text-properties fo:font-weight="bold" officeooo:rsid="0055a941" officeooo:paragraph-rsid="0055a941" style:font-weight-asian="bold" style:font-weight-complex="bold"/>
    </style:style>
    <style:style style:name="P220" style:family="paragraph" style:parent-style-name="Text_20_body" style:list-style-name="L29">
      <style:text-properties fo:font-weight="bold" officeooo:paragraph-rsid="00591c56" style:font-weight-asian="bold" style:font-weight-complex="bold"/>
    </style:style>
    <style:style style:name="P221" style:family="paragraph" style:parent-style-name="Text_20_body" style:list-style-name="L32">
      <style:text-properties fo:font-weight="bold" style:font-weight-asian="bold" style:font-weight-complex="bold"/>
    </style:style>
    <style:style style:name="P222" style:family="paragraph" style:parent-style-name="Text_20_body" style:list-style-name="L1">
      <style:text-properties fo:font-weight="bold" style:font-weight-asian="bold" style:font-weight-complex="bold"/>
    </style:style>
    <style:style style:name="P223" style:family="paragraph" style:parent-style-name="Text_20_body" style:list-style-name="L33">
      <style:text-properties fo:font-weight="bold" officeooo:paragraph-rsid="006bde68" style:font-weight-asian="bold" style:font-weight-complex="bold"/>
    </style:style>
    <style:style style:name="P224" style:family="paragraph" style:parent-style-name="Text_20_body" style:list-style-name="L33">
      <style:text-properties fo:font-weight="bold" officeooo:paragraph-rsid="006fac24" style:font-weight-asian="bold" style:font-weight-complex="bold"/>
    </style:style>
    <style:style style:name="P225" style:family="paragraph" style:parent-style-name="Text_20_body" style:list-style-name="L44">
      <style:text-properties fo:font-weight="bold" officeooo:rsid="022cd6d7" officeooo:paragraph-rsid="022cd6d7" style:font-weight-asian="bold" style:font-weight-complex="bold"/>
    </style:style>
    <style:style style:name="P226" style:family="paragraph" style:parent-style-name="Text_20_body" style:list-style-name="L51">
      <style:text-properties fo:font-weight="bold" officeooo:rsid="00a600ca" officeooo:paragraph-rsid="00a600ca" style:font-weight-asian="bold" style:font-weight-complex="bold"/>
    </style:style>
    <style:style style:name="P227" style:family="paragraph" style:parent-style-name="Text_20_body" style:list-style-name="L52">
      <style:text-properties fo:font-weight="bold" officeooo:paragraph-rsid="00a87b65" style:font-weight-asian="bold" style:font-weight-complex="bold"/>
    </style:style>
    <style:style style:name="P228" style:family="paragraph" style:parent-style-name="Text_20_body" style:list-style-name="L54">
      <style:text-properties fo:font-weight="bold" officeooo:paragraph-rsid="01fa04af" style:font-weight-asian="bold" style:font-weight-complex="bold"/>
    </style:style>
    <style:style style:name="P229" style:family="paragraph" style:parent-style-name="Text_20_body" style:list-style-name="L60">
      <style:text-properties fo:font-weight="bold" style:font-weight-asian="bold" style:font-weight-complex="bold"/>
    </style:style>
    <style:style style:name="P230" style:family="paragraph" style:parent-style-name="Text_20_body" style:list-style-name="L61">
      <style:text-properties fo:font-weight="bold" style:font-weight-asian="bold" style:font-weight-complex="bold"/>
    </style:style>
    <style:style style:name="P231" style:family="paragraph" style:parent-style-name="Text_20_body" style:list-style-name="L62">
      <style:text-properties fo:font-weight="bold" officeooo:rsid="00e70782" officeooo:paragraph-rsid="00e70782" style:font-weight-asian="bold" style:font-weight-complex="bold"/>
    </style:style>
    <style:style style:name="P232" style:family="paragraph" style:parent-style-name="Text_20_body" style:list-style-name="L63">
      <style:text-properties fo:font-weight="bold" officeooo:paragraph-rsid="01ffdec1" style:font-weight-asian="bold" style:font-weight-complex="bold"/>
    </style:style>
    <style:style style:name="P233" style:family="paragraph" style:parent-style-name="Text_20_body" style:list-style-name="L63">
      <style:text-properties fo:font-weight="bold" officeooo:paragraph-rsid="02c48f31" style:font-weight-asian="bold" style:font-weight-complex="bold"/>
    </style:style>
    <style:style style:name="P234" style:family="paragraph" style:parent-style-name="Text_20_body" style:list-style-name="L2">
      <style:text-properties officeooo:paragraph-rsid="0013bcba"/>
    </style:style>
    <style:style style:name="P235" style:family="paragraph" style:parent-style-name="Text_20_body" style:list-style-name="L2">
      <style:text-properties officeooo:paragraph-rsid="006c5aff"/>
    </style:style>
    <style:style style:name="P236" style:family="paragraph" style:parent-style-name="Text_20_body" style:list-style-name="L2">
      <style:text-properties officeooo:paragraph-rsid="0008a716"/>
    </style:style>
    <style:style style:name="P237" style:family="paragraph" style:parent-style-name="Text_20_body" style:list-style-name="L2">
      <style:text-properties officeooo:paragraph-rsid="0238a493"/>
    </style:style>
    <style:style style:name="P238" style:family="paragraph" style:parent-style-name="Text_20_body" style:list-style-name="L2">
      <style:text-properties officeooo:paragraph-rsid="013e2a01"/>
    </style:style>
    <style:style style:name="P239" style:family="paragraph" style:parent-style-name="Text_20_body" style:list-style-name="L2">
      <style:text-properties officeooo:paragraph-rsid="000d8a44"/>
    </style:style>
    <style:style style:name="P240" style:family="paragraph" style:parent-style-name="Text_20_body" style:list-style-name="L2">
      <style:text-properties officeooo:rsid="0013bcba" officeooo:paragraph-rsid="0013bcba"/>
    </style:style>
    <style:style style:name="P241" style:family="paragraph" style:parent-style-name="Text_20_body" style:list-style-name="L3">
      <style:text-properties officeooo:paragraph-rsid="022e60bc"/>
    </style:style>
    <style:style style:name="P242" style:family="paragraph" style:parent-style-name="Text_20_body" style:list-style-name="L3">
      <style:text-properties officeooo:rsid="00355b33" officeooo:paragraph-rsid="016a862b"/>
    </style:style>
    <style:style style:name="P243" style:family="paragraph" style:parent-style-name="Text_20_body" style:list-style-name="L3">
      <style:text-properties officeooo:rsid="00355b33" officeooo:paragraph-rsid="022e60bc"/>
    </style:style>
    <style:style style:name="P244" style:family="paragraph" style:parent-style-name="Text_20_body" style:list-style-name="L3">
      <style:text-properties officeooo:rsid="00355b33" officeooo:paragraph-rsid="00355b33"/>
    </style:style>
    <style:style style:name="P245" style:family="paragraph" style:parent-style-name="Text_20_body" style:list-style-name="L3">
      <style:text-properties officeooo:rsid="00355b33" officeooo:paragraph-rsid="017303d7"/>
    </style:style>
    <style:style style:name="P246" style:family="paragraph" style:parent-style-name="Text_20_body" style:list-style-name="L4">
      <style:text-properties officeooo:rsid="013a3ef7" officeooo:paragraph-rsid="016a862b"/>
    </style:style>
    <style:style style:name="P247" style:family="paragraph" style:parent-style-name="Text_20_body" style:list-style-name="L13">
      <style:text-properties officeooo:rsid="013a3ef7" officeooo:paragraph-rsid="022f173d"/>
    </style:style>
    <style:style style:name="P248" style:family="paragraph" style:parent-style-name="Text_20_body" style:list-style-name="L30">
      <style:text-properties officeooo:rsid="013a3ef7" officeooo:paragraph-rsid="017303d7"/>
    </style:style>
    <style:style style:name="P249" style:family="paragraph" style:parent-style-name="Text_20_body" style:list-style-name="L5">
      <style:text-properties officeooo:rsid="0078d708" officeooo:paragraph-rsid="0079f929"/>
    </style:style>
    <style:style style:name="P250" style:family="paragraph" style:parent-style-name="Text_20_body" style:list-style-name="L6">
      <style:text-properties officeooo:rsid="007a2e4c" officeooo:paragraph-rsid="007a2e4c"/>
    </style:style>
    <style:style style:name="P251" style:family="paragraph" style:parent-style-name="Text_20_body" style:list-style-name="L6">
      <style:text-properties officeooo:rsid="007a2e4c" officeooo:paragraph-rsid="007a844a"/>
    </style:style>
    <style:style style:name="P252" style:family="paragraph" style:parent-style-name="Text_20_body" style:list-style-name="L7">
      <style:text-properties officeooo:paragraph-rsid="007b06a8"/>
    </style:style>
    <style:style style:name="P253" style:family="paragraph" style:parent-style-name="Text_20_body" style:list-style-name="L8"/>
    <style:style style:name="P254" style:family="paragraph" style:parent-style-name="Text_20_body" style:list-style-name="L9"/>
    <style:style style:name="P255" style:family="paragraph" style:parent-style-name="Text_20_body" style:list-style-name="L1">
      <style:text-properties officeooo:rsid="0244a0ce" officeooo:paragraph-rsid="0244a0ce"/>
    </style:style>
    <style:style style:name="P256" style:family="paragraph" style:parent-style-name="Text_20_body" style:list-style-name="L1">
      <style:text-properties officeooo:rsid="0255c8e5" officeooo:paragraph-rsid="0255c8e5"/>
    </style:style>
    <style:style style:name="P257" style:family="paragraph" style:parent-style-name="Text_20_body" style:list-style-name="L1">
      <style:text-properties officeooo:rsid="0244182b" officeooo:paragraph-rsid="0244182b"/>
    </style:style>
    <style:style style:name="P258" style:family="paragraph" style:parent-style-name="Text_20_body" style:list-style-name="L1">
      <style:text-properties officeooo:rsid="02469373" officeooo:paragraph-rsid="02469373"/>
    </style:style>
    <style:style style:name="P259" style:family="paragraph" style:parent-style-name="Text_20_body" style:list-style-name="L10"/>
    <style:style style:name="P260" style:family="paragraph" style:parent-style-name="Text_20_body" style:list-style-name="L11"/>
    <style:style style:name="P261" style:family="paragraph" style:parent-style-name="Text_20_body" style:list-style-name="L1">
      <style:text-properties officeooo:rsid="001f36f9" officeooo:paragraph-rsid="00310941"/>
    </style:style>
    <style:style style:name="P262" style:family="paragraph" style:parent-style-name="Text_20_body" style:list-style-name="L1">
      <style:text-properties officeooo:rsid="001f36f9" officeooo:paragraph-rsid="0055a941"/>
    </style:style>
    <style:style style:name="P263" style:family="paragraph" style:parent-style-name="Text_20_body" style:list-style-name="L1">
      <style:text-properties officeooo:rsid="0032911f" officeooo:paragraph-rsid="0032911f"/>
    </style:style>
    <style:style style:name="P264" style:family="paragraph" style:parent-style-name="Text_20_body" style:list-style-name="L12">
      <style:text-properties officeooo:paragraph-rsid="006c5aff"/>
    </style:style>
    <style:style style:name="P265" style:family="paragraph" style:parent-style-name="Text_20_body" style:list-style-name="L12">
      <style:text-properties officeooo:paragraph-rsid="00bcc648"/>
    </style:style>
    <style:style style:name="P266" style:family="paragraph" style:parent-style-name="Text_20_body" style:list-style-name="L3">
      <style:text-properties officeooo:rsid="00359722" officeooo:paragraph-rsid="022e60bc"/>
    </style:style>
    <style:style style:name="P267" style:family="paragraph" style:parent-style-name="Text_20_body" style:list-style-name="L14"/>
    <style:style style:name="P268" style:family="paragraph" style:parent-style-name="Text_20_body" style:list-style-name="L15"/>
    <style:style style:name="P269" style:family="paragraph" style:parent-style-name="Text_20_body" style:list-style-name="L16">
      <style:text-properties officeooo:paragraph-rsid="01e6430e"/>
    </style:style>
    <style:style style:name="P270" style:family="paragraph" style:parent-style-name="Text_20_body" style:list-style-name="L17">
      <style:text-properties officeooo:paragraph-rsid="01e6430e"/>
    </style:style>
    <style:style style:name="P271" style:family="paragraph" style:parent-style-name="Text_20_body" style:list-style-name="L18">
      <style:text-properties officeooo:paragraph-rsid="01e6430e"/>
    </style:style>
    <style:style style:name="P272" style:family="paragraph" style:parent-style-name="Text_20_body" style:list-style-name="L19">
      <style:text-properties officeooo:paragraph-rsid="01e6430e"/>
    </style:style>
    <style:style style:name="P273" style:family="paragraph" style:parent-style-name="Text_20_body" style:list-style-name="L20"/>
    <style:style style:name="P274" style:family="paragraph" style:parent-style-name="Text_20_body" style:list-style-name="L21"/>
    <style:style style:name="P275" style:family="paragraph" style:parent-style-name="Text_20_body" style:list-style-name="L21">
      <style:text-properties officeooo:rsid="01c8f8d7" officeooo:paragraph-rsid="01c8f8d7"/>
    </style:style>
    <style:style style:name="P276" style:family="paragraph" style:parent-style-name="Text_20_body" style:list-style-name="L8">
      <style:text-properties officeooo:rsid="01c8f8d7" officeooo:paragraph-rsid="01c8f8d7"/>
    </style:style>
    <style:style style:name="P277" style:family="paragraph" style:parent-style-name="Text_20_body" style:list-style-name="L8">
      <style:text-properties officeooo:rsid="01c496c8" officeooo:paragraph-rsid="01c8e054"/>
    </style:style>
    <style:style style:name="P278" style:family="paragraph" style:parent-style-name="Text_20_body" style:list-style-name="L22"/>
    <style:style style:name="P279" style:family="paragraph" style:parent-style-name="Text_20_body" style:list-style-name="L24">
      <style:text-properties officeooo:paragraph-rsid="0201690d"/>
    </style:style>
    <style:style style:name="P280" style:family="paragraph" style:parent-style-name="Text_20_body" style:list-style-name="L24">
      <style:text-properties officeooo:rsid="003f3010" officeooo:paragraph-rsid="0201690d"/>
    </style:style>
    <style:style style:name="P281" style:family="paragraph" style:parent-style-name="Text_20_body" style:list-style-name="L25">
      <style:text-properties officeooo:paragraph-rsid="01e6430e"/>
    </style:style>
    <style:style style:name="P282" style:family="paragraph" style:parent-style-name="Text_20_body" style:list-style-name="L25">
      <style:text-properties officeooo:rsid="00410571" officeooo:paragraph-rsid="01e6430e"/>
    </style:style>
    <style:style style:name="P283" style:family="paragraph" style:parent-style-name="Text_20_body" style:list-style-name="L26"/>
    <style:style style:name="P284" style:family="paragraph" style:parent-style-name="Text_20_body" style:list-style-name="L26">
      <style:text-properties officeooo:paragraph-rsid="026be4bf"/>
    </style:style>
    <style:style style:name="P285" style:family="paragraph" style:parent-style-name="Text_20_body" style:list-style-name="L27"/>
    <style:style style:name="P286" style:family="paragraph" style:parent-style-name="Text_20_body" style:list-style-name="L28"/>
    <style:style style:name="P287" style:family="paragraph" style:parent-style-name="Text_20_body" style:list-style-name="L1">
      <style:text-properties officeooo:rsid="0055a941" officeooo:paragraph-rsid="0055a941"/>
    </style:style>
    <style:style style:name="P288" style:family="paragraph" style:parent-style-name="Text_20_body" style:list-style-name="L29">
      <style:text-properties officeooo:paragraph-rsid="006cb84c"/>
    </style:style>
    <style:style style:name="P289" style:family="paragraph" style:parent-style-name="Text_20_body" style:list-style-name="L29">
      <style:text-properties officeooo:paragraph-rsid="00591c56"/>
    </style:style>
    <style:style style:name="P290" style:family="paragraph" style:parent-style-name="Text_20_body" style:list-style-name="L31"/>
    <style:style style:name="P291" style:family="paragraph" style:parent-style-name="Text_20_body" style:list-style-name="L32"/>
    <style:style style:name="P292" style:family="paragraph" style:parent-style-name="Text_20_body" style:list-style-name="L33">
      <style:text-properties officeooo:paragraph-rsid="006bde68"/>
    </style:style>
    <style:style style:name="P293" style:family="paragraph" style:parent-style-name="Text_20_body" style:list-style-name="L33">
      <style:text-properties officeooo:paragraph-rsid="006cb84c"/>
    </style:style>
    <style:style style:name="P294" style:family="paragraph" style:parent-style-name="Text_20_body" style:list-style-name="L33">
      <style:text-properties officeooo:paragraph-rsid="013f19b9"/>
    </style:style>
    <style:style style:name="P295" style:family="paragraph" style:parent-style-name="Text_20_body" style:list-style-name="L34">
      <style:text-properties officeooo:paragraph-rsid="015fd2bd"/>
    </style:style>
    <style:style style:name="P296" style:family="paragraph" style:parent-style-name="Text_20_body" style:list-style-name="L34">
      <style:text-properties officeooo:paragraph-rsid="014f85c4"/>
    </style:style>
    <style:style style:name="P297" style:family="paragraph" style:parent-style-name="Text_20_body" style:list-style-name="L35">
      <style:text-properties officeooo:rsid="00abf805" officeooo:paragraph-rsid="00abf805"/>
    </style:style>
    <style:style style:name="P298" style:family="paragraph" style:parent-style-name="Text_20_body" style:list-style-name="L36"/>
    <style:style style:name="P299" style:family="paragraph" style:parent-style-name="Text_20_body" style:list-style-name="L37"/>
    <style:style style:name="P300" style:family="paragraph" style:parent-style-name="Text_20_body" style:list-style-name="L38"/>
    <style:style style:name="P301" style:family="paragraph" style:parent-style-name="Text_20_body" style:list-style-name="L39">
      <style:text-properties officeooo:paragraph-rsid="020280ff"/>
    </style:style>
    <style:style style:name="P302"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303"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304"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305"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306"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307"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308"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309"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10"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11"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312"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313"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314" style:family="paragraph" style:parent-style-name="Text_20_body" style:list-style-name="L41">
      <style:text-properties fo:font-variant="normal" fo:text-transform="none" fo:color="#000000" loext:opacity="100%" style:font-name="Arial" fo:letter-spacing="normal" fo:font-style="normal" fo:font-weight="normal" officeooo:rsid="014f85c4" officeooo:paragraph-rsid="02b625b1"/>
    </style:style>
    <style:style style:name="P315" style:family="paragraph" style:parent-style-name="Text_20_body" style:list-style-name="L41">
      <style:text-properties fo:font-variant="normal" fo:text-transform="none" fo:color="#000000" loext:opacity="100%" style:font-name="Arial" fo:letter-spacing="normal" fo:font-style="normal" fo:font-weight="normal" officeooo:rsid="01588d95" officeooo:paragraph-rsid="02b625b1"/>
    </style:style>
    <style:style style:name="P316"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317"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318"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319"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320" style:family="paragraph" style:parent-style-name="Text_20_body" style:list-style-name="L56">
      <style:text-properties fo:font-variant="normal" fo:text-transform="none" fo:color="#000000" loext:opacity="100%" style:font-name="Arial" fo:letter-spacing="normal" fo:font-style="normal" fo:font-weight="normal" officeooo:rsid="013ba5c1" officeooo:paragraph-rsid="0193aed2"/>
    </style:style>
    <style:style style:name="P321" style:family="paragraph" style:parent-style-name="Text_20_body" style:list-style-name="L41">
      <style:text-properties officeooo:paragraph-rsid="01ea9d3b"/>
    </style:style>
    <style:style style:name="P322" style:family="paragraph" style:parent-style-name="Text_20_body" style:list-style-name="L41">
      <style:text-properties officeooo:paragraph-rsid="0205ae6e"/>
    </style:style>
    <style:style style:name="P323" style:family="paragraph" style:parent-style-name="Text_20_body" style:list-style-name="L41">
      <style:text-properties officeooo:paragraph-rsid="02b625b1"/>
    </style:style>
    <style:style style:name="P324" style:family="paragraph" style:parent-style-name="Text_20_body" style:list-style-name="L41">
      <style:text-properties officeooo:rsid="022cd6d7" officeooo:paragraph-rsid="022cd6d7"/>
    </style:style>
    <style:style style:name="P325" style:family="paragraph" style:parent-style-name="Text_20_body" style:list-style-name="L41">
      <style:text-properties officeooo:rsid="00751d45" officeooo:paragraph-rsid="01ea9d3b"/>
    </style:style>
    <style:style style:name="P326" style:family="paragraph" style:parent-style-name="Text_20_body" style:list-style-name="L67">
      <style:text-properties officeooo:rsid="00751d45" officeooo:paragraph-rsid="02876942"/>
    </style:style>
    <style:style style:name="P327" style:family="paragraph" style:parent-style-name="Text_20_body" style:list-style-name="L42">
      <style:text-properties officeooo:rsid="02085cb3" officeooo:paragraph-rsid="02085cb3"/>
    </style:style>
    <style:style style:name="P328" style:family="paragraph" style:parent-style-name="Text_20_body" style:list-style-name="L43">
      <style:text-properties officeooo:paragraph-rsid="00d3b6f5"/>
    </style:style>
    <style:style style:name="P329" style:family="paragraph" style:parent-style-name="Text_20_body" style:list-style-name="L44">
      <style:text-properties officeooo:paragraph-rsid="020280ff"/>
    </style:style>
    <style:style style:name="P330" style:family="paragraph" style:parent-style-name="Text_20_body" style:list-style-name="L44">
      <style:text-properties officeooo:paragraph-rsid="0205c2a4"/>
    </style:style>
    <style:style style:name="P331" style:family="paragraph" style:parent-style-name="Text_20_body" style:list-style-name="L45">
      <style:text-properties officeooo:paragraph-rsid="0161d80a"/>
    </style:style>
    <style:style style:name="P332" style:family="paragraph" style:parent-style-name="Text_20_body" style:list-style-name="L46">
      <style:text-properties officeooo:paragraph-rsid="020280ff"/>
    </style:style>
    <style:style style:name="P333" style:family="paragraph" style:parent-style-name="Text_20_body" style:list-style-name="L47">
      <style:text-properties officeooo:paragraph-rsid="027b73ad"/>
    </style:style>
    <style:style style:name="P334" style:family="paragraph" style:parent-style-name="Text_20_body" style:list-style-name="L48">
      <style:text-properties officeooo:paragraph-rsid="027b73ad"/>
    </style:style>
    <style:style style:name="P335" style:family="paragraph" style:parent-style-name="Text_20_body" style:list-style-name="L49">
      <style:text-properties officeooo:rsid="023aa082" officeooo:paragraph-rsid="027b73ad"/>
    </style:style>
    <style:style style:name="P336" style:family="paragraph" style:parent-style-name="Text_20_body" style:list-style-name="L50">
      <style:text-properties officeooo:rsid="028218ac" officeooo:paragraph-rsid="028218ac"/>
    </style:style>
    <style:style style:name="P337" style:family="paragraph" style:parent-style-name="Text_20_body" style:list-style-name="L51">
      <style:text-properties officeooo:rsid="00a600ca" officeooo:paragraph-rsid="00a600ca"/>
    </style:style>
    <style:style style:name="P338" style:family="paragraph" style:parent-style-name="Text_20_body" style:list-style-name="L52">
      <style:text-properties officeooo:paragraph-rsid="00a87b65"/>
    </style:style>
    <style:style style:name="P339" style:family="paragraph" style:parent-style-name="Text_20_body" style:list-style-name="L53">
      <style:text-properties officeooo:rsid="01a9c0b7" officeooo:paragraph-rsid="01a9c0b7"/>
    </style:style>
    <style:style style:name="P340" style:family="paragraph" style:parent-style-name="Text_20_body" style:list-style-name="L54">
      <style:text-properties officeooo:paragraph-rsid="01fa04af"/>
    </style:style>
    <style:style style:name="P341" style:family="paragraph" style:parent-style-name="Text_20_body" style:list-style-name="L55">
      <style:text-properties officeooo:rsid="00a9d3e9" officeooo:paragraph-rsid="00a9d3e9"/>
    </style:style>
    <style:style style:name="P342" style:family="paragraph" style:parent-style-name="Text_20_body" style:list-style-name="L56">
      <style:text-properties officeooo:paragraph-rsid="0193aed2"/>
    </style:style>
    <style:style style:name="P343" style:family="paragraph" style:parent-style-name="Text_20_body" style:list-style-name="L57"/>
    <style:style style:name="P344" style:family="paragraph" style:parent-style-name="Text_20_body" style:list-style-name="L58"/>
    <style:style style:name="P345" style:family="paragraph" style:parent-style-name="Text_20_body" style:list-style-name="L59"/>
    <style:style style:name="P346" style:family="paragraph" style:parent-style-name="Text_20_body" style:list-style-name="L60"/>
    <style:style style:name="P347" style:family="paragraph" style:parent-style-name="Text_20_body" style:list-style-name="L61"/>
    <style:style style:name="P348" style:family="paragraph" style:parent-style-name="Text_20_body" style:list-style-name="L62">
      <style:text-properties officeooo:rsid="00e70782" officeooo:paragraph-rsid="00e70782"/>
    </style:style>
    <style:style style:name="P349" style:family="paragraph" style:parent-style-name="Text_20_body" style:list-style-name="L62">
      <style:text-properties officeooo:rsid="00e70782" officeooo:paragraph-rsid="02c3088b"/>
    </style:style>
    <style:style style:name="P350" style:family="paragraph" style:parent-style-name="Text_20_body" style:list-style-name="L62">
      <style:text-properties officeooo:rsid="02c3088b" officeooo:paragraph-rsid="02c3088b"/>
    </style:style>
    <style:style style:name="P351" style:family="paragraph" style:parent-style-name="Text_20_body" style:list-style-name="L63">
      <style:text-properties officeooo:paragraph-rsid="01ffdec1"/>
    </style:style>
    <style:style style:name="P352" style:family="paragraph" style:parent-style-name="Text_20_body" style:list-style-name="L64"/>
    <style:style style:name="P353" style:family="paragraph" style:parent-style-name="Text_20_body" style:list-style-name="L65">
      <style:text-properties officeooo:paragraph-rsid="027e85b2"/>
    </style:style>
    <style:style style:name="P354" style:family="paragraph" style:parent-style-name="Text_20_body" style:list-style-name="L65">
      <style:text-properties officeooo:rsid="022d38d3" officeooo:paragraph-rsid="027e85b2"/>
    </style:style>
    <style:style style:name="P355" style:family="paragraph" style:parent-style-name="Text_20_body" style:list-style-name="L65">
      <style:text-properties officeooo:rsid="02d6f8a4" officeooo:paragraph-rsid="02d6f8a4"/>
    </style:style>
    <style:style style:name="P356" style:family="paragraph" style:parent-style-name="Text_20_body" style:list-style-name="L66">
      <style:text-properties officeooo:paragraph-rsid="02855696"/>
    </style:style>
    <style:style style:name="P357" style:family="paragraph" style:parent-style-name="Text_20_body" style:list-style-name="L66">
      <style:text-properties officeooo:rsid="02855696" officeooo:paragraph-rsid="02d3b48b"/>
    </style:style>
    <style:style style:name="P358" style:family="paragraph" style:parent-style-name="Text_20_body" style:list-style-name="L66">
      <style:text-properties officeooo:rsid="02855696" officeooo:paragraph-rsid="02ca8a62"/>
    </style:style>
    <style:style style:name="P359" style:family="paragraph" style:parent-style-name="Text_20_body" style:list-style-name="L66">
      <style:text-properties officeooo:rsid="02cbf913" officeooo:paragraph-rsid="02cbf913"/>
    </style:style>
    <style:style style:name="P360" style:family="paragraph" style:parent-style-name="Text_20_body" style:list-style-name="L66">
      <style:text-properties officeooo:rsid="02cdc0bf" officeooo:paragraph-rsid="02cdc0bf"/>
    </style:style>
    <style:style style:name="P361" style:family="paragraph" style:parent-style-name="Text_20_body" style:list-style-name="L66">
      <style:text-properties officeooo:rsid="02cfc05a" officeooo:paragraph-rsid="02cfc05a"/>
    </style:style>
    <style:style style:name="P362" style:family="paragraph" style:parent-style-name="Text_20_body" style:list-style-name="L66">
      <style:text-properties officeooo:rsid="02d0a799" officeooo:paragraph-rsid="02d0a799"/>
    </style:style>
    <style:style style:name="P363" style:family="paragraph" style:parent-style-name="Text_20_body" style:list-style-name="L66">
      <style:text-properties officeooo:rsid="02d11845" officeooo:paragraph-rsid="02d11845"/>
    </style:style>
    <style:style style:name="P364" style:family="paragraph" style:parent-style-name="Text_20_body" style:list-style-name="L67">
      <style:text-properties officeooo:paragraph-rsid="028b9f11"/>
    </style:style>
    <style:style style:name="P365" style:family="paragraph" style:parent-style-name="Text_20_body" style:list-style-name="L67">
      <style:text-properties officeooo:rsid="02876942" officeooo:paragraph-rsid="02876942"/>
    </style:style>
    <style:style style:name="P366" style:family="paragraph" style:parent-style-name="Text_20_body" style:list-style-name="L67">
      <style:text-properties officeooo:rsid="028b9f11" officeooo:paragraph-rsid="028b9f11"/>
    </style:style>
    <style:style style:name="P367" style:family="paragraph" style:parent-style-name="Text_20_body" style:list-style-name="L68">
      <style:text-properties officeooo:rsid="0292b9fa" officeooo:paragraph-rsid="0292b9fa"/>
    </style:style>
    <style:style style:name="P368" style:family="paragraph" style:parent-style-name="Text_20_body" style:list-style-name="L68">
      <style:text-properties officeooo:rsid="02900ff3" officeooo:paragraph-rsid="0292b9fa"/>
    </style:style>
    <style:style style:name="P369" style:family="paragraph" style:parent-style-name="Text_20_body" style:list-style-name="L69">
      <style:text-properties officeooo:rsid="02900ff3" officeooo:paragraph-rsid="02900ff3"/>
    </style:style>
    <style:style style:name="P370" style:family="paragraph" style:parent-style-name="Text_20_body" style:list-style-name="L69">
      <style:text-properties officeooo:rsid="02900ff3" officeooo:paragraph-rsid="0292e74c"/>
    </style:style>
    <style:style style:name="P371" style:family="paragraph" style:parent-style-name="Text_20_body" style:list-style-name="L68">
      <style:text-properties officeooo:rsid="0291b72e" officeooo:paragraph-rsid="0292b9fa"/>
    </style:style>
    <style:style style:name="P372" style:family="paragraph" style:parent-style-name="Text_20_body" style:list-style-name="L69">
      <style:text-properties officeooo:rsid="0291b72e" officeooo:paragraph-rsid="0291b72e"/>
    </style:style>
    <style:style style:name="P373" style:family="paragraph" style:parent-style-name="Text_20_body" style:list-style-name="L67">
      <style:text-properties officeooo:rsid="02957295" officeooo:paragraph-rsid="02957295"/>
    </style:style>
    <style:style style:name="P374" style:family="paragraph" style:parent-style-name="Text_20_body" style:list-style-name="L67">
      <style:text-properties officeooo:rsid="0075bd6b" officeooo:paragraph-rsid="02876942"/>
    </style:style>
    <style:style style:name="P375" style:family="paragraph" style:parent-style-name="Text_20_body" style:list-style-name="L67">
      <style:text-properties officeooo:rsid="0075bd6b" officeooo:paragraph-rsid="028e3f3a"/>
    </style:style>
    <style:style style:name="P376" style:family="paragraph" style:parent-style-name="Text_20_body">
      <style:text-properties officeooo:rsid="02ea8d38" officeooo:paragraph-rsid="02ea8d38"/>
    </style:style>
    <style:style style:name="P377" style:family="paragraph" style:parent-style-name="Text_20_body" style:list-style-name="L70">
      <style:text-properties officeooo:rsid="02ea8d38" officeooo:paragraph-rsid="02ea8d38"/>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normal" officeooo:rsid="02b625b1"/>
    </style:style>
    <style:style style:name="T57" style:family="text">
      <style:text-properties fo:font-variant="normal" fo:text-transform="none" fo:color="#000000" loext:opacity="100%" style:font-name="Arial" fo:letter-spacing="normal" fo:font-style="normal" fo:font-weight="normal" officeooo:rsid="02b6fd1a"/>
    </style:style>
    <style:style style:name="T58" style:family="text">
      <style:text-properties fo:font-variant="normal" fo:text-transform="none" fo:color="#000000" loext:opacity="100%" style:font-name="Arial" fo:letter-spacing="normal" fo:font-style="normal" fo:font-weight="bold"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54d65"/>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0" text:outline-level="1" text:is-list-header="true"><text:bookmark-start text:name="__RefHeading___Toc2813_3705887347"/>Logiciel Ruches<text:bookmark-end text:name="__RefHeading___Toc2813_3705887347"/></text:h>
      <text:p text:style-name="P58"/>
      <text:p text:style-name="P158">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59">Cette documentation est disponible au format Libre<text:span text:style-name="T346">O</text:span>ffice (OpenDocument) et <text:span text:style-name="T351">sous forme de page web accessible</text:span> par le menu Admin/Doc du logiciel.</text:p>
      <text:p text:style-name="P160">L’application est open<text:span text:style-name="T347">s</text:span>ource et disponible avec sa documentation <text:span text:style-name="T348">sur</text:span> GitLab :</text:p>
      <text:p text:style-name="P58"><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58"><text:a xlink:type="simple" xlink:href="https://gitlab.com/ruches/ruches-doc" text:style-name="Internet_20_link" text:visited-style-name="Visited_20_Internet_20_Link"><text:span text:style-name="T277">https://gitlab.com/ruches/ruches-doc</text:span></text:a></text:p>
      <text:p text:style-name="P58"/>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1"><text:a xlink:type="simple" xlink:href="#__RefHeading___Toc2813_3705887347" text:style-name="Index_20_Link" text:visited-style-name="Index_20_Link">Logiciel Ruches<text:tab/>1</text:a></text:p>
          <text:p text:style-name="P161"><text:a xlink:type="simple" xlink:href="#__RefHeading___Toc1056_1613789997" text:style-name="Index_20_Link" text:visited-style-name="Index_20_Link">1 Connexion<text:tab/>4</text:a></text:p>
          <text:p text:style-name="P161"><text:a xlink:type="simple" xlink:href="#__RefHeading___Toc1058_1613789997" text:style-name="Index_20_Link" text:visited-style-name="Index_20_Link">2 Ruches<text:tab/>5</text:a></text:p>
          <text:p text:style-name="P162"><text:a xlink:type="simple" xlink:href="#__RefHeading___Toc1060_1613789997" text:style-name="Index_20_Link" text:visited-style-name="Index_20_Link">2.1 Liste<text:tab/>5</text:a></text:p>
          <text:p text:style-name="P162"><text:a xlink:type="simple" xlink:href="#__RefHeading___Toc1062_1613789997" text:style-name="Index_20_Link" text:visited-style-name="Index_20_Link">2.2 Création<text:tab/>5</text:a></text:p>
          <text:p text:style-name="P162"><text:a xlink:type="simple" xlink:href="#__RefHeading___Toc3496_4134729872" text:style-name="Index_20_Link" text:visited-style-name="Index_20_Link">2.3 Commentaire par lot<text:tab/>6</text:a></text:p>
          <text:p text:style-name="P162"><text:a xlink:type="simple" xlink:href="#__RefHeading___Toc1064_1613789997" text:style-name="Index_20_Link" text:visited-style-name="Index_20_Link">2.4 Détail d'une ruche<text:tab/>6</text:a></text:p>
          <text:p text:style-name="P163"><text:a xlink:type="simple" xlink:href="#__RefHeading___Toc3798_3476563104" text:style-name="Index_20_Link" text:visited-style-name="Index_20_Link">2.4.1 Modifier<text:tab/>7</text:a></text:p>
          <text:p text:style-name="P163"><text:a xlink:type="simple" xlink:href="#__RefHeading___Toc3800_3476563104" text:style-name="Index_20_Link" text:visited-style-name="Index_20_Link">2.4.2 Cloner<text:tab/>7</text:a></text:p>
          <text:p text:style-name="P163"><text:a xlink:type="simple" xlink:href="#__RefHeading___Toc3802_3476563104" text:style-name="Index_20_Link" text:visited-style-name="Index_20_Link">2.4.3 Ajouter/Retirer/Réordonner des hausses<text:tab/>7</text:a></text:p>
          <text:p text:style-name="P163"><text:a xlink:type="simple" xlink:href="#__RefHeading___Toc3804_3476563104" text:style-name="Index_20_Link" text:visited-style-name="Index_20_Link">2.4.4 Changer de rucher<text:tab/>8</text:a></text:p>
          <text:p text:style-name="P163"><text:a xlink:type="simple" xlink:href="#__RefHeading___Toc3806_3476563104" text:style-name="Index_20_Link" text:visited-style-name="Index_20_Link">2.4.5 Supprimer<text:tab/>8</text:a></text:p>
          <text:p text:style-name="P163"><text:a xlink:type="simple" xlink:href="#__RefHeading___Toc3808_3476563104" text:style-name="Index_20_Link" text:visited-style-name="Index_20_Link">2.4.6 Liste des événements<text:tab/>8</text:a></text:p>
          <text:p text:style-name="P163"><text:a xlink:type="simple" xlink:href="#__RefHeading___Toc3810_3476563104" text:style-name="Index_20_Link" text:visited-style-name="Index_20_Link">2.4.7 Création d’un événement commentaire<text:tab/>8</text:a></text:p>
          <text:p text:style-name="P162"><text:a xlink:type="simple" xlink:href="#__RefHeading___Toc4312_2043422998" text:style-name="Index_20_Link" text:visited-style-name="Index_20_Link">2.5 Liste détaillée<text:tab/>9</text:a></text:p>
          <text:p text:style-name="P161"><text:a xlink:type="simple" xlink:href="#__RefHeading___Toc1066_1613789997" text:style-name="Index_20_Link" text:visited-style-name="Index_20_Link">3 Types de ruche<text:tab/>10</text:a></text:p>
          <text:p text:style-name="P162"><text:a xlink:type="simple" xlink:href="#__RefHeading___Toc1068_1613789997" text:style-name="Index_20_Link" text:visited-style-name="Index_20_Link">3.1 Liste<text:tab/>10</text:a></text:p>
          <text:p text:style-name="P162"><text:a xlink:type="simple" xlink:href="#__RefHeading___Toc1070_1613789997" text:style-name="Index_20_Link" text:visited-style-name="Index_20_Link">3.2 Création<text:tab/>10</text:a></text:p>
          <text:p text:style-name="P162"><text:a xlink:type="simple" xlink:href="#__RefHeading___Toc1072_1613789997" text:style-name="Index_20_Link" text:visited-style-name="Index_20_Link">3.3 Modifier<text:tab/>10</text:a></text:p>
          <text:p text:style-name="P161"><text:a xlink:type="simple" xlink:href="#__RefHeading___Toc1074_1613789997" text:style-name="Index_20_Link" text:visited-style-name="Index_20_Link">4 Essaims<text:tab/>11</text:a></text:p>
          <text:p text:style-name="P162"><text:a xlink:type="simple" xlink:href="#__RefHeading___Toc1076_1613789997" text:style-name="Index_20_Link" text:visited-style-name="Index_20_Link">4.1 Liste<text:tab/>11</text:a></text:p>
          <text:p text:style-name="P162"><text:a xlink:type="simple" xlink:href="#__RefHeading___Toc1078_1613789997" text:style-name="Index_20_Link" text:visited-style-name="Index_20_Link">4.2 Création<text:tab/>11</text:a></text:p>
          <text:p text:style-name="P162"><text:a xlink:type="simple" xlink:href="#__RefHeading___Toc4212_3240690596" text:style-name="Index_20_Link" text:visited-style-name="Index_20_Link">4.3 Commentaire par lot<text:tab/>12</text:a></text:p>
          <text:p text:style-name="P162"><text:a xlink:type="simple" xlink:href="#__RefHeading___Toc4214_3240690596" text:style-name="Index_20_Link" text:visited-style-name="Index_20_Link">4.4 Ajout de sucre par lot<text:tab/>12</text:a></text:p>
          <text:p text:style-name="P162"><text:a xlink:type="simple" xlink:href="#__RefHeading___Toc4216_3240690596" text:style-name="Index_20_Link" text:visited-style-name="Index_20_Link">4.5 Traitement d'un lot<text:tab/>13</text:a></text:p>
          <text:p text:style-name="P162"><text:a xlink:type="simple" xlink:href="#__RefHeading___Toc1084_1613789997" text:style-name="Index_20_Link" text:visited-style-name="Index_20_Link">4.6 Statistiques production<text:tab/>13</text:a></text:p>
          <text:p text:style-name="P162"><text:a xlink:type="simple" xlink:href="#__RefHeading___Toc3766_272341674" text:style-name="Index_20_Link" text:visited-style-name="Index_20_Link">4.7 Statistiques âges de reines<text:tab/>13</text:a></text:p>
          <text:p text:style-name="P162"><text:a xlink:type="simple" xlink:href="#__RefHeading___Toc1086_1613789997" text:style-name="Index_20_Link" text:visited-style-name="Index_20_Link">4.8 Détail d'un essaim<text:tab/>14</text:a></text:p>
          <text:p text:style-name="P163"><text:a xlink:type="simple" xlink:href="#__RefHeading___Toc3671_3061578475" text:style-name="Index_20_Link" text:visited-style-name="Index_20_Link">4.8.1 Modifier<text:tab/>14</text:a></text:p>
          <text:p text:style-name="P163"><text:a xlink:type="simple" xlink:href="#__RefHeading___Toc3673_3061578475" text:style-name="Index_20_Link" text:visited-style-name="Index_20_Link">4.8.2 Cloner<text:tab/>14</text:a></text:p>
          <text:p text:style-name="P163"><text:a xlink:type="simple" xlink:href="#__RefHeading___Toc3675_3061578475" text:style-name="Index_20_Link" text:visited-style-name="Index_20_Link">4.8.3 Essaimer<text:tab/>15</text:a></text:p>
          <text:p text:style-name="P163"><text:soft-page-break/><text:a xlink:type="simple" xlink:href="#__RefHeading___Toc3677_3061578475" text:style-name="Index_20_Link" text:visited-style-name="Index_20_Link">4.8.4 Associer avec une ruche<text:tab/>16</text:a></text:p>
          <text:p text:style-name="P163"><text:a xlink:type="simple" xlink:href="#__RefHeading___Toc3679_3061578475" text:style-name="Index_20_Link" text:visited-style-name="Index_20_Link">4.8.5 Supprimer<text:tab/>16</text:a></text:p>
          <text:p text:style-name="P163"><text:a xlink:type="simple" xlink:href="#__RefHeading___Toc3681_3061578475" text:style-name="Index_20_Link" text:visited-style-name="Index_20_Link">4.8.6 Graphe de descendance<text:tab/>16</text:a></text:p>
          <text:p text:style-name="P163"><text:a xlink:type="simple" xlink:href="#__RefHeading___Toc3683_3061578475" text:style-name="Index_20_Link" text:visited-style-name="Index_20_Link">4.8.7 Disperser/Remérer<text:tab/>16</text:a></text:p>
          <text:p text:style-name="P163"><text:a xlink:type="simple" xlink:href="#__RefHeading___Toc3685_3061578475" text:style-name="Index_20_Link" text:visited-style-name="Index_20_Link">4.8.8 Liste des événements<text:tab/>17</text:a></text:p>
          <text:p text:style-name="P163"><text:a xlink:type="simple" xlink:href="#__RefHeading___Toc3824_3476563104" text:style-name="Index_20_Link" text:visited-style-name="Index_20_Link">4.8.9 Création d’un événement commentaire<text:tab/>17</text:a></text:p>
          <text:p text:style-name="P163"><text:a xlink:type="simple" xlink:href="#__RefHeading___Toc3826_3476563104" text:style-name="Index_20_Link" text:visited-style-name="Index_20_Link">4.8.10 Création d’un événement sucre<text:tab/>18</text:a></text:p>
          <text:p text:style-name="P163"><text:a xlink:type="simple" xlink:href="#__RefHeading___Toc3828_3476563104" text:style-name="Index_20_Link" text:visited-style-name="Index_20_Link">4.8.11 Création d’un événement traitement<text:tab/>18</text:a></text:p>
          <text:p text:style-name="P163"><text:a xlink:type="simple" xlink:href="#__RefHeading___Toc3830_3476563104" text:style-name="Index_20_Link" text:visited-style-name="Index_20_Link">4.8.12 Création d’un événement pesée<text:tab/>18</text:a></text:p>
          <text:p text:style-name="P163"><text:a xlink:type="simple" xlink:href="#__RefHeading___Toc3832_3476563104" text:style-name="Index_20_Link" text:visited-style-name="Index_20_Link">4.8.13 Création d’un événement cadre<text:tab/>18</text:a></text:p>
          <text:p text:style-name="P163"><text:a xlink:type="simple" xlink:href="#__RefHeading___Toc4719_3359971188" text:style-name="Index_20_Link" text:visited-style-name="Index_20_Link">4.8.14 Historique<text:tab/>18</text:a></text:p>
          <text:p text:style-name="P161"><text:a xlink:type="simple" xlink:href="#__RefHeading___Toc1088_1613789997" text:style-name="Index_20_Link" text:visited-style-name="Index_20_Link">5 Hausses<text:tab/>19</text:a></text:p>
          <text:p text:style-name="P162"><text:a xlink:type="simple" xlink:href="#__RefHeading___Toc1090_1613789997" text:style-name="Index_20_Link" text:visited-style-name="Index_20_Link">5.1 Liste<text:tab/>19</text:a></text:p>
          <text:p text:style-name="P162"><text:a xlink:type="simple" xlink:href="#__RefHeading___Toc1127_1613789997" text:style-name="Index_20_Link" text:visited-style-name="Index_20_Link">5.2 Création<text:tab/>19</text:a></text:p>
          <text:p text:style-name="P162"><text:a xlink:type="simple" xlink:href="#__RefHeading___Toc3500_4134729872" text:style-name="Index_20_Link" text:visited-style-name="Index_20_Link">5.3 Commentaire par lot<text:tab/>19</text:a></text:p>
          <text:p text:style-name="P162"><text:a xlink:type="simple" xlink:href="#__RefHeading___Toc1129_1613789997" text:style-name="Index_20_Link" text:visited-style-name="Index_20_Link">5.4 Détail d'une hausse <text:tab/>20</text:a></text:p>
          <text:p text:style-name="P163"><text:a xlink:type="simple" xlink:href="#__RefHeading___Toc3812_3476563104" text:style-name="Index_20_Link" text:visited-style-name="Index_20_Link">5.4.1 Modifier<text:tab/>20</text:a></text:p>
          <text:p text:style-name="P163"><text:a xlink:type="simple" xlink:href="#__RefHeading___Toc3814_3476563104" text:style-name="Index_20_Link" text:visited-style-name="Index_20_Link">5.4.2 Cloner<text:tab/>21</text:a></text:p>
          <text:p text:style-name="P163"><text:a xlink:type="simple" xlink:href="#__RefHeading___Toc3816_3476563104" text:style-name="Index_20_Link" text:visited-style-name="Index_20_Link">5.4.3 Supprimer<text:tab/>21</text:a></text:p>
          <text:p text:style-name="P163"><text:a xlink:type="simple" xlink:href="#__RefHeading___Toc3818_3476563104" text:style-name="Index_20_Link" text:visited-style-name="Index_20_Link">5.4.4 Liste des événements<text:tab/>21</text:a></text:p>
          <text:p text:style-name="P163"><text:a xlink:type="simple" xlink:href="#__RefHeading___Toc3820_3476563104" text:style-name="Index_20_Link" text:visited-style-name="Index_20_Link">5.4.5 Création d’un événement commentaire<text:tab/>22</text:a></text:p>
          <text:p text:style-name="P163"><text:a xlink:type="simple" xlink:href="#__RefHeading___Toc3822_3476563104" text:style-name="Index_20_Link" text:visited-style-name="Index_20_Link">5.4.6 Création d’un événement remplissage<text:tab/>22</text:a></text:p>
          <text:p text:style-name="P161"><text:a xlink:type="simple" xlink:href="#__RefHeading___Toc1094_1613789997" text:style-name="Index_20_Link" text:visited-style-name="Index_20_Link">6 Ruchers<text:tab/>23</text:a></text:p>
          <text:p text:style-name="P162"><text:a xlink:type="simple" xlink:href="#__RefHeading___Toc1096_1613789997" text:style-name="Index_20_Link" text:visited-style-name="Index_20_Link">6.1 Liste<text:tab/>23</text:a></text:p>
          <text:p text:style-name="P162"><text:a xlink:type="simple" xlink:href="#__RefHeading___Toc1098_1613789997" text:style-name="Index_20_Link" text:visited-style-name="Index_20_Link">6.2 Création<text:tab/>23</text:a></text:p>
          <text:p text:style-name="P162"><text:a xlink:type="simple" xlink:href="#__RefHeading___Toc1558_1905309782" text:style-name="Index_20_Link" text:visited-style-name="Index_20_Link">6.3 Carte Google<text:tab/>24</text:a></text:p>
          <text:p text:style-name="P162"><text:a xlink:type="simple" xlink:href="#__RefHeading___Toc1560_1905309782" text:style-name="Index_20_Link" text:visited-style-name="Index_20_Link">6.4 Carte IGN<text:tab/>24</text:a></text:p>
          <text:p text:style-name="P162"><text:a xlink:type="simple" xlink:href="#__RefHeading___Toc1562_1905309782" text:style-name="Index_20_Link" text:visited-style-name="Index_20_Link">6.5 Carte OpenStreetMap<text:tab/>25</text:a></text:p>
          <text:p text:style-name="P162"><text:a xlink:type="simple" xlink:href="#__RefHeading___Toc1564_1905309782" text:style-name="Index_20_Link" text:visited-style-name="Index_20_Link">6.6 Statistiques<text:tab/>25</text:a></text:p>
          <text:p text:style-name="P162"><text:a xlink:type="simple" xlink:href="#__RefHeading___Toc1100_1613789997" text:style-name="Index_20_Link" text:visited-style-name="Index_20_Link">6.7 Détail d'un rucher<text:tab/>25</text:a></text:p>
          <text:p text:style-name="P163"><text:a xlink:type="simple" xlink:href="#__RefHeading___Toc3537_3352760186" text:style-name="Index_20_Link" text:visited-style-name="Index_20_Link">6.7.1 Modifier<text:tab/>26</text:a></text:p>
          <text:p text:style-name="P163"><text:a xlink:type="simple" xlink:href="#__RefHeading___Toc3547_3352760186" text:style-name="Index_20_Link" text:visited-style-name="Index_20_Link">6.7.2 Carte Google<text:tab/>26</text:a></text:p>
          <text:p text:style-name="P163"><text:a xlink:type="simple" xlink:href="#__RefHeading___Toc3549_3352760186" text:style-name="Index_20_Link" text:visited-style-name="Index_20_Link">6.7.3 Carte IGN<text:tab/>27</text:a></text:p>
          <text:p text:style-name="P163"><text:a xlink:type="simple" xlink:href="#__RefHeading___Toc3551_3352760186" text:style-name="Index_20_Link" text:visited-style-name="Index_20_Link">6.7.4 Carte OpenStreetMap<text:tab/>28</text:a></text:p>
          <text:p text:style-name="P163"><text:a xlink:type="simple" xlink:href="#__RefHeading___Toc3541_3352760186" text:style-name="Index_20_Link" text:visited-style-name="Index_20_Link">6.7.5 Météo<text:tab/>30</text:a></text:p>
          <text:p text:style-name="P163"><text:a xlink:type="simple" xlink:href="#__RefHeading___Toc3543_3352760186" text:style-name="Index_20_Link" text:visited-style-name="Index_20_Link">6.7.6 Ajouter des ruches<text:tab/>30</text:a></text:p>
          <text:p text:style-name="P163"><text:a xlink:type="simple" xlink:href="#__RefHeading___Toc3539_3352760186" text:style-name="Index_20_Link" text:visited-style-name="Index_20_Link">6.7.7 Supprimer<text:tab/>30</text:a></text:p>
          <text:p text:style-name="P163"><text:a xlink:type="simple" xlink:href="#__RefHeading___Toc3553_3352760186" text:style-name="Index_20_Link" text:visited-style-name="Index_20_Link">6.7.8 Liste de événements<text:tab/>30</text:a></text:p>
          <text:p text:style-name="P163"><text:a xlink:type="simple" xlink:href="#__RefHeading___Toc3555_3352760186" text:style-name="Index_20_Link" text:visited-style-name="Index_20_Link">6.7.9 Création d’un événement commentaire<text:tab/>30</text:a></text:p>
          <text:p text:style-name="P163"><text:a xlink:type="simple" xlink:href="#__RefHeading___Toc3834_3476563104" text:style-name="Index_20_Link" text:visited-style-name="Index_20_Link">6.7.10 Historique<text:tab/>30</text:a></text:p>
          <text:p text:style-name="P161"><text:a xlink:type="simple" xlink:href="#__RefHeading___Toc1102_1613789997" text:style-name="Index_20_Link" text:visited-style-name="Index_20_Link">7 Récoltes<text:tab/>32</text:a></text:p>
          <text:p text:style-name="P162"><text:a xlink:type="simple" xlink:href="#__RefHeading___Toc1104_1613789997" text:style-name="Index_20_Link" text:visited-style-name="Index_20_Link">7.1 Liste<text:tab/>32</text:a></text:p>
          <text:p text:style-name="P162"><text:a xlink:type="simple" xlink:href="#__RefHeading___Toc1106_1613789997" text:style-name="Index_20_Link" text:visited-style-name="Index_20_Link">7.2 Création<text:tab/>32</text:a></text:p>
          <text:p text:style-name="P162"><text:a xlink:type="simple" xlink:href="#__RefHeading___Toc2109_1915135085" text:style-name="Index_20_Link" text:visited-style-name="Index_20_Link">7.3 Statistiques production essaim/récolte<text:tab/>32</text:a></text:p>
          <text:p text:style-name="P162"><text:a xlink:type="simple" xlink:href="#__RefHeading___Toc3836_3476563104" text:style-name="Index_20_Link" text:visited-style-name="Index_20_Link">7.4 Statistiques production annuelle<text:tab/>32</text:a></text:p>
          <text:p text:style-name="P162"><text:a xlink:type="simple" xlink:href="#__RefHeading___Toc1108_1613789997" text:style-name="Index_20_Link" text:visited-style-name="Index_20_Link">7.5 Détail d'une récolte<text:tab/>33</text:a></text:p>
          <text:p text:style-name="P163"><text:a xlink:type="simple" xlink:href="#__RefHeading___Toc3780_3476563104" text:style-name="Index_20_Link" text:visited-style-name="Index_20_Link">7.5.1 Modifier<text:tab/>33</text:a></text:p>
          <text:p text:style-name="P163"><text:a xlink:type="simple" xlink:href="#__RefHeading___Toc3782_3476563104" text:style-name="Index_20_Link" text:visited-style-name="Index_20_Link">7.5.2 Choix des hausses<text:tab/>34</text:a></text:p>
          <text:p text:style-name="P163"><text:a xlink:type="simple" xlink:href="#__RefHeading___Toc3784_3476563104" text:style-name="Index_20_Link" text:visited-style-name="Index_20_Link">7.5.3 Retrait des hausses<text:tab/>34</text:a></text:p>
          <text:p text:style-name="P163"><text:a xlink:type="simple" xlink:href="#__RefHeading___Toc3786_3476563104" text:style-name="Index_20_Link" text:visited-style-name="Index_20_Link">7.5.4 Statistiques essaim<text:tab/>34</text:a></text:p>
          <text:p text:style-name="P163"><text:a xlink:type="simple" xlink:href="#__RefHeading___Toc3788_3476563104" text:style-name="Index_20_Link" text:visited-style-name="Index_20_Link">7.5.5 Supprimer<text:tab/>34</text:a></text:p>
          <text:p text:style-name="P161"><text:a xlink:type="simple" xlink:href="#__RefHeading___Toc1110_1613789997" text:style-name="Index_20_Link" text:visited-style-name="Index_20_Link">8 Événements<text:tab/>35</text:a></text:p>
          <text:p text:style-name="P162"><text:soft-page-break/><text:a xlink:type="simple" xlink:href="#__RefHeading___Toc1566_1905309782" text:style-name="Index_20_Link" text:visited-style-name="Index_20_Link">8.1 Liste<text:tab/>35</text:a></text:p>
          <text:p text:style-name="P162"><text:a xlink:type="simple" xlink:href="#__RefHeading___Toc1568_1905309782" text:style-name="Index_20_Link" text:visited-style-name="Index_20_Link">8.2 Création<text:tab/>36</text:a></text:p>
          <text:p text:style-name="P162"><text:a xlink:type="simple" xlink:href="#__RefHeading___Toc1114_1613789997" text:style-name="Index_20_Link" text:visited-style-name="Index_20_Link">8.3 Détail d'un événement<text:tab/>36</text:a></text:p>
          <text:p text:style-name="P163"><text:a xlink:type="simple" xlink:href="#__RefHeading___Toc3790_3476563104" text:style-name="Index_20_Link" text:visited-style-name="Index_20_Link">8.3.1 Modifier<text:tab/>36</text:a></text:p>
          <text:p text:style-name="P163"><text:a xlink:type="simple" xlink:href="#__RefHeading___Toc3792_3476563104" text:style-name="Index_20_Link" text:visited-style-name="Index_20_Link">8.3.2 Supprimer<text:tab/>36</text:a></text:p>
          <text:p text:style-name="P161"><text:a xlink:type="simple" xlink:href="#__RefHeading___Toc1116_1613789997" text:style-name="Index_20_Link" text:visited-style-name="Index_20_Link">9 Personnes<text:tab/>37</text:a></text:p>
          <text:p text:style-name="P162"><text:a xlink:type="simple" xlink:href="#__RefHeading___Toc1570_1905309782" text:style-name="Index_20_Link" text:visited-style-name="Index_20_Link">9.1 Liste<text:tab/>37</text:a></text:p>
          <text:p text:style-name="P162"><text:a xlink:type="simple" xlink:href="#__RefHeading___Toc1572_1905309782" text:style-name="Index_20_Link" text:visited-style-name="Index_20_Link">9.2 Création<text:tab/>37</text:a></text:p>
          <text:p text:style-name="P162"><text:a xlink:type="simple" xlink:href="#__RefHeading___Toc1120_1613789997" text:style-name="Index_20_Link" text:visited-style-name="Index_20_Link">9.3 Détail d'une personne<text:tab/>37</text:a></text:p>
          <text:p text:style-name="P163"><text:a xlink:type="simple" xlink:href="#__RefHeading___Toc3794_3476563104" text:style-name="Index_20_Link" text:visited-style-name="Index_20_Link">9.3.1 Modifier<text:tab/>38</text:a></text:p>
          <text:p text:style-name="P163"><text:a xlink:type="simple" xlink:href="#__RefHeading___Toc3796_3476563104" text:style-name="Index_20_Link" text:visited-style-name="Index_20_Link">9.3.2 Supprimer<text:tab/>38</text:a></text:p>
          <text:p text:style-name="P161"><text:a xlink:type="simple" xlink:href="#__RefHeading___Toc2756_3921109291" text:style-name="Index_20_Link" text:visited-style-name="Index_20_Link">10 Admin<text:tab/>39</text:a></text:p>
          <text:p text:style-name="P162"><text:a xlink:type="simple" xlink:href="#__RefHeading___Toc1122_1613789997" text:style-name="Index_20_Link" text:visited-style-name="Index_20_Link">10.1 Préférences<text:tab/>39</text:a></text:p>
          <text:p text:style-name="P162"><text:a xlink:type="simple" xlink:href="#__RefHeading___Toc3324_1733795245" text:style-name="Index_20_Link" text:visited-style-name="Index_20_Link">10.2 API REST<text:tab/>39</text:a></text:p>
          <text:p text:style-name="P162"><text:a xlink:type="simple" xlink:href="#__RefHeading___Toc3332_1733795245" text:style-name="Index_20_Link" text:visited-style-name="Index_20_Link">10.3 Logs<text:tab/>39</text:a></text:p>
          <text:p text:style-name="P162"><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9</text:a></text:p>
          <text:p text:style-name="P162"><text:a xlink:type="simple" xlink:href="#__RefHeading___Toc4457_1171085051" text:style-name="Index_20_Link" text:visited-style-name="Index_20_Link">10.5 Tests<text:tab/>40</text:a></text:p>
          <text:p text:style-name="P162"><text:a xlink:type="simple" xlink:href="#__RefHeading___Toc4193_3223985247" text:style-name="Index_20_Link" text:visited-style-name="Index_20_Link">10.6 Doc<text:tab/>41</text:a></text:p>
          <text:p text:style-name="P161"><text:a xlink:type="simple" xlink:href="#__RefHeading___Toc4617_1171273416" text:style-name="Index_20_Link" text:visited-style-name="Index_20_Link">11 Annexes<text:tab/>42</text:a></text:p>
          <text:p text:style-name="P162"><text:a xlink:type="simple" xlink:href="#__RefHeading___Toc4619_1171273416" text:style-name="Index_20_Link" text:visited-style-name="Index_20_Link">11.1 Cartes IGN ou OSM<text:tab/>42</text:a></text:p>
          <text:p text:style-name="P162"><text:a xlink:type="simple" xlink:href="#__RefHeading___Toc4624_1171273416" text:style-name="Index_20_Link" text:visited-style-name="Index_20_Link">11.2 Tableaux dynamiques<text:tab/>43</text:a></text:p>
        </text:index-body>
      </text:table-of-content>
      <text:p text:style-name="P19"/>
      <text:h text:style-name="P171" text:outline-level="1"><text:bookmark-start text:name="__RefHeading___Toc1056_1613789997"/>Connexion<text:bookmark-end text:name="__RefHeading___Toc1056_1613789997"/></text:h>
      <text:p text:style-name="P164">Connectez vous avec votre navigateur internet préféré à votre application Ruches.</text:p>
      <text:p text:style-name="P165"><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376">En cliquant sur l’icône représentant une ruche à gauche des menus :</text:p>
      <text:list xml:id="list3848991819" text:style-name="L70">
        <text:list-item>
          <text:p text:style-name="P377">vous avez accès au nom de l’utilisateur connecté et à son rôle,</text:p>
        </text:list-item>
        <text:list-item>
          <text:p text:style-name="P377">vous pouvez vous déconnecter en cliquant sur "Déconnexion".</text:p>
        </text:list-item>
      </text:list>
      <text:h text:style-name="P17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1">(voir l’annexe </text:span><text:span text:style-name="T331"><text:bookmark-ref text:reference-format="chapter" text:ref-name="__RefNumPara__4764_801375353">11.2</text:bookmark-ref></text:span><text:span text:style-name="T331">)</text:span>. Les colonnes peuvent être masquées/affichées.</text:p>
      <text:p text:style-name="Text_20_body">La liste des ruches affiche les champs suivants :</text:p>
      <text:list xml:id="list1772590343" text:style-name="L1">
        <text:list-item>
          <text:p text:style-name="P203"><text:span text:style-name="T66">Nom </text:span>: nom de la ruche (lien vers la page détail de la ruche)</text:p>
        </text:list-item>
        <text:list-item>
          <text:p text:style-name="P203"><text:span text:style-name="T66">Essaim </text:span>: nom de l’essaim (lien vers la page détail de l’essaim)</text:p>
        </text:list-item>
        <text:list-item>
          <text:p text:style-name="P203"><text:span text:style-name="T66">Rucher </text:span>: nom du rucher (lien vers la page détail du rucher)</text:p>
        </text:list-item>
        <text:list-item>
          <text:p text:style-name="P203"><text:span text:style-name="T66">Date </text:span>: date d’ajout de cette ruche dans le rucher</text:p>
        </text:list-item>
        <text:list-item>
          <text:p text:style-name="P203"><text:span text:style-name="T66">Acquisition </text:span>: date d’acquisition de la ruche</text:p>
        </text:list-item>
        <text:list-item>
          <text:p text:style-name="P203"><text:span text:style-name="T66">Poids </text:span>: poids de la ruche vide</text:p>
        </text:list-item>
        <text:list-item>
          <text:p text:style-name="P203"><text:span text:style-name="T66">Cadres </text:span>: nombre de cadres (si à jour dans les événements cadre de la ruche)</text:p>
        </text:list-item>
        <text:list-item>
          <text:p text:style-name="P203"><text:span text:style-name="T66">Cadres max</text:span> : nom de cadres max du type de ruche</text:p>
        </text:list-item>
        <text:list-item>
          <text:p text:style-name="P203"><text:span text:style-name="T66">Type </text:span>: type de ruche</text:p>
        </text:list-item>
        <text:list-item>
          <text:p text:style-name="P203"><text:span text:style-name="T66">Hausses </text:span>: nombre de hausses</text:p>
        </text:list-item>
        <text:list-item>
          <text:p text:style-name="P209"><text:span text:style-name="T66">Latitude</text:span> et longitude si affichage demandé dans Admin/Préférences</text:p>
        </text:list-item>
        <text:list-item>
          <text:p text:style-name="P211">Longitude</text:p>
        </text:list-item>
        <text:list-item>
          <text:p text:style-name="P203"><text:span text:style-name="T66">Commentaire</text:span> ruche</text:p>
        </text:list-item>
      </text:list>
      <text:h text:style-name="Heading_20_2" text:outline-level="2"><text:bookmark-start text:name="__RefHeading___Toc1062_1613789997"/>Création<text:bookmark-end text:name="__RefHeading___Toc1062_1613789997"/></text:h>
      <text:p text:style-name="P59">Vous pouvez créer une nouvelle ruche en cliquant sur <text:s/>le "+" dans la liste des ruches.</text:p>
      <text:p text:style-name="P22">Le formulaire de création présente les champs suivants :</text:p>
      <text:list xml:id="list3062489113" text:style-name="L2">
        <text:list-item>
          <text:p text:style-name="P234"><text:span text:style-name="T66">Nom </text:span>: <text:span text:style-name="T4">l</text:span><text:span text:style-name="T1">e nom de la ruche. </text:span><text:span text:style-name="T6">Ce champ doit être renseigné.</text:span></text:p>
        </text:list-item>
        <text:list-item>
          <text:p text:style-name="P235"><text:span text:style-name="T66">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40"><text:span text:style-name="T66">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36"><text:soft-page-break/><text:span text:style-name="T66">Type </text:span>: <text:span text:style-name="T4">l</text:span><text:span text:style-name="T3">e type de la ruche, voir menu "Types de ruche</text:span><text:span text:style-name="T267">s</text:span><text:span text:style-name="T3">". </text:span><text:span text:style-name="T4">Par exemple Dadant 10 cadres.</text:span></text:p>
        </text:list-item>
        <text:list-item>
          <text:p text:style-name="P236"><text:span text:style-name="T66">Dat</text:span><text:span text:style-name="T81">e</text:span><text:span text:style-name="T66"> </text:span><text:span text:style-name="T81">d’</text:span><text:span text:style-name="T66">acquisition</text:span> : <text:span text:style-name="T4">la </text:span><text:span text:style-name="T329">jour</text:span><text:span text:style-name="T4"> d’achat, d’acquisition de la ruche.</text:span></text:p>
        </text:list-item>
        <text:list-item>
          <text:p text:style-name="P237"><text:span text:style-name="T66">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et la placer dans un rucher de production. Les cartes des ruchers permettent de déplacer les ruches.</text:span></text:p>
        </text:list-item>
        <text:list-item>
          <text:p text:style-name="P238"><text:span text:style-name="T66">Longitude </text:span>: <text:span text:style-name="T5">longitude de la ruche </text:span><text:span text:style-name="T195">(nombre décimal entre -180 et 180 degrés)</text:span><text:span text:style-name="T5">.</text:span></text:p>
        </text:list-item>
        <text:list-item>
          <text:p text:style-name="P239"><text:span text:style-name="T66">Commentaire </text:span>: <text:span text:style-name="T5">un commentaire sur la ruche. </text:span><text:span text:style-name="T155">Vous pouvez par la suite créer de événements commentaire ruche datés indépendamment de ce champ. Ne pas mettre de commentaire sur l’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3">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175" text:outline-level="2"><text:bookmark-start text:name="__RefHeading___Toc3496_4134729872"/>Commentaire par lot<text:bookmark-end text:name="__RefHeading___Toc3496_4134729872"/></text:h>
      <text:p text:style-name="P13">Sélectionner dans la liste les lignes des <text:span text:style-name="T208">ruches</text:span> à traiter en cliquant dans ces lignes puis cliquer sur le bouton "Ajouter des événements <text:span text:style-name="T208">Commentaires</text:span>".</text:p>
      <text:p text:style-name="P13">Dans le formulaire saisir :</text:p>
      <text:list xml:id="list1433136646" text:style-name="L3">
        <text:list-item>
          <text:p text:style-name="P242"><text:span text:style-name="T82">Date </text:span><text:span text:style-name="T268">: </text:span>la date d<text:span text:style-name="T210">e l’événement</text:span></text:p>
        </text:list-item>
        <text:list-item>
          <text:p text:style-name="P242"><text:span text:style-name="T82">Commentaire </text:span><text:span text:style-name="T268">: </text:span>un commentaire</text:p>
        </text:list-item>
      </text:list>
      <text:p text:style-name="P68">Sélection des lignes :</text:p>
      <text:list xml:id="list224642113" text:style-name="L4">
        <text:list-item>
          <text:p text:style-name="P246">cliquer dans une zone de la ligne qui n’a pas de lien</text:p>
        </text:list-item>
        <text:list-item>
          <text:p text:style-name="P246">utiliser <text:span text:style-name="T209">un clic simple</text:span> pour ajouter ou retirer une ligne à la sélection</text:p>
        </text:list-item>
        <text:list-item>
          <text:p text:style-name="P246">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2"><text:span text:style-name="T66">Premier tableau </text:span><text:span text:style-name="T70">rappel</text:span><text:span text:style-name="T66"> </text:span><text:span text:style-name="T70">d</text:span><text:span text:style-name="T66">es caractéristiques de la ruche </text:span>:</text:p>
      <text:p text:style-name="P110">Acquisition, Poids, Cadres max, Type, Latitude, Longitude, Commentaire</text:p>
      <text:p text:style-name="P103"><text:span text:style-name="T71">Deuxième tableau le</text:span><text:span text:style-name="T72"> rucher</text:span><text:span text:style-name="T122"> : </text:span></text:p>
      <text:list xml:id="list3100494226" text:style-name="L5">
        <text:list-item>
          <text:p text:style-name="P249"><text:span text:style-name="T66">Rucher </text:span>: <text:span text:style-name="T123">le nom du rucher</text:span></text:p>
        </text:list-item>
        <text:list-item>
          <text:p text:style-name="P249"><text:soft-page-break/><text:span text:style-name="T66">Date </text:span>: la date où la ruche a été mise dans ce rucher</text:p>
        </text:list-item>
        <text:list-item>
          <text:p text:style-name="P249"><text:span text:style-name="T66">Commentaire </text:span>: <text:span text:style-name="T123">le commentaire de cet événement mise en rucher</text:span></text:p>
        </text:list-item>
      </text:list>
      <text:p text:style-name="P97"><text:span text:style-name="T71">p</text:span><text:span text:style-name="T66">uis l’essaim</text:span> :</text:p>
      <text:list xml:id="list73664947" text:style-name="L6">
        <text:list-item>
          <text:p text:style-name="P250"><text:span text:style-name="T66">Essaim </text:span>: <text:span text:style-name="T124">nom de l’essaim</text:span></text:p>
        </text:list-item>
        <text:list-item>
          <text:p text:style-name="P250"><text:span text:style-name="T66">Date </text:span>: <text:span text:style-name="T124">la date où l’essaim a été mis dans la ruche</text:span></text:p>
        </text:list-item>
        <text:list-item>
          <text:p text:style-name="P251"><text:span text:style-name="T66">Commentaire </text:span>:<text:span text:style-name="T122"> </text:span><text:span text:style-name="T123">le commentaire de cet événement mise en ruche</text:span></text:p>
        </text:list-item>
      </text:list>
      <text:p text:style-name="P108">Troisième tableau les derniers événements :</text:p>
      <text:list xml:id="list335857425" text:style-name="L7">
        <text:list-item>
          <text:p text:style-name="P252"><text:span text:style-name="T83">C</text:span><text:span text:style-name="T84">ommentaire</text:span><text:span text:style-name="T269"> ruche : Commentaire, </text:span><text:span text:style-name="T125">Date</text:span></text:p>
        </text:list-item>
      </text:list>
      <text:p text:style-name="P98"><text:span text:style-name="T66">Tableau de</text:span><text:span text:style-name="T80">s</text:span><text:span text:style-name="T66"> hausses de la ruche</text:span> :</text:p>
      <text:p text:style-name="P99"><text:span text:style-name="T66">Nom </text:span>: le nom de la hausse</text:p>
      <text:p text:style-name="P99"><text:span text:style-name="T66">Ordre </text:span>: le numéro d’ordre de la hausse (1 première hausse posée sur la ruche)</text:p>
      <text:p text:style-name="P109">Date pose, Acquisition, Poids, Cadres, Cadres max, Commentaire</text:p>
      <text:p text:style-name="P100"/>
      <text:p text:style-name="P100">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246800048" text:style-name="L8">
        <text:list-item>
          <text:p text:style-name="P253">la date d’acquisition</text:p>
        </text:list-item>
        <text:list-item>
          <text:p text:style-name="P253">le poids à vide</text:p>
        </text:list-item>
        <text:list-item>
          <text:p text:style-name="P253">le rucher</text:p>
        </text:list-item>
        <text:list-item>
          <text:p text:style-name="P253">le commentaire</text:p>
        </text:list-item>
      </text:list>
      <text:p text:style-name="P130">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1">dans la liste Retirer ou Ajouter</text:span>. Un événement ajout ou retrait de hausse est créé.</text:p>
      <text:p text:style-name="P166"><text:soft-page-break/>En cas d’erreur, pour abandonner l’action de retirer ou d’ajouter cliquez sur le titre dans le formulaire de saisie de la date et du commentaire.</text:p>
      <text:p text:style-name="Text_20_body"><text:span text:style-name="T271">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Changer de rucher<text:bookmark-end text:name="__RefHeading___Toc3804_3476563104"/></text:h>
      <text:p text:style-name="P131">Pour mettre la ruche dans un autre rucher. Le formulaire demande la date de ce mouvement, le nom du nouveau rucher et un commentaire éventuel.</text:p>
      <text:p text:style-name="P131">Un événement "Ajout dans rucher" est créé.</text:p>
      <text:p text:style-name="P132">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6">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5">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3687193866" text:style-name="L9">
        <text:list-item>
          <text:list>
            <text:list-item>
              <text:list>
                <text:list-item>
                  <text:p text:style-name="P254"><text:span text:style-name="T66">Date </text:span>: la date de l’événement avec heure et minute</text:p>
                </text:list-item>
                <text:list-item>
                  <text:p text:style-name="P254"><text:span text:style-name="T66">Événement </text:span>: le type de l’événement</text:p>
                </text:list-item>
                <text:list-item>
                  <text:p text:style-name="P254"><text:span text:style-name="T66">Ruche </text:span>: la ruche</text:p>
                </text:list-item>
                <text:list-item>
                  <text:p text:style-name="P254"><text:span text:style-name="T66">Essaim </text:span>: l’essaim (s’il y a un essaim dans la ruche)</text:p>
                </text:list-item>
                <text:list-item>
                  <text:p text:style-name="P254"><text:span text:style-name="T66">Rucher </text:span>: le rucher</text:p>
                </text:list-item>
                <text:list-item>
                  <text:p text:style-name="P254"><text:span text:style-name="T66">Hausse </text:span>: la hausse s’il s’agit d’un événement ajout ou retrait de hausse</text:p>
                </text:list-item>
                <text:list-item>
                  <text:p text:style-name="P254"><text:span text:style-name="T66">Valeur </text:span>: une valeur caractérisant l’événement (poids, nombre de cadres...) </text:p>
                </text:list-item>
                <text:list-item>
                  <text:p text:style-name="P213">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77" text:outline-level="2"><text:bookmark-start text:name="__RefHeading___Toc4312_2043422998"/><text:soft-page-break/>Liste détaillée<text:bookmark-end text:name="__RefHeading___Toc4312_2043422998"/></text:h>
      <text:p text:style-name="P125">Cette liste peut être utile pour faire des impressions à emporter sur le terrain.</text:p>
      <text:p text:style-name="P126">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224202099023934" text:continue-list="list1772590343" text:style-name="L1">
        <text:list-item>
          <text:p text:style-name="P204"><text:span text:style-name="T66">Nom </text:span>: nom de la ruche (lien vers la page détail de la ruche)</text:p>
        </text:list-item>
        <text:list-item>
          <text:p text:style-name="P204"><text:span text:style-name="T66">Essaim </text:span>: nom de l’essaim (lien vers la page détail de l’essaim)</text:p>
        </text:list-item>
        <text:list-item>
          <text:p text:style-name="P255"><text:span text:style-name="T93">+ </text:span><text:span text:style-name="T66">Acquisition </text:span>: date d’acquisition de l’essaim</text:p>
        </text:list-item>
        <text:list-item>
          <text:p text:style-name="P255"><text:span text:style-name="T93">+ </text:span><text:span text:style-name="T66">Commentaire</text:span> essaim</text:p>
        </text:list-item>
        <text:list-item>
          <text:p text:style-name="P204"><text:span text:style-name="T66">Rucher </text:span>: nom du rucher (lien vers la page détail du rucher)</text:p>
        </text:list-item>
        <text:list-item>
          <text:p text:style-name="P204"><text:span text:style-name="T66">Date </text:span>: date d’ajout de cette ruche dans le rucher</text:p>
        </text:list-item>
        <text:list-item>
          <text:p text:style-name="P204"><text:span text:style-name="T66">Acquisition </text:span>: date d’acquisition de la ruche</text:p>
        </text:list-item>
        <text:list-item>
          <text:p text:style-name="P204"><text:span text:style-name="T66">Poids </text:span>: poids de la ruche vide</text:p>
        </text:list-item>
        <text:list-item>
          <text:p text:style-name="P256"><text:span text:style-name="T97">+ </text:span><text:span text:style-name="T66">Poids </text:span><text:span text:style-name="T98">total</text:span>: poids, <text:span text:style-name="T292">date et commentaire</text:span> du dernier événement pesée de la ruche.</text:p>
        </text:list-item>
        <text:list-item>
          <text:p text:style-name="P204"><text:span text:style-name="T96">+ </text:span><text:span text:style-name="T66">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04"><text:span text:style-name="T66">Cadres max</text:span> : nom de cadres max du type de ruche</text:p>
        </text:list-item>
        <text:list-item>
          <text:p text:style-name="P204"><text:span text:style-name="T66">Type </text:span>: type de ruche</text:p>
        </text:list-item>
        <text:list-item>
          <text:p text:style-name="P205"><text:span text:style-name="T93">+ </text:span><text:span text:style-name="T66">Hausses </text:span>: <text:span text:style-name="T285">nom des hausses </text:span><text:span text:style-name="T287">posées sur la ruche,</text:span><text:span text:style-name="T285"> </text:span><text:span text:style-name="T286">séparés par des virgules</text:span></text:p>
        </text:list-item>
        <text:list-item>
          <text:p text:style-name="P206"><text:span text:style-name="T94">+ </text:span><text:span text:style-name="T99">Commentaire </text:span><text:span text:style-name="T94">hausse</text:span><text:span text:style-name="T99"> :</text:span><text:span text:style-name="T293"> </text:span><text:span text:style-name="T285">dernier événement pose de hausse : nom </text:span><text:span text:style-name="T293">hausse, </text:span><text:span text:style-name="T285">date et commentaire</text:span></text:p>
        </text:list-item>
        <text:list-item>
          <text:p text:style-name="P210"><text:span text:style-name="T66">Latitude</text:span> et longitude si affichage demandé dans Admin/Préférences</text:p>
        </text:list-item>
        <text:list-item>
          <text:p text:style-name="P212">Longitude</text:p>
        </text:list-item>
        <text:list-item>
          <text:p text:style-name="P257"><text:span text:style-name="T66">Commentaire</text:span> ruche</text:p>
        </text:list-item>
        <text:list-item>
          <text:p text:style-name="P258"><text:span text:style-name="T95">+ </text:span><text:span text:style-name="T66">Reine marquée</text:span> : oui/non</text:p>
        </text:list-item>
        <text:list-item>
          <text:p text:style-name="P258"><text:span text:style-name="T95">+ </text:span><text:span text:style-name="T66">Couleur de marquage</text:span> de la reine</text:p>
        </text:list-item>
        <text:list-item>
          <text:p text:style-name="P258"><text:span text:style-name="T95">+ </text:span><text:span text:style-name="T66">Date de naissance</text:span> de la reine</text:p>
        </text:list-item>
        <text:list-item>
          <text:p text:style-name="P258"><text:span text:style-name="T95">+ </text:span><text:span text:style-name="T66">Commentaire1</text:span> <text:span text:style-name="T283">2 et 3 les <text:s/>derniers </text:span><text:span text:style-name="T284">événements </text:span><text:span text:style-name="T283">commentaires de l’essaim</text:span></text:p>
        </text:list-item>
        <text:list-item>
          <text:p text:style-name="P214"><text:span text:style-name="T288">+ </text:span>Commentaire2</text:p>
        </text:list-item>
        <text:list-item>
          <text:p text:style-name="P214"><text:span text:style-name="T288">+ </text:span>Commentaire3</text:p>
        </text:list-item>
      </text:list>
      <text:h text:style-name="P171" text:outline-level="1"><text:bookmark-start text:name="__RefHeading___Toc1066_1613789997"/>Types de ruche<text:bookmark-end text:name="__RefHeading___Toc1066_1613789997"/></text:h>
      <text:p text:style-name="P84">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846682064" text:style-name="L10">
        <text:list-item>
          <text:p text:style-name="P259"><text:span text:style-name="T66">Nom </text:span>: le nom du type de ruche (par exemple Dadant, Langstroth, Cloake20..)</text:p>
        </text:list-item>
        <text:list-item>
          <text:p text:style-name="P259"><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872929817" text:style-name="L11">
        <text:list-item>
          <text:p text:style-name="P260"><text:span text:style-name="T66">Nom </text:span>: ce champ doit être renseigné</text:p>
        </text:list-item>
        <text:list-item>
          <text:p text:style-name="P260"><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5">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171" text:outline-level="1"><text:bookmark-start text:name="__RefHeading___Toc1074_1613789997"/>Essaims<text:bookmark-end text:name="__RefHeading___Toc1074_1613789997"/></text:h>
      <text:p text:style-name="P17">Un essaim est composé d’une reine et des abeilles de la colonie placé<text:span text:style-name="T127">e</text:span>s dans une ruche.</text:p>
      <text:p text:style-name="P17">La reine étant une caractéristique majeure de l’essaim (reproduction, production…), si on change de reine il faut créer un nouvel essaim dans le logiciel Ruches.</text:p>
      <text:p text:style-name="P65">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224202311928572" text:continue-list="list224202099023934" text:style-name="L1">
        <text:list-item>
          <text:p text:style-name="P261"><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07"><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61"><text:span text:style-name="T66">Rucher </text:span>: <text:span text:style-name="T12">nom du rucher (lien vers la page détail du rucher)</text:span></text:p>
        </text:list-item>
        <text:list-item>
          <text:p text:style-name="P261"><text:span text:style-name="T66">Acquisition </text:span>: <text:span text:style-name="T13">date d’acquisition de l’</text:span><text:span text:style-name="T18">essaim</text:span></text:p>
        </text:list-item>
        <text:list-item>
          <text:p text:style-name="P263"><text:span text:style-name="T66">Reine marquée </text:span>: oui ou non</text:p>
        </text:list-item>
        <text:list-item>
          <text:p text:style-name="P263"><text:span text:style-name="T66">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63">0 ou 5 bleu</text:p>
            </text:list-item>
            <text:list-item>
              <text:p text:style-name="P263">1 ou 6 blanc</text:p>
            </text:list-item>
            <text:list-item>
              <text:p text:style-name="P263">2 ou 7 jaune</text:p>
            </text:list-item>
            <text:list-item>
              <text:p text:style-name="P263">3 ou 8 rouge</text:p>
            </text:list-item>
            <text:list-item>
              <text:p text:style-name="P263">4 ou 9 vert</text:p>
            </text:list-item>
          </text:list>
        </text:list-item>
        <text:list-item>
          <text:p text:style-name="P263"><text:span text:style-name="T66">Date de naissance</text:span> : <text:span text:style-name="T19">la date de naissance de la reine (qui détermine la couleur de marquage à utiliser)</text:span></text:p>
        </text:list-item>
        <text:list-item>
          <text:p text:style-name="P263"><text:span text:style-name="T66">Souche </text:span>: <text:span text:style-name="T20">le nom de l’essaim souche de la reine </text:span><text:span text:style-name="T183">(permet de trace le graphe de descendance)</text:span></text:p>
        </text:list-item>
        <text:list-item>
          <text:p text:style-name="P263"><text:span text:style-name="T66">Agressivité </text:span>: <text:span text:style-name="T20">de 1 à 5, 5 très agressive</text:span></text:p>
        </text:list-item>
        <text:list-item>
          <text:p text:style-name="P263"><text:span text:style-name="T66">Propreté </text:span>: <text:span text:style-name="T20">de 1 à 5, 5 très propre</text:span></text:p>
        </text:list-item>
        <text:list-item>
          <text:p text:style-name="P207"><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0"><text:span text:style-name="T5">Vous pouvez créer un </text:span><text:span text:style-name="T176">essaim</text:span><text:span text:style-name="T5"> en cliquant sur le "+" dans la liste des </text:span><text:span text:style-name="T176">essaims</text:span><text:span text:style-name="T5">.</text:span></text:p>
      <text:p text:style-name="P21">Le formulaire de création présente les champs suivants :</text:p>
      <text:list xml:id="list884323882" text:style-name="L12">
        <text:list-item>
          <text:p text:style-name="P215">Nom <text:span text:style-name="T147">: </text:span><text:span text:style-name="T151">ce champ doit être renseigné</text:span></text:p>
        </text:list-item>
        <text:list-item>
          <text:p text:style-name="P215"><text:soft-page-break/>Reine marquée</text:p>
        </text:list-item>
        <text:list-item>
          <text:p text:style-name="P215">Date de naissance</text:p>
        </text:list-item>
        <text:list-item>
          <text:p text:style-name="P264"><text:span text:style-name="T66">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15">Date d'acquisition</text:p>
        </text:list-item>
        <text:list-item>
          <text:p text:style-name="P265"><text:span text:style-name="T66">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15">Souche</text:p>
        </text:list-item>
        <text:list-item>
          <text:p text:style-name="P215">Agressivité</text:p>
        </text:list-item>
        <text:list-item>
          <text:p text:style-name="P215">Propreté</text:p>
        </text:list-item>
      </text:list>
      <text:h text:style-name="P178" text:outline-level="2"><text:bookmark-start text:name="__RefHeading___Toc4212_3240690596"/>Commentaire par lot<text:bookmark-end text:name="__RefHeading___Toc4212_3240690596"/></text:h>
      <text:p text:style-name="P94">Sélectionner dans la liste les lignes des ruches à traiter en cliquant dans ces lignes puis cliquer sur le bouton "Ajouter des événements Commentaires".</text:p>
      <text:p text:style-name="P94">Dans le formulaire saisir :</text:p>
      <text:list xml:id="list224203290604097" text:continue-list="list1433136646" text:style-name="L3">
        <text:list-item>
          <text:p text:style-name="P241">la date de l’événement</text:p>
        </text:list-item>
        <text:list-item>
          <text:p text:style-name="P241">un commentaire</text:p>
        </text:list-item>
      </text:list>
      <text:p text:style-name="P94">Les événements "Essaim commentaire" sont créés pour les essaims sélectionnés.</text:p>
      <text:p text:style-name="P70">Sélection des lignes :</text:p>
      <text:list xml:id="list2697530427" text:style-name="L13">
        <text:list-item>
          <text:p text:style-name="P247">cliquer dans une zone de la ligne qui n’a pas de lien</text:p>
        </text:list-item>
        <text:list-item>
          <text:p text:style-name="P247">utiliser <text:span text:style-name="T211">un clic simple</text:span> pour ajouter ou retirer une ligne à la sélection</text:p>
        </text:list-item>
        <text:list-item>
          <text:p text:style-name="P247">utiliser "majuscule clic" pour ajouter une série de lignes qui se suivent.</text:p>
        </text:list-item>
      </text:list>
      <text:h text:style-name="P178" text:outline-level="2"><text:bookmark-start text:name="__RefHeading___Toc4214_3240690596"/>Ajout de sucre par lot<text:bookmark-end text:name="__RefHeading___Toc4214_3240690596"/></text:h>
      <text:p text:style-name="P94"><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5">Dans le formulaire saisir :</text:p>
      <text:list xml:id="list224204134567083" text:continue-list="list224203290604097" text:style-name="L3">
        <text:list-item>
          <text:p text:style-name="P243">la date du traitement</text:p>
        </text:list-item>
        <text:list-item>
          <text:p text:style-name="P266">le poids de sucre en kg</text:p>
        </text:list-item>
        <text:list-item>
          <text:p text:style-name="P243">un commentaire</text:p>
        </text:list-item>
      </text:list>
      <text:p text:style-name="P94"><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224203717807152" text:continue-numbering="true" text:style-name="L3">
        <text:list-item>
          <text:p text:style-name="P244">la date du traitement</text:p>
        </text:list-item>
        <text:list-item>
          <text:p text:style-name="P244">s’il s’agit d’événements de fin de traitement, cliquer la case à cocher "Fin de traitement"</text:p>
        </text:list-item>
        <text:list-item>
          <text:p text:style-name="P244">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1731433754" text:style-name="L14">
        <text:list-item>
          <text:p text:style-name="P267"><text:span text:style-name="T66">Essaim </text:span>: le nom de l’essaim</text:p>
        </text:list-item>
        <text:list-item>
          <text:p text:style-name="P267"><text:span text:style-name="T66">Acquisition </text:span>: la date d’acquisition de l’essaim</text:p>
        </text:list-item>
        <text:list-item>
          <text:p text:style-name="P267"><text:span text:style-name="T66">Dispersion </text:span>: la date de dispersion de l’essaim s’il a été dispersé</text:p>
        </text:list-item>
        <text:list-item>
          <text:p text:style-name="P267"><text:span text:style-name="T66">Durée </text:span>: le durée de production de l’essaim en jours</text:p>
          <text:list>
            <text:list-item>
              <text:p text:style-name="P267">si l’essaim a été dispersé : date acquisition – date dispersion</text:p>
            </text:list-item>
            <text:list-item>
              <text:p text:style-name="P267">sinon : date acquisition – date du jour</text:p>
            </text:list-item>
          </text:list>
        </text:list-item>
        <text:list-item>
          <text:p text:style-name="P267"><text:span text:style-name="T66">Total </text:span>: poids total de miel en kg sur la durée d’existence</text:p>
        </text:list-item>
        <text:list-item>
          <text:p text:style-name="P267"><text:span text:style-name="T66">Max </text:span>: récolte max en kg</text:p>
        </text:list-item>
        <text:list-item>
          <text:p text:style-name="P267"><text:span text:style-name="T66">Min </text:span>: récolte min en kg</text:p>
        </text:list-item>
        <text:list-item>
          <text:p text:style-name="P267"><text:span text:style-name="T66">Moyen </text:span>: moyenne par année d’existence</text:p>
        </text:list-item>
      </text:list>
      <text:p text:style-name="Text_20_body">On peut filtrer les résultats :</text:p>
      <text:list xml:id="list4034622098" text:style-name="L15">
        <text:list-item>
          <text:p text:style-name="P268">pour n’afficher que la production des essaims dans un rucher donné (on n’affiche plus la moyenne puisqu’elle dépend de la présence ou non de l’essaim dans ce rucher)</text:p>
        </text:list-item>
        <text:list-item>
          <text:p text:style-name="P268">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44">Acquisition, Reine marquée, Couleur de marquage, Date de naissance, Souche, Agressivité, Propreté, Commentaire</text:p>
      <text:p text:style-name="P118"><text:span text:style-name="T66">Deuxième tableau, la ruche </text:span>:</text:p>
      <text:list xml:id="list2864047203" text:style-name="L16">
        <text:list-item>
          <text:p text:style-name="P269"><text:span text:style-name="T72">Ruche </text:span><text:span text:style-name="T122">: </text:span><text:span text:style-name="T132">le nom de la ruche</text:span></text:p>
        </text:list-item>
        <text:list-item>
          <text:p text:style-name="P269"><text:span text:style-name="T72">Date </text:span><text:span text:style-name="T122">: </text:span><text:span text:style-name="T132">la date d’ajout de l’essaim dans la ruche</text:span></text:p>
        </text:list-item>
        <text:list-item>
          <text:p text:style-name="P269"><text:span text:style-name="T73">C</text:span><text:span text:style-name="T72">ommentaire </text:span><text:span text:style-name="T122">: </text:span><text:span text:style-name="T132">le commentaire de cet événement ajout</text:span><text:span text:style-name="T122"> <text:tab/></text:span></text:p>
        </text:list-item>
      </text:list>
      <text:p text:style-name="P46"><text:span text:style-name="T66">P</text:span><text:span text:style-name="T73">uis </text:span><text:span text:style-name="T74">le</text:span><text:span text:style-name="T73"> rucher</text:span><text:span text:style-name="T130"> :</text:span></text:p>
      <text:list xml:id="list4026152307" text:style-name="L17">
        <text:list-item>
          <text:p text:style-name="P270"><text:span text:style-name="T72">Rucher </text:span><text:span text:style-name="T122">: </text:span><text:span text:style-name="T132">le nom du rucher</text:span></text:p>
        </text:list-item>
        <text:list-item>
          <text:p text:style-name="P270"><text:span text:style-name="T72">Date </text:span><text:span text:style-name="T122">: <text:s/></text:span><text:span text:style-name="T132">la date d’ajout de la ruche dans le rucher</text:span></text:p>
        </text:list-item>
        <text:list-item>
          <text:p text:style-name="P270"><text:span text:style-name="T72">Commentaire </text:span><text:span text:style-name="T122">: </text:span><text:span text:style-name="T132">le commentaire de cet événement ajout</text:span></text:p>
        </text:list-item>
      </text:list>
      <text:p text:style-name="P106">Troisième tableau les derniers événements <text:span text:style-name="T146">traitement, sucre et commentaire</text:span> :</text:p>
      <text:list xml:id="list375190821" text:style-name="L18">
        <text:list-item>
          <text:p text:style-name="P271"><text:span text:style-name="T74">Traitement varroa</text:span><text:span text:style-name="T131"> : </text:span><text:span text:style-name="T133">Début/Fin,</text:span><text:span text:style-name="T122"> Date, Commentaire</text:span></text:p>
        </text:list-item>
        <text:list-item>
          <text:p text:style-name="P271"><text:span text:style-name="T74">Ajout/Retrait de sucre</text:span><text:span text:style-name="T131"> : </text:span><text:span text:style-name="T133">Poids, </text:span><text:span text:style-name="T122">Date,<text:tab/>Commentaire <text:tab/></text:span></text:p>
        </text:list-item>
        <text:list-item>
          <text:p text:style-name="P271"><text:span text:style-name="T74">Commentaire </text:span><text:span text:style-name="T131">: </text:span><text:span text:style-name="T122">Commentaire, Date</text:span></text:p>
        </text:list-item>
      </text:list>
      <text:p text:style-name="P105">Troisième tableau les derniers événements <text:span text:style-name="T146">pesée et cadre</text:span> :</text:p>
      <text:list xml:id="list1312564880" text:style-name="L19">
        <text:list-item>
          <text:p text:style-name="P272"><text:span text:style-name="T92">Pesée </text:span><text:span text:style-name="T150">: </text:span><text:span text:style-name="T148">Date, Poids en kg, Commentaire</text:span></text:p>
        </text:list-item>
        <text:list-item>
          <text:p text:style-name="P272"><text:span text:style-name="T92">Cadres </text:span><text:span text:style-name="T150">: </text:span><text:span text:style-name="T148">Date, Cadres </text:span><text:span text:style-name="T149">(leur nombre)</text:span><text:span text:style-name="T148">, Commentaire</text:span></text:p>
        </text:list-item>
      </text:list>
      <text:p text:style-name="P43"/>
      <text:p text:style-name="P101">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text:soft-page-break/>Les ruche<text:span text:style-name="T244">s</text:span> doivent exister et être vide<text:span text:style-name="T277">s</text:span> d’essaim.</text:p>
      <text:p text:style-name="Text_20_body">Par exemple la saisie de "e1;r1,e2;r2,e3" permettra de : </text:p>
      <text:list xml:id="list3122519396" text:style-name="L20">
        <text:list-item>
          <text:p text:style-name="P273">créer l’essaim e1 et le mettre dans la ruche vide r1 </text:p>
        </text:list-item>
        <text:list-item>
          <text:p text:style-name="P273">créer l’essaim e2 et le mettre dans la ruche vide r2</text:p>
        </text:list-item>
        <text:list-item>
          <text:p text:style-name="P273">créer l’essaim e3</text:p>
        </text:list-item>
      </text:list>
      <text:p text:style-name="P82">Les événements correspondants "essaim mis dans ruche" avec un commentaire rappelant le nom de l’essaim cloné sont créés.</text:p>
      <text:p text:style-name="P81">Attention <text:span text:style-name="T278">de</text:span> bien partir d’un <text:span text:style-name="T239">essaim</text:span> avec des caractéristiques recherchées pour les clones. Les champs conservés sont :</text:p>
      <text:list xml:id="list2656346931" text:style-name="L21">
        <text:list-item>
          <text:p text:style-name="P275">la date d’acquisition</text:p>
        </text:list-item>
      </text:list>
      <text:list xml:id="list224202327501920" text:continue-list="list2246800048" text:style-name="L8">
        <text:list-item>
          <text:p text:style-name="P277">la date d<text:span text:style-name="T240">e naissance de la reine</text:span></text:p>
        </text:list-item>
        <text:list-item>
          <text:p text:style-name="P277">le <text:span text:style-name="T240">marquage de la reine (oui/non)</text:span></text:p>
        </text:list-item>
        <text:list-item>
          <text:p text:style-name="P277">l’<text:span text:style-name="T240">essaim souche</text:span></text:p>
        </text:list-item>
        <text:list-item>
          <text:p text:style-name="P276">l’agressivité</text:p>
        </text:list-item>
        <text:list-item>
          <text:p text:style-name="P276">la propreté</text:p>
        </text:list-item>
        <text:list-item>
          <text:p text:style-name="P27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3662824544" text:style-name="L22">
        <text:list-item>
          <text:p text:style-name="P278">Crée un nouvel essaim E_e (le suffixe _e peut être modifié à la configuration de l’application ou manuellement dans le formulaire).</text:p>
          <text:list>
            <text:list-item>
              <text:p text:style-name="P278">la date d’acquisition et de naissance de la reine sont la date du formulaire</text:p>
            </text:list-item>
            <text:list-item>
              <text:p text:style-name="P278">la souche est l’essaim E</text:p>
            </text:list-item>
            <text:list-item>
              <text:p text:style-name="P278">la reine n’est pas marquée</text:p>
            </text:list-item>
            <text:list-item>
              <text:p text:style-name="P278">l’agressivité et la propreté de E sont conservées.</text:p>
            </text:list-item>
          </text:list>
        </text:list-item>
        <text:list-item>
          <text:p text:style-name="P278">Disperse l’essaim E (essaimage) : <text:span text:style-name="T302">l’essaim est rendu inactif, un événement dispersion est créé.</text:span></text:p>
        </text:list-item>
        <text:list-item>
          <text:p text:style-name="P278">Met le nouvel essaim E_e dans l<text:span text:style-name="T245">a</text:span> ruche R. <text:span text:style-name="T302">Un événement "Essaim mis dans ruche" est créé.</text:span></text:p>
        </text:list-item>
      </text:list>
      <text:p text:style-name="P134">Les champs du formulaire :</text:p>
      <text:list xml:id="list3561885180" text:style-name="L23">
        <text:list-item>
          <text:p text:style-name="P216">Date</text:p>
        </text:list-item>
        <text:list-item>
          <text:p text:style-name="P216">Nom du nouvel essaim</text:p>
        </text:list-item>
        <text:list-item>
          <text:p text:style-name="P216">Commentaire</text:p>
        </text:list-item>
      </text:list>
      <text:h text:style-name="Heading_20_3" text:outline-level="3"><text:bookmark-start text:name="__RefHeading___Toc3677_3061578475"/><text:soft-page-break/>Associer avec une ruche<text:bookmark-end text:name="__RefHeading___Toc3677_3061578475"/></text:h>
      <text:p text:style-name="P75">Met l’essaim courant dans une ruche. Il faut choisir la nouvelle ruche dans l<text:span text:style-name="T246">a</text:span> liste des ruches qui est affichée. Une case à cocher permet d’afficher la liste des ruches vides d’essaim ou des ruches avec essaim.</text:p>
      <text:p text:style-name="P75">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4"><text:span text:style-name="T299">D</text:span>ans le formulaire :</text:p>
      <text:list xml:id="list3821879646" text:style-name="L24">
        <text:list-item>
          <text:p text:style-name="P280">saisir la date</text:p>
        </text:list-item>
        <text:list-item>
          <text:p text:style-name="P280">un commentaire</text:p>
        </text:list-item>
        <text:list-item>
          <text:p text:style-name="P279"><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3">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3">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4015881406" text:style-name="L25">
        <text:list-item>
          <text:p text:style-name="P281"><text:span text:style-name="T100">l</text:span><text:span text:style-name="T218">e</text:span><text:span text:style-name="T100"> nom </text:span><text:span text:style-name="T218">de l’essaim, son état actif ou inactif, sa date d’acquisition</text:span></text:p>
        </text:list-item>
        <text:list-item>
          <text:p text:style-name="P282">sa ruche</text:p>
        </text:list-item>
        <text:list-item>
          <text:p text:style-name="P282">son rucher</text:p>
        </text:list-item>
        <text:list-item>
          <text:p text:style-name="P281"><text:span text:style-name="T100">le poids de miel total </text:span><text:span text:style-name="T101">en kg </text:span><text:span text:style-name="T100">qu’il a produit</text:span></text:p>
        </text:list-item>
        <text:list-item>
          <text:p text:style-name="P281"><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1">Pour disperser un essaim :</text:p>
      <text:p text:style-name="P128">Les champs du formulaire : </text:p>
      <text:list xml:id="list4125976541" text:style-name="L26">
        <text:list-item>
          <text:p text:style-name="P283"><text:span text:style-name="T66">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284"><text:soft-page-break/><text:span text:style-name="T66">Création événement 0 cadre</text:span> : <text:span text:style-name="T301">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283"><text:span text:style-name="T66">Date </text:span>: la date de l’événement</text:p>
        </text:list-item>
        <text:list-item>
          <text:p text:style-name="P217">Commentaire</text:p>
        </text:list-item>
      </text:list>
      <text:p text:style-name="P129">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xml:id="list367581222" text:style-name="L27">
        <text:list-item>
          <text:p text:style-name="P285">créer <text:span text:style-name="T354">le</text:span> nouvel essaim <text:span text:style-name="T354">avant d’appeler cette action de remérage,</text:span> </text:p>
        </text:list-item>
        <text:list-item>
          <text:p text:style-name="P285">puis disperser l’essaim à remérer et dans le formulaire de dispersion </text:p>
          <text:list>
            <text:list-item>
              <text:p text:style-name="P285">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27"><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494215391" text:style-name="L28">
        <text:list-item>
          <text:p text:style-name="P286"><text:span text:style-name="T66">Date </text:span>: la date de l’événement avec heure et minute</text:p>
        </text:list-item>
        <text:list-item>
          <text:p text:style-name="P286"><text:span text:style-name="T66">Événement </text:span>: le type de l’événement</text:p>
        </text:list-item>
        <text:list-item>
          <text:p text:style-name="P286"><text:span text:style-name="T66">Ruche </text:span>: la ruche</text:p>
        </text:list-item>
        <text:list-item>
          <text:p text:style-name="P286"><text:span text:style-name="T66">Essaim </text:span>: l’essaim (s’il y a un essaim dans la ruche)</text:p>
        </text:list-item>
        <text:list-item>
          <text:p text:style-name="P286"><text:span text:style-name="T66">Rucher </text:span>: le rucher</text:p>
        </text:list-item>
        <text:list-item>
          <text:p text:style-name="P286"><text:span text:style-name="T66">Hausse </text:span>: la hausse s’il s’agit d’un événement ajout ou retrait de hausse</text:p>
        </text:list-item>
        <text:list-item>
          <text:p text:style-name="P286"><text:span text:style-name="T66">Valeur </text:span>: une valeur caractérisant l’événement (poids, nombre de cadres...) </text:p>
        </text:list-item>
        <text:list-item>
          <text:p text:style-name="P21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h text:style-name="P191" text:outline-level="3"><text:bookmark-start text:name="__RefHeading___Toc3826_3476563104"/><text:soft-page-break/>Création d’un événement sucre<text:bookmark-end text:name="__RefHeading___Toc3826_3476563104"/></text:h>
      <text:p text:style-name="P90"><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192"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1"><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193" text:outline-level="3"><text:bookmark-start text:name="__RefHeading___Toc3830_3476563104"/><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94" text:outline-level="3"><text:bookmark-start text:name="__RefHeading___Toc4719_3359971188"/>Historique<text:bookmark-end text:name="__RefHeading___Toc4719_3359971188"/></text:h>
      <text:p text:style-name="P153">Affiche l’historique des mises en rucher de cette ruche. Les champs affichés dans le formulaire :</text:p>
      <text:p text:style-name="P153"><text:span text:style-name="T66">Date </text:span>: la date de l’événement mise en rucher</text:p>
      <text:p text:style-name="P153"><text:span text:style-name="T66">Rucher </text:span>: le rucher</text:p>
      <text:p text:style-name="P153"><text:span text:style-name="T66">Durée </text:span>: la durée en jours du séjour de la ruche dans ce rucher</text:p>
      <text:h text:style-name="P17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57">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18"><text:span text:style-name="T10">La liste des </text:span><text:span text:style-name="T107">hausses</text:span><text:span text:style-name="T10"> affiche les champs suivants :</text:span></text:p>
      <text:list xml:id="list224202341564577" text:continue-list="list224202311928572" text:style-name="L1">
        <text:list-item>
          <text:p text:style-name="P208"><text:span text:style-name="T87">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08"><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87"><text:span text:style-name="T66">Essaim </text:span>: nom de l’essaim<text:span text:style-name="T12"> (lien vers la page détail de </text:span><text:span text:style-name="T17">l’</text:span>essaim<text:span text:style-name="T12">)</text:span></text:p>
        </text:list-item>
        <text:list-item>
          <text:p text:style-name="P262"><text:span text:style-name="T66">Rucher </text:span>: <text:span text:style-name="T12">nom du rucher (lien vers la page détail du rucher)</text:span></text:p>
        </text:list-item>
        <text:list-item>
          <text:p text:style-name="P287"><text:span text:style-name="T66">Acquisition </text:span>: <text:span text:style-name="T108">date d’acquisition de la hausse</text:span></text:p>
        </text:list-item>
        <text:list-item>
          <text:p text:style-name="P287"><text:span text:style-name="T66">Poids </text:span>: <text:span text:style-name="T108">poids de la hausse vide</text:span></text:p>
        </text:list-item>
        <text:list-item>
          <text:p text:style-name="P287"><text:span text:style-name="T66">Cadres </text:span>: <text:span text:style-name="T108">nombre de cadre présents dans la hausse</text:span></text:p>
        </text:list-item>
        <text:list-item>
          <text:p text:style-name="P287"><text:span text:style-name="T66">Cadres max</text:span> : <text:span text:style-name="T108">nombre de cadre max</text:span></text:p>
        </text:list-item>
        <text:list-item>
          <text:p text:style-name="P219">Commentaire</text:p>
        </text:list-item>
      </text:list>
      <text:h text:style-name="P179" text:outline-level="2"><text:bookmark-start text:name="__RefHeading___Toc1127_1613789997"/>Création<text:bookmark-end text:name="__RefHeading___Toc1127_1613789997"/></text:h>
      <text:p text:style-name="P61"><text:span text:style-name="T5">Vous pouvez créer une </text:span><text:span text:style-name="T177">nouvelle hausse</text:span><text:span text:style-name="T5"> en cliquant sur le "+" dans la liste des </text:span><text:span text:style-name="T177">hausses</text:span><text:span text:style-name="T5">.</text:span></text:p>
      <text:p text:style-name="P21">Le formulaire de création présente les champs suivants :</text:p>
      <text:list xml:id="list3551659178" text:style-name="L29">
        <text:list-item>
          <text:p text:style-name="P220">Nom</text:p>
        </text:list-item>
        <text:list-item>
          <text:p text:style-name="P288"><text:span text:style-name="T66">Ac</text:span><text:span text:style-name="T89">t</text:span><text:span text:style-name="T66">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20">Date d'acquisition</text:p>
        </text:list-item>
        <text:list-item>
          <text:p text:style-name="P289"><text:span text:style-name="T66">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20">Nombre de cadres</text:p>
        </text:list-item>
        <text:list-item>
          <text:p text:style-name="P220">Nombre de cadres max</text:p>
        </text:list-item>
        <text:list-item>
          <text:p text:style-name="P220">Commentaire</text:p>
        </text:list-item>
      </text:list>
      <text:h text:style-name="P176" text:outline-level="2"><text:bookmark-start text:name="__RefHeading___Toc3500_4134729872"/>Commentaire par lot<text:bookmark-end text:name="__RefHeading___Toc3500_4134729872"/></text:h>
      <text:p text:style-name="P14">Sélectionner dans la liste les lignes des <text:span text:style-name="T212">hausses</text:span> à traiter en cliquant dans ces lignes puis cliquer sur le bouton "Ajouter des événements <text:span text:style-name="T208">Commentaires</text:span>".</text:p>
      <text:p text:style-name="P14"><text:soft-page-break/>Dans le formulaire saisir :</text:p>
      <text:list xml:id="list224203955440880" text:continue-list="list224203717807152" text:style-name="L3">
        <text:list-item>
          <text:p text:style-name="P245">la date d<text:span text:style-name="T210">e l’événement</text:span></text:p>
        </text:list-item>
        <text:list-item>
          <text:p text:style-name="P245">un commentaire</text:p>
        </text:list-item>
      </text:list>
      <text:p text:style-name="P69">Sélection des lignes :</text:p>
      <text:list xml:id="list1617499601" text:style-name="L30">
        <text:list-item>
          <text:p text:style-name="P248">cliquer dans une zone de la ligne qui n’a pas de lien</text:p>
        </text:list-item>
        <text:list-item>
          <text:p text:style-name="P248">utiliser <text:span text:style-name="T209">un clic simple</text:span> pour ajouter ou retirer une ligne à la sélection</text:p>
        </text:list-item>
        <text:list-item>
          <text:p text:style-name="P248">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80"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5"><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07">Acquisition, Poids, Cadres, Cadres max, Commentaire</text:p>
      <text:p text:style-name="P112"><text:span text:style-name="T66">Deuxième tableau la ruche</text:span> :</text:p>
      <text:p text:style-name="P47"><text:span text:style-name="T66">Ruche </text:span>: <text:span text:style-name="T135">nom de la ruche sur laquelle est posée la hausse</text:span></text:p>
      <text:p text:style-name="P47"><text:span text:style-name="T66">Ordre </text:span>: <text:span text:style-name="T135">ordre de la hausse sur la ruche (1 première hausse posée)</text:span></text:p>
      <text:p text:style-name="P47"><text:span text:style-name="T66">Date </text:span>: <text:span text:style-name="T135">date de cette pose</text:span></text:p>
      <text:p text:style-name="P112"><text:span text:style-name="T66">puis le rucher </text:span>:</text:p>
      <text:p text:style-name="P47"><text:span text:style-name="T66">Rucher </text:span>: <text:span text:style-name="T135">le nom du rucher</text:span></text:p>
      <text:p text:style-name="P47"><text:span text:style-name="T66">Date </text:span>: <text:span text:style-name="T135">la date de l’ajout de la ruche dans le rucher</text:span><text:tab/></text:p>
      <text:p text:style-name="P112"><text:span text:style-name="T66">puis l’essaim </text:span>:</text:p>
      <text:p text:style-name="P48"><text:span text:style-name="T66">Essaim </text:span>: <text:span text:style-name="T135">le nom de l’essaim</text:span></text:p>
      <text:p text:style-name="P48"><text:span text:style-name="T66">Date </text:span>: <text:span text:style-name="T135">la date de la mise de cet essaim dans la ruche</text:span></text:p>
      <text:p text:style-name="P104">Troisième tableau les derniers événements :</text:p>
      <text:p text:style-name="P49"><text:span text:style-name="T66">Remplissage </text:span>: % <text:span text:style-name="T136">de remplissage, </text:span>Date</text:p>
      <text:p text:style-name="P49"><text:span text:style-name="T66">Commentaire </text:span>: Commentaire, Date</text:p>
      <text:p text:style-name="P45"/>
      <text:p text:style-name="P102">Les boutons d’action en haut à droite de la page <text:span text:style-name="T129">détail d’un</text:span><text:span text:style-name="T137">e hausse :</text:span></text:p>
      <text:h text:style-name="P195"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96"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224203416414947" text:continue-list="list2656346931" text:style-name="L21">
        <text:list-item>
          <text:p text:style-name="P274">la date d’acquisition</text:p>
        </text:list-item>
        <text:list-item>
          <text:p text:style-name="P274">le nombre de cadres</text:p>
        </text:list-item>
        <text:list-item>
          <text:p text:style-name="P274">le nombre de cadres max</text:p>
        </text:list-item>
        <text:list-item>
          <text:p text:style-name="P274">le poids à vide</text:p>
        </text:list-item>
      </text:list>
      <text:list xml:id="list2044853307" text:style-name="L31">
        <text:list-item>
          <text:p text:style-name="P29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841643327" text:style-name="L32">
        <text:list-item>
          <text:list>
            <text:list-item>
              <text:list>
                <text:list-item>
                  <text:p text:style-name="P291"><text:span text:style-name="T66">Date </text:span>: la date de l’événement avec heure et minute</text:p>
                </text:list-item>
                <text:list-item>
                  <text:p text:style-name="P291"><text:span text:style-name="T66">Événement </text:span>: le type de l’événement</text:p>
                </text:list-item>
                <text:list-item>
                  <text:p text:style-name="P291"><text:span text:style-name="T66">Ruche </text:span>: la ruche</text:p>
                </text:list-item>
                <text:list-item>
                  <text:p text:style-name="P291"><text:span text:style-name="T66">Essaim </text:span>: l’essaim (s’il y a un essaim dans la ruche)</text:p>
                </text:list-item>
                <text:list-item>
                  <text:p text:style-name="P291"><text:span text:style-name="T66">Rucher </text:span>: le rucher</text:p>
                </text:list-item>
                <text:list-item>
                  <text:p text:style-name="P291"><text:span text:style-name="T66">Hausse </text:span>: la hausse s’il s’agit d’un événement ajout ou retrait de hausse</text:p>
                </text:list-item>
                <text:list-item>
                  <text:p text:style-name="P291"><text:span text:style-name="T66">Valeur </text:span>: une valeur caractérisant l’événement (poids, nombre de cadres...) </text:p>
                </text:list-item>
                <text:list-item>
                  <text:p text:style-name="P221">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2"><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71"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P157">La liste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224202915414676" text:continue-list="list224202341564577" text:style-name="L1">
        <text:list-item>
          <text:p text:style-name="P203"><text:span text:style-name="T66">Nom </text:span>: nom du rucher (lien vers la page détail du rucher)</text:p>
        </text:list-item>
        <text:list-item>
          <text:p text:style-name="P203"><text:span text:style-name="T66">Contact </text:span>: le propriétaire ou le gérant de l’emplacement</text:p>
        </text:list-item>
        <text:list-item>
          <text:p text:style-name="P203"><text:span text:style-name="T66">Adresse </text:span>: l’adresse du rucher</text:p>
        </text:list-item>
        <text:list-item>
          <text:p text:style-name="P203"><text:span text:style-name="T66">Ressource </text:span>: les plantes mellifères du rucher</text:p>
        </text:list-item>
        <text:list-item>
          <text:p text:style-name="P203"><text:span text:style-name="T66">Ruches </text:span>: le nombre de ruches</text:p>
        </text:list-item>
        <text:list-item>
          <text:p text:style-name="P203"><text:span text:style-name="T66">Hausses </text:span>: le nombre de hausses sur les ruches du rucher</text:p>
        </text:list-item>
        <text:list-item>
          <text:p text:style-name="P222">Commentaire</text:p>
        </text:list-item>
      </text:list>
      <text:h text:style-name="Heading_20_2" text:outline-level="2"><text:bookmark-start text:name="__RefHeading___Toc1098_1613789997"/>Création<text:bookmark-end text:name="__RefHeading___Toc1098_1613789997"/></text:h>
      <text:p text:style-name="P62"><text:span text:style-name="T5">Vous pouvez créer un </text:span><text:span text:style-name="T178">nouveau rucher</text:span><text:span text:style-name="T5"> en cliquant sur le "+" dans la liste des </text:span><text:span text:style-name="T178">ruchers</text:span><text:span text:style-name="T5">.</text:span></text:p>
      <text:p text:style-name="P23">Le formulaire de création présente les champs suivants :</text:p>
      <text:list xml:id="list2452386317" text:style-name="L33">
        <text:list-item>
          <text:p text:style-name="P292"><text:span text:style-name="T66">Nom </text:span>: <text:span text:style-name="T112">le nom du rucher</text:span></text:p>
        </text:list-item>
        <text:list-item>
          <text:p text:style-name="P293"><text:span text:style-name="T66">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23">Contact</text:p>
        </text:list-item>
        <text:list-item>
          <text:p text:style-name="P294"><text:span text:style-name="T66">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294"><text:span text:style-name="T66">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292"><text:span text:style-name="T66">Altitude </text:span>: <text:span text:style-name="T181">l’altitude du rucher </text:span><text:span text:style-name="T196">(nombre entier entre -200 et 4000m).</text:span></text:p>
        </text:list-item>
        <text:list-item>
          <text:p text:style-name="P292"><text:span text:style-name="T66">Adresse </text:span>: <text:span text:style-name="T181">l’adresse du rucher</text:span></text:p>
        </text:list-item>
        <text:list-item>
          <text:p text:style-name="P223">Ressource</text:p>
        </text:list-item>
        <text:list-item>
          <text:p text:style-name="P224">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6">Un clic</text:span> sur le marqueur d’un rucher affiche une popup avec son nom et la liste des ruches. <text:span text:style-name="T119">Si on clique sur le nom, cela affiche une carte Google des ruches du rucher.</text:span></text:p>
      <text:p text:style-name="P28"><text:span text:style-name="T66">Recherche </text:span>: <text:span text:style-name="T115">tapez quelques lettres du nom d’un rucher puis Entrée. La popup du rucher trouvée s’ouvre.</text:span></text:p>
      <text:p text:style-name="P67"><text:span text:style-name="T79">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28"><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4">Affiche une carte </text:span><text:span text:style-name="T117">IGN</text:span><text:span text:style-name="T114"> avec des marqueurs à l’emplacement des ruchers.</text:span></text:p>
      <text:p text:style-name="P29">Les contrôles :</text:p>
      <text:p text:style-name="P29"><text:span text:style-name="T66">?</text:span> : <text:span text:style-name="T120">affiche de l’aide</text:span></text:p>
      <text:p text:style-name="P34"><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5"><text:span text:style-name="T66">Clic</text:span> sur le marqueur d’un rucher pour le sélectionner, puis clic pour le déplacer <text:span text:style-name="T197">(seulement si la case "Marqueurs fixes" est décochée)</text:span>. Clic sur le fond de carte pour désélectionner le marqueur.</text:p>
      <text:p text:style-name="P29"><text:span text:style-name="T66">Recherche </text:span>: <text:span text:style-name="T115">tapez quelques lettres du nom d’un rucher puis Entrée. La popup du rucher trouvée s’ouvre.</text:span></text:p>
      <text:p text:style-name="P31"><text:span text:style-name="T66">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text:span></text:p>
      <text:p text:style-name="P35"><text:span text:style-name="T66">Recentrer tous les ruchers sur leurs ruches </text:span>: déplace le rucher au barycentre des ruches.</text:p>
      <text:p text:style-name="P35">Les contrôles des cartes IGN :</text:p>
      <text:p text:style-name="P38">Zoom,</text:p>
      <text:p text:style-name="P38">Bascule en plein écran</text:p>
      <text:p text:style-name="P40">Gestion de couches : </text:p>
      <text:list xml:id="list1641081574" text:style-name="L34">
        <text:list-item>
          <text:p text:style-name="P295"><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295"><text:span text:style-name="T206">Parcelles cadastrales ,</text:span><text:span text:style-name="T192"> </text:span></text:p>
        </text:list-item>
        <text:list-item>
          <text:p text:style-name="P296"><text:span text:style-name="T192">P</text:span><text:span text:style-name="T164">hotographies aériennes, </text:span></text:p>
        </text:list-item>
        <text:list-item>
          <text:p text:style-name="P296"><text:span text:style-name="T192">C</text:span><text:span text:style-name="T164">arte IGN.</text:span></text:p>
        </text:list-item>
      </text:list>
      <text:p text:style-name="P120">Calculer un profil : <text:span text:style-name="T252">affiche le profil altimétrique d’un tracé à saisir sur la carte</text:span></text:p>
      <text:p text:style-name="P120">Mesurer une distance, une surface, un azimut. </text:p>
      <text:p text:style-name="P120"><text:soft-page-break/>Calcul d’itinéraire. </text:p>
      <text:p text:style-name="P120">Altitude d’un point.</text:p>
      <text:h text:style-name="Heading_20_2" text:outline-level="2"><text:bookmark-start text:name="__RefHeading___Toc1562_1905309782"/>Carte OpenStreetMap<text:bookmark-end text:name="__RefHeading___Toc1562_1905309782"/></text:h>
      <text:p text:style-name="P41"><text:span text:style-name="T114">Affiche une carte </text:span><text:span text:style-name="T121">OpenStreetMap</text:span><text:span text:style-name="T114"> avec des marqueurs à l’emplacement des ruchers.</text:span></text:p>
      <text:p text:style-name="P30">Les contrôles :</text:p>
      <text:p text:style-name="P30"><text:span text:style-name="T66">?</text:span> : <text:span text:style-name="T120">affiche de l’aide</text:span></text:p>
      <text:p text:style-name="P41"><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7"><text:span text:style-name="T66">Clic</text:span> sur le marqueur d’un rucher pour le sélectionner, puis clic pour le déplacer <text:span text:style-name="T197">(seulement si la case "Marqueurs fixes" est décochée)</text:span>. Clic sur le fond de carte pour désélectionner le marqueur.</text:p>
      <text:p text:style-name="P30"><text:span text:style-name="T66">Recherche </text:span>: <text:span text:style-name="T115">tapez quelques lettres du nom d’un rucher puis Entrée. La popup du rucher trouvée s’ouvre.</text:span></text:p>
      <text:p text:style-name="P31"><text:span text:style-name="T66">Marqueurs fixes</text:span> : <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6"><text:span text:style-name="T66">Recentrer tous les ruchers sur leurs ruches </text:span>: déplace le rucher au barycentre des ruches.</text:p>
      <text:p text:style-name="P36">Les contrôles de <text:span text:style-name="T121">la</text:span> carte :</text:p>
      <text:p text:style-name="P39">Zoom, </text:p>
      <text:p text:style-name="P39">Bascule en plein écran,</text:p>
      <text:p text:style-name="P124"><text:span text:style-name="T164">Gestion de couches : </text:span><text:span text:style-name="T207">Ruchers,</text:span><text:span text:style-name="T164"> </text:span><text:span text:style-name="T192">OpenStreetMap</text:span><text:span text:style-name="T164">, <text:s/></text:span></text:p>
      <text:p text:style-name="P121">Mesurer une distance, une surface, un azimut.</text:p>
      <text:p text:style-name="P122"><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1760738029" text:style-name="L35">
        <text:list-item>
          <text:p text:style-name="P297"><text:span text:style-name="T66">Rucher </text:span>: le nom du rucher</text:p>
        </text:list-item>
        <text:list-item>
          <text:p text:style-name="P297"><text:span text:style-name="T66">Récolte </text:span>: le nombre de récoltes effectuées dans ce rucher</text:p>
        </text:list-item>
        <text:list-item>
          <text:p text:style-name="P297"><text:span text:style-name="T66">Total </text:span>: le poids total de miel en kg récolté dans ce rucher</text:p>
        </text:list-item>
        <text:list-item>
          <text:p text:style-name="P297"><text:span text:style-name="T66">Max </text:span>: la récolte max en kg</text:p>
        </text:list-item>
        <text:list-item>
          <text:p text:style-name="P297"><text:span text:style-name="T66">Min </text:span>: la récolte min en kg</text:p>
        </text:list-item>
        <text:list-item>
          <text:p text:style-name="P297"><text:span text:style-name="T66">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689782168" text:style-name="L36">
        <text:list-item>
          <text:p text:style-name="P298">Dépôt, <text:tab/>Contact, Adresse, Latitude, Longitude, Altitude, Ressource, Commentaire</text:p>
        </text:list-item>
        <text:list-item>
          <text:p text:style-name="P298">En cliquant sur la latitude sur un smartphone, cela ouvre une application de cartographie centrée sur les coordonnées du rucher.</text:p>
        </text:list-item>
      </text:list>
      <text:p text:style-name="Text_20_body">Liste des ruches :</text:p>
      <text:list xml:id="list2353921437" text:style-name="L37">
        <text:list-item>
          <text:p text:style-name="P299">Nom, Essaim, Acquisition, Poids, Cadres, Cadre max, Type, Commentaire</text:p>
        </text:list-item>
      </text:list>
      <text:p text:style-name="Text_20_body">Tableau des récoltes du rucher :</text:p>
      <text:p text:style-name="Text_20_body">Pour chaque récolte</text:p>
      <text:list xml:id="list510625635" text:style-name="L38">
        <text:list-item>
          <text:p text:style-name="P300">Poids de miel récolté, Nombre de ruches, Poids moyen de miel par ruche</text:p>
        </text:list-item>
      </text:list>
      <text:p text:style-name="P119"/>
      <text:p text:style-name="P113"><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97"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466794077" text:style-name="L39">
        <text:list-item>
          <text:p text:style-name="P301"><text:span text:style-name="T68">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01"><text:span text:style-name="T79">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01"><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01"><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3340653662" text:style-name="L40">
        <text:list-item>
          <text:p text:style-name="P302">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03"><text:soft-page-break/>Liste <text:span text:style-name="T162">détaillée </text:span>des ruches <text:span text:style-name="T263">du rucher </text:span>ordonnées suivant le sens du parcours : <text:span text:style-name="T162">idem avec plus de détail dans la liste.</text:span></text:p>
        </text:list-item>
        <text:list-item>
          <text:p text:style-name="P304"><text:span text:style-name="T66">Export GPX</text:span> : génère un fichier au format GPX des ruches et du parcours.</text:p>
        </text:list-item>
        <text:list-item>
          <text:p text:style-name="P305"><text:span text:style-name="T66">Export KML</text:span> : génère un fichier au format KML des ruches et du parcours.</text:p>
        </text:list-item>
        <text:list-item>
          <text:p text:style-name="P308"><text:span text:style-name="T91">R</text:span><text:span text:style-name="T66">e-calculer le parcours des ruches</text:span><text:span text:style-name="T199"> : en utilisant un algorithme plus performant mais plus long.</text:span></text:p>
        </text:list-item>
        <text:list-item>
          <text:p text:style-name="P305"><text:span text:style-name="T91">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span text:style-name="T200">Carte</text:span><text:span text:style-name="T199">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381117853" text:style-name="L41">
        <text:list-item>
          <text:p text:style-name="P321"><text:span text:style-name="T79">?</text:span><text:span text:style-name="T160"> : </text:span><text:span text:style-name="T120">affiche de l’aide</text:span></text:p>
        </text:list-item>
        <text:list-item>
          <text:p text:style-name="P322"><text:span text:style-name="T69">D</text:span><text:span text:style-name="T67">ouble</text:span><text:span text:style-name="T68">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21"><text:span text:style-name="T69">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24"><text:span text:style-name="T66">Clic droit</text:span> sur une annotation pour afficher sa description</text:p>
        </text:list-item>
        <text:list-item>
          <text:p text:style-name="P321"><text:span text:style-name="T79">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21"><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25">Les contrôles des cartes IGN : </text:p>
          <text:list>
            <text:list-item>
              <text:p text:style-name="P312">Zoom, <text:s/></text:p>
            </text:list-item>
            <text:list-item>
              <text:p text:style-name="P312">Bascule en plein écran,</text:p>
            </text:list-item>
            <text:list-item>
              <text:p text:style-name="P323"><text:span text:style-name="T28">Gestion de</text:span><text:span text:style-name="T57">s</text:span><text:span text:style-name="T28"> couches :</text:span></text:p>
              <text:list>
                <text:list-item>
                  <text:p text:style-name="P314">Dessin : les objets dessinés avec "Annoter la carte",</text:p>
                </text:list-item>
                <text:list-item>
                  <text:p text:style-name="P323"><text:soft-page-break/><text:span text:style-name="T37">Cercles</text:span><text:span text:style-name="T38"> : </text:span><text:span text:style-name="T36">les cercles de distance de butinage</text:span><text:span text:style-name="T37">,</text:span></text:p>
                </text:list-item>
                <text:list-item>
                  <text:p text:style-name="P323"><text:span text:style-name="T37">Parcours</text:span><text:span text:style-name="T38"> : </text:span><text:span text:style-name="T36">le dessin du parcours des ruches</text:span><text:span text:style-name="T37">,</text:span></text:p>
                </text:list-item>
                <text:list-item>
                  <text:p text:style-name="P315">Ruches,</text:p>
                </text:list-item>
                <text:list-item>
                  <text:p text:style-name="P323"><text:span text:style-name="T37">P</text:span><text:span text:style-name="T28">arcelles cadastrales,</text:span></text:p>
                </text:list-item>
                <text:list-item>
                  <text:p text:style-name="P323"><text:span text:style-name="T56">C</text:span><text:span text:style-name="T28">arte IGN, </text:span></text:p>
                </text:list-item>
                <text:list-item>
                  <text:p text:style-name="P323"><text:span text:style-name="T37">P</text:span><text:span text:style-name="T28">hotographies aériennes</text:span></text:p>
                </text:list-item>
              </text:list>
            </text:list-item>
            <text:list-item>
              <text:p text:style-name="P316">Calculer un profil, </text:p>
            </text:list-item>
            <text:list-item>
              <text:p text:style-name="P316">Mesurer une distance, une surface, un azimut. </text:p>
            </text:list-item>
            <text:list-item>
              <text:p text:style-name="P316">Altitude d’un point.</text:p>
            </text:list-item>
            <text:list-item>
              <text:p text:style-name="P321"><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118848205" text:style-name="L42">
        <text:list-item>
          <text:p text:style-name="P327"><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710141464" text:style-name="L43">
        <text:list-item>
          <text:p text:style-name="P328"><text:span text:style-name="T59">R</text:span><text:span text:style-name="T60">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306"><text:span text:style-name="T66">Export GPX</text:span> : génère un fichier au format GPX des ruches et du parcours.</text:p>
        </text:list-item>
        <text:list-item>
          <text:p text:style-name="P318"><text:span text:style-name="T66">Export KML</text:span> : génère un fichier au format KML des ruches et du parcours.</text:p>
        </text:list-item>
        <text:list-item>
          <text:p text:style-name="P309"><text:span text:style-name="T91">R</text:span><text:span text:style-name="T66">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27">Les contrôles :</text:p>
      <text:list xml:id="list1200079340" text:style-name="L44">
        <text:list-item>
          <text:p text:style-name="P329"><text:soft-page-break/><text:span text:style-name="T79">?</text:span><text:span text:style-name="T160"> : </text:span><text:span text:style-name="T120">affiche de l’aide</text:span></text:p>
        </text:list-item>
        <text:list-item>
          <text:p text:style-name="P330"><text:span text:style-name="T69">D</text:span><text:span text:style-name="T67">ouble</text:span><text:span text:style-name="T68">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29"><text:span text:style-name="T69">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25">Clic droit <text:span text:style-name="T147">sur une annotation pour afficher sa description</text:span></text:p>
        </text:list-item>
        <text:list-item>
          <text:p text:style-name="P329"><text:span text:style-name="T79">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29"><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text:span></text:p>
        </text:list-item>
      </text:list>
      <text:p text:style-name="Text_20_body"><text:span text:style-name="T164">Les contrôles des cartes </text:span><text:span text:style-name="T165">OSM :</text:span><text:span text:style-name="T164"> </text:span></text:p>
      <text:list xml:id="list449303216" text:style-name="L45">
        <text:list-item>
          <text:p text:style-name="P313">Zoom, <text:s/></text:p>
        </text:list-item>
        <text:list-item>
          <text:p text:style-name="P313">Bascule en plein écran, </text:p>
        </text:list-item>
        <text:list-item>
          <text:p text:style-name="P331"><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17">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224202959474941" text:continue-list="list118848205" text:style-name="L42">
        <text:list-item>
          <text:p text:style-name="P327"><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171437737" text:style-name="L46">
        <text:list-item>
          <text:p text:style-name="P332"><text:span text:style-name="T59">R</text:span><text:span text:style-name="T60">approcher les ruches trop éloignées</text:span><text:span text:style-name="T43"> </text:span><text:span text:style-name="T60">:</text:span><text:span text:style-name="T28"> r</text:span><text:span text:style-name="T30">approche les ruches qui sont à plus de 200m de l’entrée du rucher. Les ruches rapprochées sont placées aléatoirement à 10m de l’entrée.</text:span></text:p>
        </text:list-item>
        <text:list-item>
          <text:p text:style-name="P332"><text:span text:style-name="T60">E</text:span><text:span text:style-name="T61">xport PNG</text:span><text:span text:style-name="T32"> : génère un fichier au format PNG de la carte</text:span></text:p>
        </text:list-item>
        <text:list-item>
          <text:p text:style-name="P307"><text:span text:style-name="T66">Export GPX</text:span> : génère un fichier au format GPX des ruches et du parcours.</text:p>
        </text:list-item>
        <text:list-item>
          <text:p text:style-name="P319"><text:span text:style-name="T66">Export KML</text:span> : génère un fichier au format KML des ruches et du parcours.</text:p>
        </text:list-item>
        <text:list-item>
          <text:p text:style-name="P310"><text:span text:style-name="T91">R</text:span><text:span text:style-name="T66">e-calculer le parcours des ruches</text:span><text:span text:style-name="T199"> : en utilisant un algorithme plus performant mais plus long.</text:span></text:p>
        </text:list-item>
        <text:list-item>
          <text:p text:style-name="P311"><text:span text:style-name="T90">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51">Couche </text:span>cercles<text:span text:style-name="T51"> comme pour la carte IGN.</text:span></text:p>
      <text:h text:style-name="P198" text:outline-level="3"><text:bookmark-start text:name="__RefHeading___Toc3541_3352760186"/><text:soft-page-break/>Météo<text:bookmark-end text:name="__RefHeading___Toc3541_3352760186"/></text:h>
      <text:p text:style-name="P135">La météo du rucher (OpenWeatherMap)</text:p>
      <text:list xml:id="list563650340" text:style-name="L47">
        <text:list-item>
          <text:list>
            <text:list-item>
              <text:p text:style-name="P333"><text:span text:style-name="T6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33"><text:span text:style-name="T66">Température et pression</text:span> : une courbe des températures et des pressions sur deux jours</text:p>
            </text:list-item>
            <text:list-item>
              <text:p text:style-name="P333"><text:span text:style-name="T66">Prévisions </text:span>: sur huit jours</text:p>
            </text:list-item>
            <text:list-item>
              <text:p text:style-name="P333"><text:span text:style-name="T66">Historique </text:span>: des cinq jours précédents</text:p>
            </text:list-item>
          </text:list>
        </text:list-item>
      </text:list>
      <text:h text:style-name="P198" text:outline-level="3"><text:bookmark-start text:name="__RefHeading___Toc3543_3352760186"/>Ajouter des ruches<text:bookmark-end text:name="__RefHeading___Toc3543_3352760186"/></text:h>
      <text:p text:style-name="P135">Affiche la page "Ajout de ruches" : </text:p>
      <text:list xml:id="list4200652475" text:style-name="L48">
        <text:list-item>
          <text:p text:style-name="P334">un premier tableau affiche les ruches déjà présentes dans le rucher,</text:p>
        </text:list-item>
        <text:list-item>
          <text:p text:style-name="P334">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96">Les ruches ajoutées </text:p>
      <text:list xml:id="list3301866078" text:style-name="L49">
        <text:list-item>
          <text:p text:style-name="P335">sont affectées au rucher</text:p>
        </text:list-item>
        <text:list-item>
          <text:p text:style-name="P335">dispersées dans le rucher (il faudra les placer plus précisément sur une des cartes du rucher)</text:p>
        </text:list-item>
        <text:list-item>
          <text:p text:style-name="P335">et un événement ajout dans ce rucher est créé.</text:p>
        </text:list-item>
      </text:list>
      <text:p text:style-name="P11">Pour enlever des ruches ce n’est pas ici ! Il faut aller dans le rucher destination et les y ajouter.</text:p>
      <text:h text:style-name="P198"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8">Saisir la date et le commentaire dans le formulaire.</text:p>
      <text:h text:style-name="P199" text:outline-level="3"><text:bookmark-start text:name="__RefHeading___Toc3834_3476563104"/>Historique<text:bookmark-end text:name="__RefHeading___Toc3834_3476563104"/></text:h>
      <text:p text:style-name="P138"><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39"><text:soft-page-break/>Les événements de même date <text:span text:style-name="T306">(même jour) </text:span>et de même type (Ajout/Retrait) sont regroupés pour mettre en évidence les transhumances. La case à cocher "<text:span text:style-name="T66">Grouper</text:span>" peut-être décochée pour afficher tous les événements sans regroupement.</text:p>
      <text:p text:style-name="P141">Les champs affichés :</text:p>
      <text:list xml:id="list3222572197" text:style-name="L50">
        <text:list-item>
          <text:p text:style-name="P336"><text:span text:style-name="T66">Date </text:span>: la date de l’événement ou du premier événement si la case Groupe est cochée</text:p>
        </text:list-item>
        <text:list-item>
          <text:p text:style-name="P336"><text:span text:style-name="T66">Type </text:span>: Ajout pour un ajout de ruche dans le rucher, Retrait pour un retrait.</text:p>
        </text:list-item>
        <text:list-item>
          <text:p text:style-name="P336"><text:span text:style-name="T66">Dest/Prov</text:span> : Le rucher de destination (retrait) ou la provenance (ajout). Si la case Grouper est cochée, il peut y avoir plusieurs ruchers. </text:p>
        </text:list-item>
        <text:list-item>
          <text:p text:style-name="P336"><text:span text:style-name="T66">Ruches </text:span>: les ruches qui ont été ajoutées ou retirées</text:p>
        </text:list-item>
        <text:list-item>
          <text:p text:style-name="P336"><text:span text:style-name="T66">Nb </text:span>: le nombre de ruches après le traitement de l’événement ou des événements.</text:p>
        </text:list-item>
        <text:list-item>
          <text:p text:style-name="P336"><text:span text:style-name="T66">État </text:span>: les noms de ruches dans le rucher après le traitement de l’événement ou des événements.</text:p>
        </text:list-item>
      </text:list>
      <text:p text:style-name="P140"><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71"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7">Après leur affectation à la récolte, les hausses peuvent être enlevées de leurs ruches <text:span text:style-name="T241">et les ruches changées de rucher si elles ont été retirées du rucher de production.</text:span></text:p>
      <text:p text:style-name="P88">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0">L<text:span text:style-name="T11">a liste</text:span> peut être exportée au format CSV ou PDF, imprimée, triée, filtrée, paginée. Les colonnes peuvent être masquées/affichées.</text:p>
      <text:p text:style-name="P50"><text:span text:style-name="T10">La liste des </text:span><text:span text:style-name="T141">récoltes</text:span><text:span text:style-name="T10"> affiche les champs suivants :</text:span></text:p>
      <text:list xml:id="list813013019" text:style-name="L51">
        <text:list-item>
          <text:p text:style-name="P337"><text:span text:style-name="T66">Date </text:span>: la date de la récolte</text:p>
        </text:list-item>
        <text:list-item>
          <text:p text:style-name="P337"><text:span text:style-name="T66">Rucher </text:span>: le ou les ruchers dans lesquels les hausses récoltées se trouvaient</text:p>
        </text:list-item>
        <text:list-item>
          <text:p text:style-name="P337"><text:span text:style-name="T66">Type de miel</text:span> : le type de miel (Toute fleurs, Lavande, Garrigue...) </text:p>
        </text:list-item>
        <text:list-item>
          <text:p text:style-name="P337"><text:span text:style-name="T66">Poids de miel mis en pot</text:span> : <text:span text:style-name="T142">en kg</text:span></text:p>
        </text:list-item>
        <text:list-item>
          <text:p text:style-name="P226">Commentaire</text:p>
        </text:list-item>
      </text:list>
      <text:h text:style-name="Heading_20_2" text:outline-level="2"><text:bookmark-start text:name="__RefHeading___Toc1106_1613789997"/>Création<text:bookmark-end text:name="__RefHeading___Toc1106_1613789997"/></text:h>
      <text:p text:style-name="P63"><text:span text:style-name="T5">Vous pouvez créer un</text:span><text:span text:style-name="T181">e nouvelle récolte</text:span><text:span text:style-name="T5"> en cliquant sur le "+" dans la liste des </text:span><text:span text:style-name="T181">récoltes</text:span><text:span text:style-name="T5">.</text:span></text:p>
      <text:p text:style-name="P24">Le formulaire de création présente les champs suivants :</text:p>
      <text:list xml:id="list184354880" text:style-name="L52">
        <text:list-item>
          <text:p text:style-name="P227">Date</text:p>
        </text:list-item>
        <text:list-item>
          <text:p text:style-name="P227">Type de miel</text:p>
        </text:list-item>
        <text:list-item>
          <text:p text:style-name="P338"><text:span text:style-name="T66">Poids de miel</text:span> : <text:span text:style-name="T166">le poids de miel mis en pot. Normalement inconnu au moment de la création. Laisse ce champ vide.</text:span></text:p>
        </text:list-item>
        <text:list-item>
          <text:p text:style-name="P227">Commentaire</text:p>
        </text:list-item>
      </text:list>
      <text:h text:style-name="Heading_20_2" text:outline-level="2"><text:bookmark-start text:name="__RefHeading___Toc2109_1915135085"/>Statistiques production essaim/récolte<text:bookmark-end text:name="__RefHeading___Toc2109_1915135085"/></text:h>
      <text:p text:style-name="P7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78">Diagramme à barres verticales <text:span text:style-name="T233">(histogramme) </text:span>donnant pour chaque année le poids de miel en kg :</text:p>
      <text:list xml:id="list3276890134" text:style-name="L53">
        <text:list-item>
          <text:p text:style-name="P339"><text:soft-page-break/>Hausses, poids mesuré en pesant les hausses avant et après récolte.</text:p>
        </text:list-item>
        <text:list-item>
          <text:p text:style-name="P339">Pots, poids de miel mis en pot.</text:p>
        </text:list-item>
        <text:list-item>
          <text:p text:style-name="P339">Hausses/Essaim, poids de miel par hausse <text:span text:style-name="T234">rapporté au nombre d’essaim actifs de l’année</text:span>. <text:span text:style-name="T234">L</text:span><text:span text:style-name="T231">es valeurs sont sur l’axe vertical à droite.</text:span></text:p>
        </text:list-item>
      </text:list>
      <text:p text:style-name="P79">En positionnant le curseur de la souris sur une barre on affiche les poids exacts.</text:p>
      <text:p text:style-name="P79">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1"><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text:span><text:span text:style-name="T138"> :</text:span></text:p>
      <text:p text:style-name="P89"><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xml:id="list278276772" text:style-name="L54">
        <text:list-item>
          <text:p text:style-name="P228">Type de miel</text:p>
        </text:list-item>
        <text:list-item>
          <text:p text:style-name="P228">Rucher</text:p>
        </text:list-item>
        <text:list-item>
          <text:p text:style-name="P340"><text:span text:style-name="T66">Poids de miel hausses</text:span> : <text:span text:style-name="T143">la somme des poids de miel résultants du pesage des hausses</text:span></text:p>
        </text:list-item>
        <text:list-item>
          <text:p text:style-name="P228">Poids de miel mis en pot</text:p>
        </text:list-item>
        <text:list-item>
          <text:p text:style-name="P228">Commentaire</text:p>
        </text:list-item>
        <text:list-item>
          <text:p text:style-name="P340"><text:span text:style-name="T66">Ruches </text:span>: <text:span text:style-name="T143">le nombre de ruches concernées par cette récolte</text:span></text:p>
        </text:list-item>
        <text:list-item>
          <text:p text:style-name="P340"><text:span text:style-name="T66">Poids de miel moyen par ruche :</text:span> <text:span text:style-name="T143">en kg</text:span></text:p>
        </text:list-item>
      </text:list>
      <text:p text:style-name="P114"><text:span text:style-name="T66">Tableau des hausses de la récolte </text:span>:</text:p>
      <text:list xml:id="list4218739810" text:style-name="L55">
        <text:list-item>
          <text:p text:style-name="P341"><text:span text:style-name="T66">Hausse </text:span>: le nom de la hausse récoltée</text:p>
        </text:list-item>
        <text:list-item>
          <text:p text:style-name="P341"><text:span text:style-name="T66">Ruche </text:span>: le nom de la ruche sur laquelle était cette hausse avant récolte</text:p>
        </text:list-item>
        <text:list-item>
          <text:p text:style-name="P341"><text:span text:style-name="T66">Essaim </text:span>: le nom de l’essaim</text:p>
        </text:list-item>
        <text:list-item>
          <text:p text:style-name="P341"><text:span text:style-name="T66">Rucher </text:span>: le nom du rucher</text:p>
        </text:list-item>
        <text:list-item>
          <text:p text:style-name="P341"><text:span text:style-name="T66">Poids de miel </text:span>: le poids de miel en kg récolté dans cette hausse</text:p>
        </text:list-item>
        <text:list-item>
          <text:p text:style-name="P341"><text:span text:style-name="T66">Poids avant récolte</text:span> : poids de la hausse en kg avant récolte</text:p>
        </text:list-item>
        <text:list-item>
          <text:p text:style-name="P341"><text:span text:style-name="T66">Poids après récolte</text:span> : poids de la hausse en kg après récolte</text:p>
        </text:list-item>
      </text:list>
      <text:p text:style-name="P114"/>
      <text:p text:style-name="P115"><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7"><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2051880953" text:style-name="L56">
        <text:list-item>
          <text:p text:style-name="P342"><text:span text:style-name="T219">cliquer </text:span><text:span text:style-name="T213">dans </text:span><text:span text:style-name="T219">la ligne pour ajouter ou retirer une ligne à la sélection</text:span></text:p>
        </text:list-item>
        <text:list-item>
          <text:p text:style-name="P320">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00"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3751710911" text:style-name="L57">
        <text:list-item>
          <text:p text:style-name="P343">ajouter à la récolte un lot</text:p>
        </text:list-item>
        <text:list-item>
          <text:p text:style-name="P343">mesurer le poids de miel de ces hausses (facultatif mais mieux pour les commentaires des événements)</text:p>
        </text:list-item>
        <text:list-item>
          <text:p text:style-name="P343">retirer toutes les hausses de ce lot de leurs ruches <text:span text:style-name="T280">en indiquant la date de retrait du lot</text:span></text:p>
        </text:list-item>
        <text:list-item>
          <text:p text:style-name="P343"><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01" text:outline-level="3"><text:bookmark-start text:name="__RefHeading___Toc3786_3476563104"/>Statistiques <text:span text:style-name="T220">essaim</text:span><text:bookmark-end text:name="__RefHeading___Toc3786_3476563104"/></text:h>
      <text:p text:style-name="P76"><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0">En cliquant sur un des items de la légende on enlève le secteur correspondant du camembert.</text:p>
      <text:h text:style-name="P201" text:outline-level="3"><text:bookmark-start text:name="__RefHeading___Toc3788_3476563104"/>Supprimer<text:bookmark-end text:name="__RefHeading___Toc3788_3476563104"/></text:h>
      <text:p text:style-name="Text_20_body"><text:span text:style-name="T220">S</text:span>upprime complètement la récolte et ses hausses de production.</text:p>
      <text:h text:style-name="P17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4035066035" text:style-name="L58">
        <text:list-item>
          <text:p text:style-name="P344">pour les ruches : commentaire</text:p>
        </text:list-item>
        <text:list-item>
          <text:p text:style-name="P344">pour les essaims : commentaire, ajout de sucre, traitement (varroa), pesée et modification des cadres </text:p>
        </text:list-item>
        <text:list-item>
          <text:p text:style-name="P344">pour les hausses : commentaire et remplissage</text:p>
        </text:list-item>
        <text:list-item>
          <text:p text:style-name="P344">pour les ruchers : commentaire</text:p>
        </text:list-item>
      </text:list>
      <text:p text:style-name="Text_20_body">D'autres événements sont créés lorsque l'on effectue certaines actions :</text:p>
      <text:list xml:id="list3845261552" text:style-name="L59">
        <text:list-item>
          <text:p text:style-name="P345">Ajout d'une ruche dans un rucher</text:p>
        </text:list-item>
        <text:list-item>
          <text:p text:style-name="P345">Essaim mis dans une ruche</text:p>
        </text:list-item>
        <text:list-item>
          <text:p text:style-name="P345">Ajout d’<text:span text:style-name="T339">une</text:span> hausse sur une ruche</text:p>
        </text:list-item>
        <text:list-item>
          <text:p text:style-name="P345">Retrait d'une hausse d'une ruche</text:p>
        </text:list-item>
        <text:list-item>
          <text:p text:style-name="P345">Dispersion d'un essaim</text:p>
        </text:list-item>
      </text:list>
      <text:h text:style-name="P18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987547469" text:style-name="L60">
        <text:list-item>
          <text:p text:style-name="P346"><text:span text:style-name="T66">Date </text:span>: la date de l’événement</text:p>
        </text:list-item>
        <text:list-item>
          <text:p text:style-name="P346"><text:span text:style-name="T66">Événement </text:span>: le type de l’événement</text:p>
        </text:list-item>
        <text:list-item>
          <text:p text:style-name="P229">Ruche</text:p>
        </text:list-item>
        <text:list-item>
          <text:p text:style-name="P229">Essaim</text:p>
        </text:list-item>
        <text:list-item>
          <text:p text:style-name="P229">Rucher</text:p>
        </text:list-item>
        <text:list-item>
          <text:p text:style-name="P229">Hausse</text:p>
        </text:list-item>
        <text:list-item>
          <text:p text:style-name="P229">Valeur</text:p>
        </text:list-item>
        <text:list-item>
          <text:p text:style-name="P229">Commentaire</text:p>
        </text:list-item>
      </text:list>
      <text:p text:style-name="Text_20_body"><text:soft-page-break/>Les listes spécifiques à un type d’événement disponibles dans le menu Événements sont :</text:p>
      <text:list xml:id="list872619071" text:style-name="L61">
        <text:list-item>
          <text:p text:style-name="P347"><text:span text:style-name="T66">Sucre </text:span>: <text:span text:style-name="T265">affiche les événements sucre. Le poids total et par page est affiché. Ce poids prends en compte les filtres appliqués.</text:span></text:p>
        </text:list-item>
        <text:list-item>
          <text:p text:style-name="P347"><text:span text:style-name="T66">Traitement varroa</text:span> : affiche les événements début de traitement</text:p>
        </text:list-item>
        <text:list-item>
          <text:p text:style-name="P347"><text:span text:style-name="T66">Poids ruche</text:span> : affiche le poids mesuré en kg, le poids de la ruche vide et la différence (permettant d’estimer les réserves pour l’hiver)</text:p>
        </text:list-item>
        <text:list-item>
          <text:p text:style-name="P230">Cadre ruche <text:span text:style-name="T147">: </text:span><text:span text:style-name="T154">affiche le nombre de cadres</text:span></text:p>
        </text:list-item>
        <text:list-item>
          <text:p text:style-name="P230">Remplissage hausse <text:span text:style-name="T147">: </text:span><text:span text:style-name="T154">affiche le taux de remplissage de la hausse (%)</text:span></text:p>
        </text:list-item>
        <text:list-item>
          <text:p text:style-name="P230">Ajout d’une ruche dans un rucher :<text:span text:style-name="T147"> </text:span><text:span text:style-name="T152">le champ "Provenance" indique le rucher d’où vient la ruche.</text:span></text:p>
        </text:list-item>
      </text:list>
      <text:h text:style-name="P18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16"><text:span text:style-name="T140">Les boutons d’action en haut à droite de la page </text:span><text:span text:style-name="T129">détail d’un </text:span><text:span text:style-name="T139">rucher :</text:span></text:p>
      <text:h text:style-name="P202" text:outline-level="3"><text:bookmark-start text:name="__RefHeading___Toc3790_3476563104"/>Modifier<text:bookmark-end text:name="__RefHeading___Toc3790_3476563104"/></text:h>
      <text:p text:style-name="Text_20_body">Les champs affichés sont les mêmes que pour la création</text:p>
      <text:h text:style-name="P202"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40">Attention la suppression d’un événement "Ajout dans rucher" peut rendre l’historique des mouvements de ruches d’un rucher incohérent.</text:span></text:p>
      <text:h text:style-name="P171" text:outline-level="1"><text:bookmark-start text:name="__RefHeading___Toc1116_1613789997"/>Personnes<text:bookmark-end text:name="__RefHeading___Toc1116_1613789997"/></text:h>
      <text:p text:style-name="P54">Les personnes servent en tant que contact d’un rucher ou pour l’authentification dans le logiciel.</text:p>
      <text:h text:style-name="P184" text:outline-level="2"><text:bookmark-start text:name="__RefHeading___Toc1570_1905309782"/>Liste<text:bookmark-end text:name="__RefHeading___Toc1570_1905309782"/></text:h>
      <text:p text:style-name="P55">L<text:span text:style-name="T11">a liste</text:span> peut être exportée au format CSV ou PDF, imprimée, triée, filtrée, paginée. Les colonnes peuvent être masquées/affichées.</text:p>
      <text:p text:style-name="P55"><text:span text:style-name="T10">La liste des </text:span><text:span text:style-name="T169">personnes</text:span><text:span text:style-name="T10"> affiche les champs suivants :</text:span></text:p>
      <text:list xml:id="list1784851351" text:style-name="L62">
        <text:list-item>
          <text:p text:style-name="P231">Nom</text:p>
        </text:list-item>
        <text:list-item>
          <text:p text:style-name="P231">Prénom</text:p>
        </text:list-item>
        <text:list-item>
          <text:p text:style-name="P348"><text:span text:style-name="T66">Email </text:span>: <text:span text:style-name="T170">il sert au</text:span><text:span text:style-name="T250">x</text:span><text:span text:style-name="T170"> utilisateurs du logiciel en cas d’oubli de leur mot de passe</text:span></text:p>
        </text:list-item>
        <text:list-item>
          <text:p text:style-name="P231">Adresse</text:p>
        </text:list-item>
        <text:list-item>
          <text:p text:style-name="P348"><text:span text:style-name="T66">Login </text:span>: renseigné si la personne a le droit de se connecter au logiciel</text:p>
        </text:list-item>
        <text:list-item>
          <text:p text:style-name="P349"><text:span text:style-name="T66">Rôle </text:span>: le rôle "admin" donne le droit </text:p>
          <text:list>
            <text:list-item>
              <text:p text:style-name="P350">de créer de nouvelles Personnes</text:p>
            </text:list-item>
            <text:list-item>
              <text:p text:style-name="P349">de modifier les comptes d’autres utilisateurs </text:p>
            </text:list-item>
            <text:list-item>
              <text:p text:style-name="P349"><text:span text:style-name="T172">et </text:span><text:span text:style-name="T337">d’avoir accès à certains items du menu Admin : API Rest, Logs et Tests</text:span></text:p>
            </text:list-item>
          </text:list>
        </text:list-item>
      </text:list>
      <text:h text:style-name="P183" text:outline-level="2"><text:bookmark-start text:name="__RefHeading___Toc1572_1905309782"/>Création<text:bookmark-end text:name="__RefHeading___Toc1572_1905309782"/></text:h>
      <text:p text:style-name="P64"><text:span text:style-name="T5">Vous pouvez créer un</text:span><text:span text:style-name="T251">e</text:span><text:span text:style-name="T5"> </text:span><text:span text:style-name="T178">nou</text:span><text:span text:style-name="T182">velle personne</text:span><text:span text:style-name="T5"> </text:span><text:span text:style-name="T337">si vous avez le rôle "admin" </text:span><text:span text:style-name="T5">en cliquant sur le "+" dans la liste des </text:span><text:span text:style-name="T182">personnes</text:span><text:span text:style-name="T5">.</text:span></text:p>
      <text:p text:style-name="P25">Le formulaire de création présente les champs suivants :</text:p>
      <text:list xml:id="list2726311445" text:style-name="L63">
        <text:list-item>
          <text:p text:style-name="P232">Nom : <text:span text:style-name="T153">champ obligatoire</text:span></text:p>
        </text:list-item>
        <text:list-item>
          <text:p text:style-name="P233">Prénom : <text:span text:style-name="T153">champ obligatoire</text:span></text:p>
        </text:list-item>
        <text:list-item>
          <text:p text:style-name="P232">Emai<text:span text:style-name="T171">l</text:span></text:p>
        </text:list-item>
        <text:list-item>
          <text:p text:style-name="P232">Adresse</text:p>
        </text:list-item>
        <text:list-item>
          <text:p text:style-name="P232">Login</text:p>
        </text:list-item>
        <text:list-item>
          <text:p text:style-name="P232">Password</text:p>
        </text:list-item>
        <text:list-item>
          <text:p text:style-name="P351"><text:span text:style-name="T66">Rôles </text:span>: <text:span text:style-name="T173">"admin" si l’utilisateur est admin</text:span><text:span text:style-name="T258">istrateur</text:span><text:span text:style-name="T173">, sinon donner lui un rôle quelconque, par exemple "non_admin" </text:span><text:span text:style-name="T338">ou laisser le champ vide.</text:span></text:p>
        </text:list-item>
        <text:list-item>
          <text:p text:style-name="P232">Active</text:p>
        </text:list-item>
      </text:list>
      <text:h text:style-name="Heading_20_2" text:outline-level="2"><text:bookmark-start text:name="__RefHeading___Toc1120_1613789997"/>Détail d'une personne<text:bookmark-end text:name="__RefHeading___Toc1120_1613789997"/></text:h>
      <text:p text:style-name="P66">On accède à cette page en cliquant sur le nom d’une personne.</text:p>
      <text:p text:style-name="P56"><text:soft-page-break/>Premier tableau : Email, adresse, login et rôle</text:p>
      <text:p text:style-name="P56">Deuxième tableau : la liste des ruchers dont la personne est le contact</text:p>
      <text:p text:style-name="P57"><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7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144879842" text:style-name="L64">
        <text:list-item>
          <text:p text:style-name="P35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52">Afficher latitude et longitude dans les listes</text:p>
        </text:list-item>
        <text:list-item>
          <text:p text:style-name="P35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85" text:outline-level="2"><text:bookmark-start text:name="__RefHeading___Toc3332_1733795245"/>Logs<text:bookmark-end text:name="__RefHeading___Toc3332_1733795245"/></text:h>
      <text:p text:style-name="P71">Ce menu n’est visible que pour les utilisateurs ayant un rôle Admin.</text:p>
      <text:p text:style-name="P93">Affiche le fichier des logs de l’application.</text:p>
      <text:h text:style-name="P186" text:outline-level="2"><text:bookmark-start text:name="__RefHeading___Toc2758_3921109291"/><text:span text:style-name="T62">I</text:span><text:span text:style-name="T21">nfos</text:span><text:bookmark-end text:name="__RefHeading___Toc2758_3921109291"/></text:h>
      <text:p text:style-name="P136">La page infos affiche des statistiques et des alertes permettant de prévoir des actions correctives à réaliser. Elle affiche :</text:p>
      <text:list xml:id="list3179873683" text:style-name="L65">
        <text:list-item>
          <text:p text:style-name="P353">Le nombre de ruchers en comptant le dépôt</text:p>
        </text:list-item>
        <text:list-item>
          <text:p text:style-name="P353">Le nombre de ruches et de hausses actives</text:p>
        </text:list-item>
        <text:list-item>
          <text:p text:style-name="P353">Le nombre de ruches au dépôt et le nombre de hausses qui ne sont pas posées sur des ruches</text:p>
        </text:list-item>
        <text:list-item>
          <text:p text:style-name="P353">Le nombre de ruches avec essaim et le nombre de hausses posées sur ces ruches</text:p>
        </text:list-item>
        <text:list-item>
          <text:p text:style-name="P353">Les distances de butinage : rayon et surface des cercles de butinage</text:p>
        </text:list-item>
        <text:list-item>
          <text:p text:style-name="P353">Un tableau affichant des valeurs par année : </text:p>
          <text:list>
            <text:list-item>
              <text:p text:style-name="P353">Poids de miel mis en pot</text:p>
            </text:list-item>
            <text:list-item>
              <text:p text:style-name="P353">Nombre d’essaims</text:p>
            </text:list-item>
            <text:list-item>
              <text:p text:style-name="P353">Poids de miel / nombre d’essaims</text:p>
            </text:list-item>
            <text:list-item>
              <text:p text:style-name="P353"><text:soft-page-break/>Nombre d’essaims créés dans l’année</text:p>
            </text:list-item>
            <text:list-item>
              <text:p text:style-name="P353">Nombre d’essaims dispersés dans l’année</text:p>
            </text:list-item>
            <text:list-item>
              <text:p text:style-name="P353">Poids de sucre distribué</text:p>
            </text:list-item>
            <text:list-item>
              <text:p text:style-name="P353">Nombre de traitements</text:p>
            </text:list-item>
          </text:list>
        </text:list-item>
        <text:list-item>
          <text:p text:style-name="P353">Le nombre de ruche(s) sans essaim qui ne sont pas au dépôt</text:p>
        </text:list-item>
        <text:list-item>
          <text:p text:style-name="P353">Le nombre de rucher(s) à plus de 20m du barycentre de leurs ruches</text:p>
        </text:list-item>
        <text:list-item>
          <text:p text:style-name="P353">Le nombre de ruche(s) à plus de 200m de leurs ruchers116 ruche(s) sans événement depuis 4 semaines</text:p>
        </text:list-item>
        <text:list-item>
          <text:p text:style-name="P354">Le nombre de ruche(s) sans événement depuis 4 semaines</text:p>
        </text:list-item>
        <text:list-item>
          <text:p text:style-name="P355">Le nombre d’essaims ayant une date de naissance supérieure à la date d’acquisition.</text:p>
        </text:list-item>
      </text:list>
      <text:h text:style-name="P187" text:outline-level="2"><text:bookmark-start text:name="__RefHeading___Toc4457_1171085051"/>Tests<text:bookmark-end text:name="__RefHeading___Toc4457_1171085051"/></text:h>
      <text:p text:style-name="P72">Ce menu n’est visible que pour les utilisateurs ayant un rôle Admin.</text:p>
      <text:p text:style-name="P137">Teste </text:p>
      <text:list xml:id="list412706117" text:style-name="L66">
        <text:list-item>
          <text:p text:style-name="P357">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358">si des événements <text:span text:style-name="T341">ont des champs mal renseignés :</text:span></text:p>
          <text:list>
            <text:list-item>
              <text:p text:style-name="P358">ajout de ruche <text:span text:style-name="T341">dans un rucher</text:span> : absence de ruche ou de rucher</text:p>
            </text:list-item>
            <text:list-item>
              <text:p text:style-name="P356"><text:span text:style-name="T342">pose ou retrait de hausse sont incomplets : absence de ruche </text:span><text:span text:style-name="T341">ou d’essaim</text:span></text:p>
            </text:list-item>
            <text:list-item>
              <text:p text:style-name="P359">ajout d’essaim dans une ruche : <text:span text:style-name="T342">absence de ruche </text:span><text:span text:style-name="T341">ou d’essaim</text:span></text:p>
            </text:list-item>
            <text:list-item>
              <text:p text:style-name="P360">remplissage hausse : absence de hausse ou Valeur qui n’est pas un pourcentage (entre 0 et 100)</text:p>
            </text:list-item>
            <text:list-item>
              <text:p text:style-name="P360">traitement essaim <text:span text:style-name="T343">ou fin de traitement</text:span> : absence d’essaim</text:p>
            </text:list-item>
            <text:list-item>
              <text:p text:style-name="P361">commentaire ruche, essaim… : absence de l’objet commenté ou commentaire non renseignés</text:p>
            </text:list-item>
            <text:list-item>
              <text:p text:style-name="P362">dispersion d’essaim : absence d’essaim</text:p>
            </text:list-item>
            <text:list-item>
              <text:p text:style-name="P363">pesée de ruche : absence de ruche ou d’essaim, Valeur non numérique</text:p>
            </text:list-item>
            <text:list-item>
              <text:p text:style-name="P363">ruche cadres : absence de ruche</text:p>
            </text:list-item>
          </text:list>
        </text:list-item>
      </text:list>
      <text:h text:style-name="P188" text:outline-level="2"><text:bookmark-start text:name="__RefHeading___Toc4193_3223985247"/><text:soft-page-break/>Doc<text:bookmark-end text:name="__RefHeading___Toc4193_3223985247"/></text:h>
      <text:p text:style-name="P142">Affiche cette documentation dans un nouvel onglet.</text:p>
      <text:h text:style-name="P173" text:outline-level="1"/>
      <text:h text:style-name="P174" text:outline-level="1"><text:bookmark-start text:name="__RefHeading___Toc4617_1171273416"/>Annexes<text:bookmark-end text:name="__RefHeading___Toc4617_1171273416"/></text:h>
      <text:h text:style-name="P189" text:outline-level="2"><text:bookmark-start text:name="__RefHeading___Toc4619_1171273416"/>Cartes IGN ou OSM<text:bookmark-end text:name="__RefHeading___Toc4619_1171273416"/></text:h>
      <text:p text:style-name="P147">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47">Les cartes OpenStreetMap sont accessibles gratuitement et ont une couverture mondiale.</text:p>
      <text:list xml:id="list2038532188" text:style-name="L67">
        <text:list-item>
          <text:p text:style-name="P326">Zoom : <text:span text:style-name="T310">en cliquant sur + ou – en haut à gauche de la page, en tournant la molette de la souris ou en cliquant avec deux doigts sur un écran tactile.</text:span></text:p>
        </text:list-item>
        <text:list-item>
          <text:p text:style-name="P326">Bascule en plein écran : <text:span text:style-name="T311">bouton</text:span><text:span text:style-name="T310"> "Bascule en plein écran" à droite du Zoom.</text:span></text:p>
        </text:list-item>
        <text:list-item>
          <text:p text:style-name="P365">Rotation de la vue : <text:span text:style-name="T310">majuscule Alt clic ou rotation avec deux doigts sur un écran tactile.</text:span></text:p>
        </text:list-item>
        <text:list-item>
          <text:p text:style-name="P364"><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366">au libellé de la couche et à sa légende</text:p>
            </text:list-item>
            <text:list-item>
              <text:p text:style-name="P366">à la transparence de la couche de 0 à 100 %</text:p>
            </text:list-item>
            <text:list-item>
              <text:p text:style-name="P366">à la suppression de l’affichage de la couche</text:p>
            </text:list-item>
          </text:list>
        </text:list-item>
      </text:list>
      <text:p text:style-name="P144">Les couches disponibles <text:span text:style-name="T315">pour les ruchers</text:span> :</text:p>
      <text:list xml:id="list3554691086" text:style-name="L68">
        <text:list-item>
          <text:p text:style-name="P367">Ruchers : l’affichage des positions des ruchers</text:p>
        </text:list-item>
        <text:list-item>
          <text:p text:style-name="P367">Géologie : carte du BRGM</text:p>
        </text:list-item>
        <text:list-item>
          <text:p text:style-name="P368">Parcelles cadastrales</text:p>
        </text:list-item>
        <text:list-item>
          <text:p text:style-name="P368">Cartes IGN</text:p>
        </text:list-item>
        <text:list-item>
          <text:p text:style-name="P368">Photographies aériennes : <text:span text:style-name="T315">carte IGN uniquement</text:span></text:p>
        </text:list-item>
        <text:list-item>
          <text:p text:style-name="P371">OpenStreetMap</text:p>
        </text:list-item>
      </text:list>
      <text:p text:style-name="P143">Les couches disponibles <text:span text:style-name="T315">pour le détail des ruchers</text:span> :</text:p>
      <text:list xml:id="list2945058321" text:style-name="L69">
        <text:list-item>
          <text:p text:style-name="P369">Dessin : <text:span text:style-name="T319">la couche contenant les dessins créés avec "Annoter la carte", voir ci-après</text:span></text:p>
        </text:list-item>
        <text:list-item>
          <text:p text:style-name="P369">Cercles : <text:span text:style-name="T317">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369">Parcours : <text:span text:style-name="T318">le dessin </text:span><text:span text:style-name="T334">de la ligne </text:span><text:span text:style-name="T318">du parcours des ruches. </text:span><text:span text:style-name="T334">Pour connaître la longueur de ce parcours cliquez sur le marqueur "Entrée".</text:span></text:p>
        </text:list-item>
        <text:list-item>
          <text:p text:style-name="P369"><text:soft-page-break/>Ruches : <text:span text:style-name="T316">l’affichage de la position des ruches dans le rucher. </text:span><text:span text:style-name="T335">Les coordonnées (latitude et longitude) des ruches sont affichées dans la page de détail de chaque ruche.</text:span></text:p>
        </text:list-item>
        <text:list-item>
          <text:p text:style-name="P369">Parcelles cadastrales</text:p>
        </text:list-item>
        <text:list-item>
          <text:p text:style-name="P369">Cartes IGN : <text:span text:style-name="T320">les Scan25 et 100 de l’IGN</text:span></text:p>
        </text:list-item>
        <text:list-item>
          <text:p text:style-name="P370">Photographies aériennes: <text:span text:style-name="T315">carte IGN uniquement</text:span></text:p>
        </text:list-item>
        <text:list-item>
          <text:p text:style-name="P372">OpenStreetMap</text:p>
        </text:list-item>
      </text:list>
      <text:list xml:id="list224202383571233" text:continue-list="list2038532188" text:style-name="L67">
        <text:list-item>
          <text:p text:style-name="P373">Bouton "Annoter la carte" pour le détail des ruchers. Permet de tracer des points, des lignes ou des polygones sur la carte. Ces dessins peuvent être sauvegardés. </text:p>
        </text:list-item>
        <text:list-item>
          <text:p text:style-name="P374">Calculer un profil : <text:span text:style-name="T314">pour les cartes IGN uniquement, </text:span><text:span text:style-name="T252">affiche le profil altimétrique d’un tracé à saisir sur la carte</text:span></text:p>
        </text:list-item>
        <text:list-item>
          <text:p text:style-name="P374">Mesurer une distance, une surface, un azimut. </text:p>
        </text:list-item>
        <text:list-item>
          <text:p text:style-name="P375">Calcul d’itinéraire <text:span text:style-name="T314">pour les cartes IGN uniquement</text:span></text:p>
        </text:list-item>
        <text:list-item>
          <text:p text:style-name="P375">Altitude d’un point <text:span text:style-name="T314">pour les cartes IGN uniquement</text:span></text:p>
        </text:list-item>
      </text:list>
      <text:p text:style-name="P123"/>
      <text:p text:style-name="P123"><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3"><text:a xlink:type="simple" xlink:href="https://www.openstreetmap.org/" text:style-name="Internet_20_link" text:visited-style-name="Visited_20_Internet_20_Link">https://www.openstreetmap.org/</text:a></text:p>
      <text:p text:style-name="P146"><text:span text:style-name="T336">Pour information l’outil d’affichage des cartes</text:span> : <text:a xlink:type="simple" xlink:href="https://openlayers.org/" text:style-name="Internet_20_link" text:visited-style-name="Visited_20_Internet_20_Link">https://openlayers.org/</text:a></text:p>
      <text:p text:style-name="P146"/>
      <text:h text:style-name="P190"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66">CSV </text:span>: export du tableau complet au format CSV (Comma Separated Values pour un tableur). Vous pourrez ouvrir le tableau dans votre tableur préféré tel que Calc de LibreOffice.</text:p>
      <text:p text:style-name="P149"><text:span text:style-name="T66">PDF :</text:span> export au format PDF</text:p>
      <text:p text:style-name="P156"><text:span text:style-name="T66">Imprimer </text:span>: <text:span text:style-name="T322">Affiche dans votre navigateur internet un onglet contenant uniquement le tableau et appelle la fonction d’impression du navigateur.</text:span></text:p>
      <text:p text:style-name="P156"><text:span text:style-name="T66">Colonnes </text:span>: <text:span text:style-name="T323">Permet de masquer ou afficher les colonnes du tableau.</text:span></text:p>
      <text:p text:style-name="P150">Pagination</text:p>
      <text:p text:style-name="P151"><text:span text:style-name="T324">Afficher </text:span>: permet de choisir le nombre de lignes affichés par page. En bas du tableau vous avez les informations sur la page et les lignes affichées ainsi que des numéros vous permettant de changer de page.</text:p>
      <text:p text:style-name="P152"><text:soft-page-break/>Filtrage</text:p>
      <text:p text:style-name="P151"><text:span text:style-name="T66">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0">Tri</text:p>
      <text:p text:style-name="P155">En cliquant sur les <text:span text:style-name="T66">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0">Sélection de lignes</text:p>
      <text:p text:style-name="P154">Certains tableaux permettent la <text:span text:style-name="T66">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1-05T22:42:01.606570284</dc:date>
    <meta:editing-duration>P1DT8H39M54S</meta:editing-duration>
    <meta:editing-cycles>703</meta:editing-cycles>
    <meta:generator>LibreOffice/7.2.3.2$Linux_X86_64 LibreOffice_project/20$Build-2</meta:generator>
    <dc:title>Ruches : Doc</dc:title>
    <meta:document-statistic meta:table-count="0" meta:image-count="0" meta:object-count="0" meta:page-count="44" meta:paragraph-count="988" meta:word-count="11463" meta:character-count="64482" meta:non-whitespace-character-count="54481"/>
  </office:meta>
</office:document-meta>
</file>